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4.1014in" style:rel-column-width="37960*"/>
    </style:style>
    <style:style style:name="Table453.B" style:family="table-column">
      <style:table-column-properties style:column-width="2.9792in" style:rel-column-width="27575*"/>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4.0944in" style:rel-column-width="37896*"/>
    </style:style>
    <style:style style:name="Table454.B" style:family="table-column">
      <style:table-column-properties style:column-width="2.9861in" style:rel-column-width="27639*"/>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509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509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509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10196*"/>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6pt" style:font-size-asian="6pt" style:font-size-complex="6pt"/>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center" style:justify-single-word="false"/>
      <style:text-properties style:font-name="Arial Black" fo:font-size="10pt" style:font-size-asian="10pt" style:font-size-complex="10pt"/>
    </style:style>
    <style:style style:name="P50" style:family="paragraph" style:parent-style-name="Table_20_Contents">
      <style:paragraph-properties fo:text-align="center" style:justify-single-word="false"/>
      <style:text-properties style:font-name="Arial Black" fo:font-size="6pt" style:font-size-asian="6pt" style:font-size-complex="6pt"/>
    </style:style>
    <style:style style:name="P51" style:family="paragraph" style:parent-style-name="Table_20_Contents">
      <style:text-properties fo:font-size="6pt" style:font-size-asian="6pt" style:font-size-complex="6pt"/>
    </style:style>
    <style:style style:name="P52" style:family="paragraph" style:parent-style-name="Title">
      <style:text-properties fo:font-size="60pt" style:font-size-asian="60pt" style:font-size-complex="60pt"/>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Code">
      <style:text-properties fo:font-size="12pt" fo:font-weight="bold" style:font-size-asian="12pt" style:font-weight-asian="bold" style:font-size-complex="12pt" style:font-weight-complex="bold"/>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style:font-name="Times New Roman" fo:font-size="14pt" style:font-name-asian="SimSun" style:font-size-asian="14pt" style:font-name-complex="Mangal" style:font-size-complex="14pt"/>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Text_20_body">
      <style:paragraph-properties fo:break-before="page"/>
      <style:text-properties style:use-window-font-color="true"/>
    </style:style>
    <style:style style:name="P66" style:family="paragraph" style:parent-style-name="Snippet">
      <style:text-properties style:font-name="Courier New1"/>
    </style:style>
    <style:style style:name="P67" style:family="paragraph" style:parent-style-name="Snippet">
      <style:text-properties fo:font-weight="normal" style:font-weight-asian="normal" style:font-weight-complex="normal"/>
    </style:style>
    <style:style style:name="P68" style:family="paragraph" style:parent-style-name="Snippet">
      <style:paragraph-properties fo:text-align="justify" style:justify-single-word="false"/>
    </style:style>
    <style:style style:name="P69" style:family="paragraph" style:parent-style-name="Snippet">
      <style:text-properties fo:font-size="6pt" style:font-size-asian="6pt" style:font-size-complex="6pt"/>
    </style:style>
    <style:style style:name="P70" style:family="paragraph" style:parent-style-name="Heading_20_3">
      <style:text-properties fo:font-weight="bold" style:font-weight-asian="bold" style:font-weight-complex="bold"/>
    </style:style>
    <style:style style:name="P71" style:family="paragraph" style:parent-style-name="Code">
      <style:paragraph-properties fo:margin-left="0in" fo:margin-right="0in" fo:text-indent="0in" style:auto-text-indent="false"/>
    </style:style>
    <style:style style:name="P72" style:family="paragraph" style:parent-style-name="Heading_20_1">
      <style:paragraph-properties fo:text-align="justify" style:justify-single-word="false"/>
    </style:style>
    <style:style style:name="P73" style:family="paragraph" style:parent-style-name="Heading_20_1">
      <style:paragraph-properties fo:break-before="page"/>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7.0602in" style:type="right" style:leader-style="dotted" style:leader-text="."/>
        </style:tab-stops>
      </style:paragraph-properties>
    </style:style>
    <style:style style:name="P76" style:family="paragraph" style:parent-style-name="Contents_20_2">
      <style:paragraph-properties>
        <style:tab-stops>
          <style:tab-stop style:position="6.8839in" style:type="right"/>
        </style:tab-stops>
      </style:paragraph-properties>
    </style:style>
    <style:style style:name="P77" style:family="paragraph" style:parent-style-name="Table_20_Contents">
      <style:paragraph-properties fo:text-align="justify" style:justify-single-word="false"/>
    </style:style>
    <style:style style:name="P78" style:family="paragraph" style:parent-style-name="Table_20_Contents">
      <style:paragraph-properties fo:text-align="justify" style:justify-single-word="false"/>
      <style:text-properties fo:font-weight="bold" style:font-weight-asian="bold" style:font-weight-complex="bold"/>
    </style:style>
    <style:style style:name="P79" style:family="paragraph" style:parent-style-name="Index_20_1">
      <style:paragraph-properties>
        <style:tab-stops>
          <style:tab-stop style:position="7.0807in" style:type="right"/>
        </style:tab-stops>
      </style:paragraph-properties>
    </style:style>
    <style:style style:name="P80" style:family="paragraph" style:parent-style-name="Index_20_Separator">
      <style:paragraph-properties>
        <style:tab-stops/>
      </style:paragraph-properties>
    </style:style>
    <style:style style:name="P81" style:family="paragraph" style:parent-style-name="Text_20_body" style:master-page-name="Standard">
      <style:paragraph-properties style:page-number="auto"/>
    </style:style>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paragraph-properties fo:text-align="justify" style:justify-single-word="false"/>
    </style:style>
    <style:style style:name="P85" style:family="paragraph" style:parent-style-name="Text_20_body" style:list-style-name="L3">
      <style:paragraph-properties fo:text-align="justify" style:justify-single-word="false"/>
    </style:style>
    <style:style style:name="P86" style:family="paragraph" style:parent-style-name="Text_20_body" style:list-style-name="L5">
      <style:paragraph-properties fo:text-align="justify" style:justify-single-word="false"/>
    </style:style>
    <style:style style:name="P87" style:family="paragraph" style:parent-style-name="Text_20_body" style:list-style-name="L1">
      <style:paragraph-properties fo:text-align="justify" style:justify-single-word="false"/>
    </style:style>
    <style:style style:name="P88" style:family="paragraph" style:parent-style-name="Text_20_body" style:list-style-name="L8">
      <style:paragraph-properties fo:text-align="justify" style:justify-single-word="false"/>
    </style:style>
    <style:style style:name="P89" style:family="paragraph" style:parent-style-name="Text_20_body" style:list-style-name="L10">
      <style:paragraph-properties fo:text-align="justify" style:justify-single-word="false"/>
    </style:style>
    <style:style style:name="P90" style:family="paragraph" style:parent-style-name="Text_20_body" style:list-style-name="L11">
      <style:paragraph-properties fo:text-align="justify" style:justify-single-word="false"/>
    </style:style>
    <style:style style:name="P91" style:family="paragraph" style:parent-style-name="Text_20_body" style:list-style-name="L13">
      <style:paragraph-properties fo:text-align="justify" style:justify-single-word="false"/>
    </style:style>
    <style:style style:name="P92" style:family="paragraph" style:parent-style-name="Text_20_body" style:list-style-name="L14">
      <style:paragraph-properties fo:text-align="justify" style:justify-single-word="false"/>
    </style:style>
    <style:style style:name="P93" style:family="paragraph" style:parent-style-name="Text_20_body" style:list-style-name="L15">
      <style:paragraph-properties fo:text-align="justify" style:justify-single-word="false"/>
    </style:style>
    <style:style style:name="P94" style:family="paragraph" style:parent-style-name="Text_20_body" style:list-style-name="L16">
      <style:paragraph-properties fo:text-align="justify" style:justify-single-word="false"/>
    </style:style>
    <style:style style:name="P95" style:family="paragraph" style:parent-style-name="Text_20_body" style:list-style-name="L17">
      <style:paragraph-properties fo:text-align="justify" style:justify-single-word="false"/>
    </style:style>
    <style:style style:name="P96" style:family="paragraph" style:parent-style-name="Text_20_body" style:list-style-name="L18">
      <style:paragraph-properties fo:text-align="justify" style:justify-single-word="false"/>
    </style:style>
    <style:style style:name="P97" style:family="paragraph" style:parent-style-name="Text_20_body" style:list-style-name="L19">
      <style:paragraph-properties fo:text-align="justify" style:justify-single-word="false"/>
    </style:style>
    <style:style style:name="P98" style:family="paragraph" style:parent-style-name="Text_20_body" style:list-style-name="L20">
      <style:paragraph-properties fo:text-align="justify" style:justify-single-word="false"/>
    </style:style>
    <style:style style:name="P99" style:family="paragraph" style:parent-style-name="Text_20_body" style:list-style-name="L21">
      <style:paragraph-properties fo:text-align="justify" style:justify-single-word="false"/>
    </style:style>
    <style:style style:name="P100" style:family="paragraph" style:parent-style-name="Text_20_body" style:list-style-name="L22">
      <style:paragraph-properties fo:text-align="justify" style:justify-single-word="false"/>
    </style:style>
    <style:style style:name="P101" style:family="paragraph" style:parent-style-name="Text_20_body" style:list-style-name="L23">
      <style:paragraph-properties fo:text-align="justify" style:justify-single-word="false"/>
    </style:style>
    <style:style style:name="P102" style:family="paragraph" style:parent-style-name="Text_20_body" style:list-style-name="L24">
      <style:paragraph-properties fo:text-align="justify" style:justify-single-word="false"/>
    </style:style>
    <style:style style:name="P103" style:family="paragraph" style:parent-style-name="Text_20_body" style:list-style-name="L25">
      <style:paragraph-properties fo:text-align="justify" style:justify-single-word="false"/>
    </style:style>
    <style:style style:name="P104" style:family="paragraph" style:parent-style-name="Text_20_body" style:list-style-name="L4"/>
    <style:style style:name="P105" style:family="paragraph" style:parent-style-name="Text_20_body" style:list-style-name="L5"/>
    <style:style style:name="P106" style:family="paragraph" style:parent-style-name="Text_20_body" style:list-style-name="L6"/>
    <style:style style:name="P107" style:family="paragraph" style:parent-style-name="Text_20_body" style:list-style-name="L7"/>
    <style:style style:name="P108" style:family="paragraph" style:parent-style-name="Text_20_body" style:list-style-name="L9"/>
    <style:style style:name="P109" style:family="paragraph" style:parent-style-name="Text_20_body" style:list-style-name="L12"/>
    <style:style style:name="P110"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6413680" text:id="ct246413680">
          <text:insertion>
            <office:change-info>
              <dc:creator>Peter Camilleri</dc:creator>
              <dc:date>2015-04-25T23:41:00</dc:date>
            </office:change-info>
          </text:insertion>
        </text:changed-region>
        <text:changed-region xml:id="ct246413784" text:id="ct246413784">
          <text:insertion>
            <office:change-info>
              <dc:creator>Peter Camilleri</dc:creator>
              <dc:date>2015-04-25T23:41:00</dc:date>
            </office:change-info>
          </text:insertion>
        </text:changed-region>
        <text:changed-region xml:id="ct246413888" text:id="ct246413888">
          <text:insertion>
            <office:change-info>
              <dc:creator>Peter Camilleri</dc:creator>
              <dc:date>2015-04-25T23:41:00</dc:date>
            </office:change-info>
          </text:insertion>
        </text:changed-region>
        <text:changed-region xml:id="ct246413992" text:id="ct246413992">
          <text:insertion>
            <office:change-info>
              <dc:creator>Peter Camilleri</dc:creator>
              <dc:date>2015-04-25T23:41:00</dc:date>
            </office:change-info>
          </text:insertion>
        </text:changed-region>
        <text:changed-region xml:id="ct246414096" text:id="ct246414096">
          <text:insertion>
            <office:change-info>
              <dc:creator>Peter Camilleri</dc:creator>
              <dc:date>2015-04-25T23:42:00</dc:date>
            </office:change-info>
          </text:insertion>
        </text:changed-region>
        <text:changed-region xml:id="ct246414200" text:id="ct246414200">
          <text:insertion>
            <office:change-info>
              <dc:creator>Peter Camilleri</dc:creator>
              <dc:date>2015-04-25T23:42:00</dc:date>
            </office:change-info>
          </text:insertion>
        </text:changed-region>
        <text:changed-region xml:id="ct246414304" text:id="ct246414304">
          <text:insertion>
            <office:change-info>
              <dc:creator>Peter Camilleri</dc:creator>
              <dc:date>2015-04-25T23:42:00</dc:date>
            </office:change-info>
          </text:insertion>
        </text:changed-region>
        <text:changed-region xml:id="ct246414408" text:id="ct246414408">
          <text:insertion>
            <office:change-info>
              <dc:creator>Peter Camilleri</dc:creator>
              <dc:date>2015-04-25T23:42:00</dc:date>
            </office:change-info>
          </text:insertion>
        </text:changed-region>
        <text:changed-region xml:id="ct246414512" text:id="ct246414512">
          <text:insertion>
            <office:change-info>
              <dc:creator>Peter Camilleri</dc:creator>
              <dc:date>2015-04-25T23:42:00</dc:date>
            </office:change-info>
          </text:insertion>
        </text:changed-region>
        <text:changed-region xml:id="ct246414616" text:id="ct246414616">
          <text:insertion>
            <office:change-info>
              <dc:creator>Peter Camilleri</dc:creator>
              <dc:date>2015-04-25T23:42:00</dc:date>
            </office:change-info>
          </text:insertion>
        </text:changed-region>
        <text:changed-region xml:id="ct246419336" text:id="ct246419336">
          <text:insertion>
            <office:change-info>
              <dc:creator>Peter Camilleri</dc:creator>
              <dc:date>2015-04-26T13:40:00</dc:date>
            </office:change-info>
          </text:insertion>
        </text:changed-region>
        <text:changed-region xml:id="ct246419440" text:id="ct246419440">
          <text:insertion>
            <office:change-info>
              <dc:creator>Peter Camilleri</dc:creator>
              <dc:date>2015-04-26T13:39:00</dc:date>
            </office:change-info>
          </text:insertion>
        </text:changed-region>
        <text:changed-region xml:id="ct246419544" text:id="ct246419544">
          <text:insertion>
            <office:change-info>
              <dc:creator>Peter Camilleri</dc:creator>
              <dc:date>2015-04-26T13:40:00</dc:date>
            </office:change-info>
          </text:insertion>
        </text:changed-region>
        <text:changed-region xml:id="ct246420584" text:id="ct246420584">
          <text:insertion>
            <office:change-info>
              <dc:creator>Peter Camilleri</dc:creator>
              <dc:date>2015-04-26T13:46:00</dc:date>
            </office:change-info>
          </text:insertion>
        </text:changed-region>
        <text:changed-region xml:id="ct246420688" text:id="ct246420688">
          <text:insertion>
            <office:change-info>
              <dc:creator>Peter Camilleri</dc:creator>
              <dc:date>2015-04-26T13:47:00</dc:date>
            </office:change-info>
          </text:insertion>
        </text:changed-region>
        <text:changed-region xml:id="ct245462448" text:id="ct245462448">
          <text:insertion>
            <office:change-info>
              <dc:creator>Peter Camilleri</dc:creator>
              <dc:date>2015-04-25T13:09:00</dc:date>
            </office:change-info>
          </text:insertion>
        </text:changed-region>
        <text:changed-region xml:id="ct245462552" text:id="ct245462552">
          <text:insertion>
            <office:change-info>
              <dc:creator>Peter Camilleri</dc:creator>
              <dc:date>2015-04-25T13:10:00</dc:date>
            </office:change-info>
          </text:insertion>
        </text:changed-region>
        <text:changed-region xml:id="ct245462760" text:id="ct245462760">
          <text:insertion>
            <office:change-info>
              <dc:creator>Peter Camilleri</dc:creator>
              <dc:date>2015-04-25T13:11:00</dc:date>
            </office:change-info>
          </text:insertion>
        </text:changed-region>
        <text:changed-region xml:id="ct245462864" text:id="ct245462864">
          <text:deletion>
            <office:change-info>
              <dc:creator>Peter Camilleri</dc:creator>
              <dc:date>2015-04-25T13:26:00</dc:date>
            </office:change-info>
            <text:p text:style-name="Text_20_body">.even?</text:p>
          </text:deletion>
        </text:changed-region>
        <text:changed-region xml:id="ct245462968" text:id="ct245462968">
          <text:insertion>
            <office:change-info>
              <dc:creator>Peter Camilleri</dc:creator>
              <dc:date>2015-04-25T13:25:00</dc:date>
            </office:change-info>
          </text:insertion>
        </text:changed-region>
        <text:changed-region xml:id="ct245463072" text:id="ct245463072">
          <text:insertion>
            <office:change-info>
              <dc:creator>Peter Camilleri</dc:creator>
              <dc:date>2015-04-25T13:25:00</dc:date>
            </office:change-info>
          </text:insertion>
        </text:changed-region>
        <text:changed-region xml:id="ct245463176" text:id="ct245463176">
          <text:insertion>
            <office:change-info>
              <dc:creator>Peter Camilleri</dc:creator>
              <dc:date>2015-04-25T13:25:00</dc:date>
            </office:change-info>
          </text:insertion>
        </text:changed-region>
        <text:changed-region xml:id="ct245463280" text:id="ct245463280">
          <text:insertion>
            <office:change-info>
              <dc:creator>Peter Camilleri</dc:creator>
              <dc:date>2015-04-25T13:25:00</dc:date>
            </office:change-info>
          </text:insertion>
        </text:changed-region>
        <text:changed-region xml:id="ct245463384" text:id="ct245463384">
          <text:insertion>
            <office:change-info>
              <dc:creator>Peter Camilleri</dc:creator>
              <dc:date>2015-04-25T13:25:00</dc:date>
            </office:change-info>
          </text:insertion>
        </text:changed-region>
        <text:changed-region xml:id="ct245463488" text:id="ct245463488">
          <text:insertion>
            <office:change-info>
              <dc:creator>Peter Camilleri</dc:creator>
              <dc:date>2015-04-25T13:27:00</dc:date>
            </office:change-info>
          </text:insertion>
        </text:changed-region>
        <text:changed-region xml:id="ct245463592" text:id="ct245463592">
          <text:insertion>
            <office:change-info>
              <dc:creator>Peter Camilleri</dc:creator>
              <dc:date>2015-04-25T13:27:00</dc:date>
            </office:change-info>
          </text:insertion>
        </text:changed-region>
        <text:changed-region xml:id="ct245463696" text:id="ct245463696">
          <text:deletion>
            <office:change-info>
              <dc:creator>Peter Camilleri</dc:creator>
              <dc:date>2015-04-25T13:29:00</dc:date>
            </office:change-info>
            <text:p text:style-name="Text_20_body">.gcd</text:p>
          </text:deletion>
        </text:changed-region>
        <text:changed-region xml:id="ct245463800" text:id="ct245463800">
          <text:insertion>
            <office:change-info>
              <dc:creator>Peter Camilleri</dc:creator>
              <dc:date>2015-04-25T13:25:00</dc:date>
            </office:change-info>
          </text:insertion>
        </text:changed-region>
        <text:changed-region xml:id="ct245463904" text:id="ct245463904">
          <text:deletion>
            <office:change-info>
              <dc:creator>Peter Camilleri</dc:creator>
              <dc:date>2015-04-25T13:31:00</dc:date>
            </office:change-info>
            <text:p text:style-name="Text_20_body">.lcm</text:p>
          </text:deletion>
        </text:changed-region>
        <text:changed-region xml:id="ct245464008" text:id="ct245464008">
          <text:insertion>
            <office:change-info>
              <dc:creator>Peter Camilleri</dc:creator>
              <dc:date>2015-04-25T13:25:00</dc:date>
            </office:change-info>
          </text:insertion>
        </text:changed-region>
        <text:changed-region xml:id="ct245464216" text:id="ct245464216">
          <text:deletion>
            <office:change-info>
              <dc:creator>Peter Camilleri</dc:creator>
              <dc:date>2015-04-25T13:39:00</dc:date>
            </office:change-info>
            <text:p text:style-name="Text_20_body"/>
            <text:p text:style-name="Text_20_body"/>
          </text:deletion>
        </text:changed-region>
        <text:changed-region xml:id="ct245464112" text:id="ct245464112">
          <text:deletion>
            <office:change-info>
              <dc:creator>Peter Camilleri</dc:creator>
              <dc:date>2015-04-25T13:37:00</dc:date>
            </office:change-info>
            <text:p text:style-name="Text_20_body">.odd?</text:p>
          </text:deletion>
        </text:changed-region>
        <text:changed-region xml:id="ct245464320" text:id="ct245464320">
          <text:insertion>
            <office:change-info>
              <dc:creator>Peter Camilleri</dc:creator>
              <dc:date>2015-04-25T13:25:00</dc:date>
            </office:change-info>
          </text:insertion>
        </text:changed-region>
        <text:changed-region xml:id="ct245464424" text:id="ct245464424">
          <text:deletion>
            <office:change-info>
              <dc:creator>Peter Camilleri</dc:creator>
              <dc:date>2015-04-25T13:41:00</dc:date>
            </office:change-info>
            <text:p text:style-name="Text_20_body">2*</text:p>
          </text:deletion>
        </text:changed-region>
        <text:changed-region xml:id="ct245464528" text:id="ct245464528">
          <text:insertion>
            <office:change-info>
              <dc:creator>Peter Camilleri</dc:creator>
              <dc:date>2015-04-25T13:24:00</dc:date>
            </office:change-info>
          </text:insertion>
        </text:changed-region>
        <text:changed-region xml:id="ct245464632" text:id="ct245464632">
          <text:insertion>
            <office:change-info>
              <dc:creator>Peter Camilleri</dc:creator>
              <dc:date>2015-04-25T13:25:00</dc:date>
            </office:change-info>
          </text:insertion>
        </text:changed-region>
        <text:changed-region xml:id="ct245464736" text:id="ct245464736">
          <text:insertion>
            <office:change-info>
              <dc:creator>Peter Camilleri</dc:creator>
              <dc:date>2015-04-25T13:42:00</dc:date>
            </office:change-info>
          </text:insertion>
        </text:changed-region>
        <text:changed-region xml:id="ct245464840" text:id="ct245464840">
          <text:insertion>
            <office:change-info>
              <dc:creator>Peter Camilleri</dc:creator>
              <dc:date>2015-04-25T13:25:00</dc:date>
            </office:change-info>
          </text:insertion>
        </text:changed-region>
        <text:changed-region xml:id="ct246376504" text:id="ct246376504">
          <text:insertion>
            <office:change-info>
              <dc:creator>Peter Camilleri</dc:creator>
              <dc:date>2015-04-25T13:25:00</dc:date>
            </office:change-info>
          </text:insertion>
        </text:changed-region>
        <text:changed-region xml:id="ct246376608" text:id="ct246376608">
          <text:insertion>
            <office:change-info>
              <dc:creator>Peter Camilleri</dc:creator>
              <dc:date>2015-04-25T13:42:00</dc:date>
            </office:change-info>
          </text:insertion>
        </text:changed-region>
        <text:changed-region xml:id="ct246376712" text:id="ct246376712">
          <text:insertion>
            <office:change-info>
              <dc:creator>Peter Camilleri</dc:creator>
              <dc:date>2015-04-25T13:42:00</dc:date>
            </office:change-info>
          </text:insertion>
        </text:changed-region>
        <text:changed-region xml:id="ct246376816" text:id="ct246376816">
          <text:deletion>
            <office:change-info>
              <dc:creator>Peter Camilleri</dc:creator>
              <dc:date>2015-04-25T13:42:00</dc:date>
            </office:change-info>
            <text:p text:style-name="Text_20_body">2/</text:p>
          </text:deletion>
        </text:changed-region>
        <text:changed-region xml:id="ct246376920" text:id="ct246376920">
          <text:insertion>
            <office:change-info>
              <dc:creator>Peter Camilleri</dc:creator>
              <dc:date>2015-04-25T13:25:00</dc:date>
            </office:change-info>
          </text:insertion>
        </text:changed-region>
        <text:changed-region xml:id="ct246377024" text:id="ct246377024">
          <text:deletion>
            <office:change-info>
              <dc:creator>Peter Camilleri</dc:creator>
              <dc:date>2015-04-25T13:46:00</dc:date>
            </office:change-info>
            <text:p text:style-name="Standard"/>
            <text:p text:style-name="Text_20_body">&lt;&lt;</text:p>
          </text:deletion>
        </text:changed-region>
        <text:changed-region xml:id="ct246377128" text:id="ct246377128">
          <text:insertion>
            <office:change-info>
              <dc:creator>Peter Camilleri</dc:creator>
              <dc:date>2015-04-25T13:25:00</dc:date>
            </office:change-info>
          </text:insertion>
        </text:changed-region>
        <text:changed-region xml:id="ct246377232" text:id="ct246377232">
          <text:deletion>
            <office:change-info>
              <dc:creator>Peter Camilleri</dc:creator>
              <dc:date>2015-04-25T13:55:00</dc:date>
            </office:change-info>
            <text:p text:style-name="Standard"/>
            <text:p text:style-name="Text_20_body">&gt;&gt;</text:p>
          </text:deletion>
        </text:changed-region>
        <text:changed-region xml:id="ct246377336" text:id="ct246377336">
          <text:insertion>
            <office:change-info>
              <dc:creator>Peter Camilleri</dc:creator>
              <dc:date>2015-04-25T13:25:00</dc:date>
            </office:change-info>
          </text:insertion>
        </text:changed-region>
        <text:changed-region xml:id="ct246377440" text:id="ct246377440">
          <text:deletion>
            <office:change-info>
              <dc:creator>Peter Camilleri</dc:creator>
              <dc:date>2015-04-25T14:29:00</dc:date>
            </office:change-info>
            <text:p text:style-name="Standard"/>
            <text:p text:style-name="Text_20_body">and</text:p>
          </text:deletion>
        </text:changed-region>
        <text:changed-region xml:id="ct246377544" text:id="ct246377544">
          <text:insertion>
            <office:change-info>
              <dc:creator>Peter Camilleri</dc:creator>
              <dc:date>2015-04-25T13:25:00</dc:date>
            </office:change-info>
          </text:insertion>
        </text:changed-region>
        <text:changed-region xml:id="ct246377648" text:id="ct246377648">
          <text:deletion>
            <office:change-info>
              <dc:creator>Peter Camilleri</dc:creator>
              <dc:date>2015-04-25T14:31:00</dc:date>
            </office:change-info>
            <text:p text:style-name="Text_20_body"/>
            <text:p text:style-name="Text_20_body">com</text:p>
          </text:deletion>
        </text:changed-region>
        <text:changed-region xml:id="ct246377752" text:id="ct246377752">
          <text:insertion>
            <office:change-info>
              <dc:creator>Peter Camilleri</dc:creator>
              <dc:date>2015-04-25T13:25:00</dc:date>
            </office:change-info>
          </text:insertion>
        </text:changed-region>
        <text:changed-region xml:id="ct246377856" text:id="ct246377856">
          <text:deletion>
            <office:change-info>
              <dc:creator>Peter Camilleri</dc:creator>
              <dc:date>2015-04-25T14:33:00</dc:date>
            </office:change-info>
            <text:p text:style-name="Text_20_body"/>
            <text:p text:style-name="Text_20_body">or</text:p>
          </text:deletion>
        </text:changed-region>
        <text:changed-region xml:id="ct246377960" text:id="ct246377960">
          <text:insertion>
            <office:change-info>
              <dc:creator>Peter Camilleri</dc:creator>
              <dc:date>2015-04-25T13:25:00</dc:date>
            </office:change-info>
          </text:insertion>
        </text:changed-region>
        <text:changed-region xml:id="ct246378064" text:id="ct246378064">
          <text:insertion>
            <office:change-info>
              <dc:creator>Peter Camilleri</dc:creator>
              <dc:date>2015-04-25T14:34:00</dc:date>
            </office:change-info>
          </text:insertion>
        </text:changed-region>
        <text:changed-region xml:id="ct246378168" text:id="ct246378168">
          <text:insertion>
            <office:change-info>
              <dc:creator>Peter Camilleri</dc:creator>
              <dc:date>2015-04-25T13:25:00</dc:date>
            </office:change-info>
          </text:insertion>
        </text:changed-region>
        <text:changed-region xml:id="ct246378272" text:id="ct246378272">
          <text:insertion>
            <office:change-info>
              <dc:creator>Peter Camilleri</dc:creator>
              <dc:date>2015-04-25T13:25:00</dc:date>
            </office:change-info>
          </text:insertion>
        </text:changed-region>
        <text:changed-region xml:id="ct246378376" text:id="ct246378376">
          <text:insertion>
            <office:change-info>
              <dc:creator>Peter Camilleri</dc:creator>
              <dc:date>2015-04-25T14:35:00</dc:date>
            </office:change-info>
          </text:insertion>
        </text:changed-region>
        <text:changed-region xml:id="ct246378480" text:id="ct246378480">
          <text:insertion>
            <office:change-info>
              <dc:creator>Peter Camilleri</dc:creator>
              <dc:date>2015-04-25T14:35:00</dc:date>
            </office:change-info>
          </text:insertion>
        </text:changed-region>
        <text:changed-region xml:id="ct246378584" text:id="ct246378584">
          <text:deletion>
            <office:change-info>
              <dc:creator>Peter Camilleri</dc:creator>
              <dc:date>2015-04-25T14:35:00</dc:date>
            </office:change-info>
            <text:p text:style-name="Standard"/>
            <text:p text:style-name="Text_20_body">xor</text:p>
          </text:deletion>
        </text:changed-region>
        <text:changed-region xml:id="ct246378688" text:id="ct246378688">
          <text:insertion>
            <office:change-info>
              <dc:creator>Peter Camilleri</dc:creator>
              <dc:date>2015-04-25T13:25:00</dc:date>
            </office:change-info>
          </text:insertion>
        </text:changed-region>
        <text:changed-region xml:id="ct246378792" text:id="ct246378792">
          <text:insertion>
            <office:change-info>
              <dc:creator>Peter Camilleri</dc:creator>
              <dc:date>2015-04-25T15:11:00</dc:date>
            </office:change-info>
          </text:insertion>
        </text:changed-region>
        <text:changed-region xml:id="ct246378896" text:id="ct246378896">
          <text:insertion>
            <office:change-info>
              <dc:creator>Peter Camilleri</dc:creator>
              <dc:date>2015-04-25T15:09:00</dc:date>
            </office:change-info>
          </text:insertion>
        </text:changed-region>
        <text:changed-region xml:id="ct246379000" text:id="ct246379000">
          <text:insertion>
            <office:change-info>
              <dc:creator>Peter Camilleri</dc:creator>
              <dc:date>2015-04-25T15:09:00</dc:date>
            </office:change-info>
          </text:insertion>
        </text:changed-region>
        <text:changed-region xml:id="ct246379104" text:id="ct246379104">
          <text:insertion>
            <office:change-info>
              <dc:creator>Peter Camilleri</dc:creator>
              <dc:date>2015-04-25T15:09:00</dc:date>
            </office:change-info>
          </text:insertion>
        </text:changed-region>
        <text:changed-region xml:id="ct246379208" text:id="ct246379208">
          <text:insertion>
            <office:change-info>
              <dc:creator>Peter Camilleri</dc:creator>
              <dc:date>2015-04-25T15:10:00</dc:date>
            </office:change-info>
          </text:insertion>
        </text:changed-region>
        <text:changed-region xml:id="ct246379312" text:id="ct246379312">
          <text:insertion>
            <office:change-info>
              <dc:creator>Peter Camilleri</dc:creator>
              <dc:date>2015-04-25T15:10:00</dc:date>
            </office:change-info>
          </text:insertion>
        </text:changed-region>
        <text:changed-region xml:id="ct246379416" text:id="ct246379416">
          <text:insertion>
            <office:change-info>
              <dc:creator>Peter Camilleri</dc:creator>
              <dc:date>2015-04-25T15:10:00</dc:date>
            </office:change-info>
          </text:insertion>
        </text:changed-region>
        <text:changed-region xml:id="ct246379520" text:id="ct246379520">
          <text:insertion>
            <office:change-info>
              <dc:creator>Peter Camilleri</dc:creator>
              <dc:date>2015-04-25T15:10:00</dc:date>
            </office:change-info>
          </text:insertion>
        </text:changed-region>
        <text:changed-region xml:id="ct246379624" text:id="ct246379624">
          <text:insertion>
            <office:change-info>
              <dc:creator>Peter Camilleri</dc:creator>
              <dc:date>2015-04-25T15:10:00</dc:date>
            </office:change-info>
          </text:insertion>
        </text:changed-region>
        <text:changed-region xml:id="ct246379728" text:id="ct246379728">
          <text:insertion>
            <office:change-info>
              <dc:creator>Peter Camilleri</dc:creator>
              <dc:date>2015-04-25T15:10:00</dc:date>
            </office:change-info>
          </text:insertion>
        </text:changed-region>
        <text:changed-region xml:id="ct246379832" text:id="ct246379832">
          <text:insertion>
            <office:change-info>
              <dc:creator>Peter Camilleri</dc:creator>
              <dc:date>2015-04-25T15:10:00</dc:date>
            </office:change-info>
          </text:insertion>
        </text:changed-region>
        <text:changed-region xml:id="ct246379936" text:id="ct246379936">
          <text:insertion>
            <office:change-info>
              <dc:creator>Peter Camilleri</dc:creator>
              <dc:date>2015-04-25T15:10:00</dc:date>
            </office:change-info>
          </text:insertion>
        </text:changed-region>
        <text:changed-region xml:id="ct246380040" text:id="ct246380040">
          <text:deletion>
            <office:change-info>
              <dc:creator>Peter Camilleri</dc:creator>
              <dc:date>2015-04-25T17:35:00</dc:date>
            </office:change-info>
            <text:p text:style-name="P1">Ipsum lorem</text:p>
          </text:deletion>
        </text:changed-region>
        <text:changed-region xml:id="ct246380144" text:id="ct246380144">
          <text:insertion>
            <office:change-info>
              <dc:creator>Peter Camilleri</dc:creator>
              <dc:date>2015-04-25T17:35:00</dc:date>
            </office:change-info>
          </text:insertion>
        </text:changed-region>
        <text:changed-region xml:id="ct246380248" text:id="ct246380248">
          <text:insertion>
            <office:change-info>
              <dc:creator>Peter Camilleri</dc:creator>
              <dc:date>2015-04-25T17:36:00</dc:date>
            </office:change-info>
          </text:insertion>
        </text:changed-region>
        <text:changed-region xml:id="ct246380352" text:id="ct246380352">
          <text:insertion>
            <office:change-info>
              <dc:creator>Peter Camilleri</dc:creator>
              <dc:date>2015-04-25T17:37:00</dc:date>
            </office:change-info>
          </text:insertion>
        </text:changed-region>
        <text:changed-region xml:id="ct246380456" text:id="ct246380456">
          <text:insertion>
            <office:change-info>
              <dc:creator>Peter Camilleri</dc:creator>
              <dc:date>2015-04-25T18:11:00</dc:date>
            </office:change-info>
          </text:insertion>
        </text:changed-region>
        <text:changed-region xml:id="ct246413368" text:id="ct246413368">
          <text:insertion>
            <office:change-info>
              <dc:creator>Peter Camilleri</dc:creator>
              <dc:date>2015-04-25T18:12:00</dc:date>
            </office:change-info>
          </text:insertion>
        </text:changed-region>
        <text:changed-region xml:id="ct246413472" text:id="ct246413472">
          <text:insertion>
            <office:change-info>
              <dc:creator>Peter Camilleri</dc:creator>
              <dc:date>2015-04-25T18:14:00</dc:date>
            </office:change-info>
          </text:insertion>
        </text:changed-region>
        <text:changed-region xml:id="ct246413576" text:id="ct246413576">
          <text:insertion>
            <office:change-info>
              <dc:creator>Peter Camilleri</dc:creator>
              <dc:date>2015-04-25T18:13:00</dc:date>
            </office:change-info>
          </text:insertion>
        </text:changed-region>
        <text:changed-region xml:id="ct246414720" text:id="ct246414720">
          <text:insertion>
            <office:change-info>
              <dc:creator>Peter Camilleri</dc:creator>
              <dc:date>2015-04-25T18:13:00</dc:date>
            </office:change-info>
          </text:insertion>
        </text:changed-region>
        <text:changed-region xml:id="ct246414824" text:id="ct246414824">
          <text:deletion>
            <office:change-info>
              <dc:creator>Peter Camilleri</dc:creator>
              <dc:date>2015-04-25T17:45:00</dc:date>
            </office:change-info>
            <text:p text:style-name="Text_20_body"/>
            <text:p text:style-name="Text_20_body">*</text:p>
          </text:deletion>
        </text:changed-region>
        <text:changed-region xml:id="ct246414928" text:id="ct246414928">
          <text:insertion>
            <office:change-info>
              <dc:creator>Peter Camilleri</dc:creator>
              <dc:date>2015-04-25T17:38:00</dc:date>
            </office:change-info>
          </text:insertion>
        </text:changed-region>
        <text:changed-region xml:id="ct246415032" text:id="ct246415032">
          <text:deletion>
            <office:change-info>
              <dc:creator>Peter Camilleri</dc:creator>
              <dc:date>2015-04-25T18:16:00</dc:date>
            </office:change-info>
            <text:p text:style-name="Standard"/>
            <text:p text:style-name="Text_20_body">**</text:p>
          </text:deletion>
        </text:changed-region>
        <text:changed-region xml:id="ct246415136" text:id="ct246415136">
          <text:insertion>
            <office:change-info>
              <dc:creator>Peter Camilleri</dc:creator>
              <dc:date>2015-04-25T17:38:00</dc:date>
            </office:change-info>
          </text:insertion>
        </text:changed-region>
        <text:changed-region xml:id="ct246415240" text:id="ct246415240">
          <text:insertion>
            <office:change-info>
              <dc:creator>Peter Camilleri</dc:creator>
              <dc:date>2015-04-25T22:45:00</dc:date>
            </office:change-info>
          </text:insertion>
        </text:changed-region>
        <text:changed-region xml:id="ct246415344" text:id="ct246415344">
          <text:insertion>
            <office:change-info>
              <dc:creator>Peter Camilleri</dc:creator>
              <dc:date>2015-04-25T22:46:00</dc:date>
            </office:change-info>
          </text:insertion>
        </text:changed-region>
        <text:changed-region xml:id="ct246415448" text:id="ct246415448">
          <text:insertion>
            <office:change-info>
              <dc:creator>Peter Camilleri</dc:creator>
              <dc:date>2015-04-25T17:38:00</dc:date>
            </office:change-info>
          </text:insertion>
        </text:changed-region>
        <text:changed-region xml:id="ct246415552" text:id="ct246415552">
          <text:insertion>
            <office:change-info>
              <dc:creator>Peter Camilleri</dc:creator>
              <dc:date>2015-04-25T17:38:00</dc:date>
            </office:change-info>
          </text:insertion>
        </text:changed-region>
        <text:changed-region xml:id="ct246415656" text:id="ct246415656">
          <text:insertion>
            <office:change-info>
              <dc:creator>Peter Camilleri</dc:creator>
              <dc:date>2015-04-25T17:38:00</dc:date>
            </office:change-info>
          </text:insertion>
        </text:changed-region>
        <text:changed-region xml:id="ct246415760" text:id="ct246415760">
          <text:insertion>
            <office:change-info>
              <dc:creator>Peter Camilleri</dc:creator>
              <dc:date>2015-04-25T17:38:00</dc:date>
            </office:change-info>
          </text:insertion>
        </text:changed-region>
        <text:changed-region xml:id="ct246415864" text:id="ct246415864">
          <text:insertion>
            <office:change-info>
              <dc:creator>Peter Camilleri</dc:creator>
              <dc:date>2015-04-25T17:38:00</dc:date>
            </office:change-info>
          </text:insertion>
        </text:changed-region>
        <text:changed-region xml:id="ct246415968" text:id="ct246415968">
          <text:insertion>
            <office:change-info>
              <dc:creator>Peter Camilleri</dc:creator>
              <dc:date>2015-04-25T17:38:00</dc:date>
            </office:change-info>
          </text:insertion>
        </text:changed-region>
        <text:changed-region xml:id="ct246416072" text:id="ct246416072">
          <text:insertion>
            <office:change-info>
              <dc:creator>Peter Camilleri</dc:creator>
              <dc:date>2015-04-25T17:38:00</dc:date>
            </office:change-info>
          </text:insertion>
        </text:changed-region>
        <text:changed-region xml:id="ct246416176" text:id="ct246416176">
          <text:insertion>
            <office:change-info>
              <dc:creator>Peter Camilleri</dc:creator>
              <dc:date>2015-04-25T22:38:00</dc:date>
            </office:change-info>
          </text:insertion>
        </text:changed-region>
        <text:changed-region xml:id="ct246416280" text:id="ct246416280">
          <text:insertion>
            <office:change-info>
              <dc:creator>Peter Camilleri</dc:creator>
              <dc:date>2015-04-25T22:38:00</dc:date>
            </office:change-info>
          </text:insertion>
        </text:changed-region>
        <text:changed-region xml:id="ct246416384" text:id="ct246416384">
          <text:deletion>
            <office:change-info>
              <dc:creator>Peter Camilleri</dc:creator>
              <dc:date>2015-04-25T22:48:00</dc:date>
            </office:change-info>
            <text:p text:style-name="Text_20_body">+</text:p>
          </text:deletion>
        </text:changed-region>
        <text:changed-region xml:id="ct246416488" text:id="ct246416488">
          <text:insertion>
            <office:change-info>
              <dc:creator>Peter Camilleri</dc:creator>
              <dc:date>2015-04-25T17:38:00</dc:date>
            </office:change-info>
          </text:insertion>
        </text:changed-region>
        <text:changed-region xml:id="ct246416592" text:id="ct246416592">
          <text:insertion>
            <office:change-info>
              <dc:creator>Peter Camilleri</dc:creator>
              <dc:date>2015-04-25T17:38:00</dc:date>
            </office:change-info>
          </text:insertion>
        </text:changed-region>
        <text:changed-region xml:id="ct246416696" text:id="ct246416696">
          <text:insertion>
            <office:change-info>
              <dc:creator>Peter Camilleri</dc:creator>
              <dc:date>2015-04-25T17:38:00</dc:date>
            </office:change-info>
          </text:insertion>
        </text:changed-region>
        <text:changed-region xml:id="ct246416800" text:id="ct246416800">
          <text:insertion>
            <office:change-info>
              <dc:creator>Peter Camilleri</dc:creator>
              <dc:date>2015-04-25T17:38:00</dc:date>
            </office:change-info>
          </text:insertion>
        </text:changed-region>
        <text:changed-region xml:id="ct246416904" text:id="ct246416904">
          <text:insertion>
            <office:change-info>
              <dc:creator>Peter Camilleri</dc:creator>
              <dc:date>2015-04-25T17:38:00</dc:date>
            </office:change-info>
          </text:insertion>
        </text:changed-region>
        <text:changed-region xml:id="ct246417008" text:id="ct246417008">
          <text:insertion>
            <office:change-info>
              <dc:creator>Peter Camilleri</dc:creator>
              <dc:date>2015-04-26T10:10:00</dc:date>
            </office:change-info>
          </text:insertion>
        </text:changed-region>
        <text:changed-region xml:id="ct246417112" text:id="ct246417112">
          <text:insertion>
            <office:change-info>
              <dc:creator>Peter Camilleri</dc:creator>
              <dc:date>2015-04-26T10:10:00</dc:date>
            </office:change-info>
          </text:insertion>
        </text:changed-region>
        <text:changed-region xml:id="ct246417216" text:id="ct246417216">
          <text:insertion>
            <office:change-info>
              <dc:creator>Peter Camilleri</dc:creator>
              <dc:date>2015-04-25T17:38:00</dc:date>
            </office:change-info>
          </text:insertion>
        </text:changed-region>
        <text:changed-region xml:id="ct246417320" text:id="ct246417320">
          <text:insertion>
            <office:change-info>
              <dc:creator>Peter Camilleri</dc:creator>
              <dc:date>2015-04-26T10:09:00</dc:date>
            </office:change-info>
          </text:insertion>
        </text:changed-region>
        <text:changed-region xml:id="ct246417464" text:id="ct246417464">
          <text:insertion>
            <office:change-info>
              <dc:creator>Peter Camilleri</dc:creator>
              <dc:date>2015-04-26T10:09:00</dc:date>
            </office:change-info>
          </text:insertion>
        </text:changed-region>
        <text:changed-region xml:id="ct246417568" text:id="ct246417568">
          <text:insertion>
            <office:change-info>
              <dc:creator>Peter Camilleri</dc:creator>
              <dc:date>2015-04-26T10:09:00</dc:date>
            </office:change-info>
          </text:insertion>
        </text:changed-region>
        <text:changed-region xml:id="ct246417672" text:id="ct246417672">
          <text:insertion>
            <office:change-info>
              <dc:creator>Peter Camilleri</dc:creator>
              <dc:date>2015-04-26T10:11:00</dc:date>
            </office:change-info>
          </text:insertion>
        </text:changed-region>
        <text:changed-region xml:id="ct246417776" text:id="ct246417776">
          <text:insertion>
            <office:change-info>
              <dc:creator>Peter Camilleri</dc:creator>
              <dc:date>2015-04-26T10:10:00</dc:date>
            </office:change-info>
          </text:insertion>
        </text:changed-region>
        <text:changed-region xml:id="ct246417880" text:id="ct246417880">
          <text:deletion>
            <office:change-info>
              <dc:creator>Peter Camilleri</dc:creator>
              <dc:date>2015-04-25T22:49:00</dc:date>
            </office:change-info>
            <text:p text:style-name="Text_20_body"/>
            <text:p text:style-name="Text_20_body">-</text:p>
          </text:deletion>
        </text:changed-region>
        <text:changed-region xml:id="ct246417984" text:id="ct246417984">
          <text:insertion>
            <office:change-info>
              <dc:creator>Peter Camilleri</dc:creator>
              <dc:date>2015-04-25T17:38:00</dc:date>
            </office:change-info>
          </text:insertion>
        </text:changed-region>
        <text:changed-region xml:id="ct246418192" text:id="ct246418192">
          <text:deletion>
            <office:change-info>
              <dc:creator>Peter Camilleri</dc:creator>
              <dc:date>2015-04-25T22:49:00</dc:date>
            </office:change-info>
            <text:p text:style-name="Text_20_body">.1/x</text:p>
          </text:deletion>
        </text:changed-region>
        <text:changed-region xml:id="ct246418088" text:id="ct246418088">
          <text:deletion>
            <office:change-info>
              <dc:creator>Peter Camilleri</dc:creator>
              <dc:date>2015-04-25T22:50:00</dc:date>
            </office:change-info>
            <text:p text:style-name="Text_20_body"/>
            <text:p text:style-name="Text_20_body"/>
          </text:deletion>
        </text:changed-region>
        <text:changed-region xml:id="ct246418296" text:id="ct246418296">
          <text:insertion>
            <office:change-info>
              <dc:creator>Peter Camilleri</dc:creator>
              <dc:date>2015-04-25T17:38:00</dc:date>
            </office:change-info>
          </text:insertion>
        </text:changed-region>
        <text:changed-region xml:id="ct246418400" text:id="ct246418400">
          <text:deletion>
            <office:change-info>
              <dc:creator>Peter Camilleri</dc:creator>
              <dc:date>2015-04-25T22:52:00</dc:date>
            </office:change-info>
            <text:p text:style-name="Text_20_body"/>
            <text:p text:style-name="Text_20_body">.10**</text:p>
          </text:deletion>
        </text:changed-region>
        <text:changed-region xml:id="ct246418504" text:id="ct246418504">
          <text:insertion>
            <office:change-info>
              <dc:creator>Peter Camilleri</dc:creator>
              <dc:date>2015-04-25T17:38:00</dc:date>
            </office:change-info>
          </text:insertion>
        </text:changed-region>
        <text:changed-region xml:id="ct246418608" text:id="ct246418608">
          <text:deletion>
            <office:change-info>
              <dc:creator>Peter Camilleri</dc:creator>
              <dc:date>2015-04-25T23:06:00</dc:date>
            </office:change-info>
            <text:p text:style-name="Text_20_body"/>
            <text:p text:style-name="Text_20_body">.2**</text:p>
          </text:deletion>
        </text:changed-region>
        <text:changed-region xml:id="ct246418712" text:id="ct246418712">
          <text:insertion>
            <office:change-info>
              <dc:creator>Peter Camilleri</dc:creator>
              <dc:date>2015-04-25T17:38:00</dc:date>
            </office:change-info>
          </text:insertion>
        </text:changed-region>
        <text:changed-region xml:id="ct246418920" text:id="ct246418920">
          <text:deletion>
            <office:change-info>
              <dc:creator>Peter Camilleri</dc:creator>
              <dc:date>2015-04-25T23:06:00</dc:date>
            </office:change-info>
            <text:p text:style-name="Text_20_body">.abs</text:p>
          </text:deletion>
        </text:changed-region>
        <text:changed-region xml:id="ct246418816" text:id="ct246418816">
          <text:deletion>
            <office:change-info>
              <dc:creator>Peter Camilleri</dc:creator>
              <dc:date>2015-04-25T23:07:00</dc:date>
            </office:change-info>
            <text:p text:style-name="Text_20_body"/>
            <text:p text:style-name="Text_20_body"/>
          </text:deletion>
        </text:changed-region>
        <text:changed-region xml:id="ct246419024" text:id="ct246419024">
          <text:insertion>
            <office:change-info>
              <dc:creator>Peter Camilleri</dc:creator>
              <dc:date>2015-04-25T17:38:00</dc:date>
            </office:change-info>
          </text:insertion>
        </text:changed-region>
        <text:changed-region xml:id="ct246419128" text:id="ct246419128">
          <text:deletion>
            <office:change-info>
              <dc:creator>Peter Camilleri</dc:creator>
              <dc:date>2015-04-25T23:07:00</dc:date>
            </office:change-info>
            <text:p text:style-name="Text_20_body"/>
            <text:p text:style-name="Text_20_body">.acos</text:p>
          </text:deletion>
        </text:changed-region>
        <text:changed-region xml:id="ct246419232" text:id="ct246419232">
          <text:insertion>
            <office:change-info>
              <dc:creator>Peter Camilleri</dc:creator>
              <dc:date>2015-04-25T17:38:00</dc:date>
            </office:change-info>
          </text:insertion>
        </text:changed-region>
        <text:changed-region xml:id="ct246419648" text:id="ct246419648">
          <text:insertion>
            <office:change-info>
              <dc:creator>Peter Camilleri</dc:creator>
              <dc:date>2015-04-26T13:39:00</dc:date>
            </office:change-info>
          </text:insertion>
        </text:changed-region>
        <text:changed-region xml:id="ct246419752" text:id="ct246419752">
          <text:insertion>
            <office:change-info>
              <dc:creator>Peter Camilleri</dc:creator>
              <dc:date>2015-04-26T13:38:00</dc:date>
            </office:change-info>
          </text:insertion>
        </text:changed-region>
        <text:changed-region xml:id="ct246419856" text:id="ct246419856">
          <text:insertion>
            <office:change-info>
              <dc:creator>Peter Camilleri</dc:creator>
              <dc:date>2015-04-25T17:38:00</dc:date>
            </office:change-info>
          </text:insertion>
        </text:changed-region>
        <text:changed-region xml:id="ct246419960" text:id="ct246419960">
          <text:insertion>
            <office:change-info>
              <dc:creator>Peter Camilleri</dc:creator>
              <dc:date>2015-04-25T17:38:00</dc:date>
            </office:change-info>
          </text:insertion>
        </text:changed-region>
        <text:changed-region xml:id="ct246420064" text:id="ct246420064">
          <text:insertion>
            <office:change-info>
              <dc:creator>Peter Camilleri</dc:creator>
              <dc:date>2015-04-26T13:45:00</dc:date>
            </office:change-info>
          </text:insertion>
        </text:changed-region>
        <text:changed-region xml:id="ct246420168" text:id="ct246420168">
          <text:insertion>
            <office:change-info>
              <dc:creator>Peter Camilleri</dc:creator>
              <dc:date>2015-04-26T13:45:00</dc:date>
            </office:change-info>
          </text:insertion>
        </text:changed-region>
        <text:changed-region xml:id="ct246420272" text:id="ct246420272">
          <text:insertion>
            <office:change-info>
              <dc:creator>Peter Camilleri</dc:creator>
              <dc:date>2015-04-26T13:45:00</dc:date>
            </office:change-info>
          </text:insertion>
        </text:changed-region>
        <text:changed-region xml:id="ct246420376" text:id="ct246420376">
          <text:insertion>
            <office:change-info>
              <dc:creator>Peter Camilleri</dc:creator>
              <dc:date>2015-04-26T13:45:00</dc:date>
            </office:change-info>
          </text:insertion>
        </text:changed-region>
        <text:changed-region xml:id="ct246420480" text:id="ct246420480">
          <text:deletion>
            <office:change-info>
              <dc:creator>Peter Camilleri</dc:creator>
              <dc:date>2015-04-25T23:09:00</dc:date>
            </office:change-info>
            <text:p text:style-name="Text_20_body"/>
            <text:p text:style-name="Text_20_body">.acosh</text:p>
          </text:deletion>
        </text:changed-region>
        <text:changed-region xml:id="ct246420792" text:id="ct246420792">
          <text:insertion>
            <office:change-info>
              <dc:creator>Peter Camilleri</dc:creator>
              <dc:date>2015-04-25T17:38:00</dc:date>
            </office:change-info>
          </text:insertion>
        </text:changed-region>
        <text:changed-region xml:id="ct246420896" text:id="ct246420896">
          <text:insertion>
            <office:change-info>
              <dc:creator>Peter Camilleri</dc:creator>
              <dc:date>2015-04-25T17:38:00</dc:date>
            </office:change-info>
          </text:insertion>
        </text:changed-region>
        <text:changed-region xml:id="ct246421000" text:id="ct246421000">
          <text:insertion>
            <office:change-info>
              <dc:creator>Peter Camilleri</dc:creator>
              <dc:date>2015-04-25T17:38:00</dc:date>
            </office:change-info>
          </text:insertion>
        </text:changed-region>
        <text:changed-region xml:id="ct246421104" text:id="ct246421104">
          <text:deletion>
            <office:change-info>
              <dc:creator>Peter Camilleri</dc:creator>
              <dc:date>2015-04-25T23:09:00</dc:date>
            </office:change-info>
            <text:p text:style-name="Text_20_body"/>
            <text:p text:style-name="Text_20_body">.angle</text:p>
          </text:deletion>
        </text:changed-region>
        <text:changed-region xml:id="ct246421208" text:id="ct246421208">
          <text:insertion>
            <office:change-info>
              <dc:creator>Peter Camilleri</dc:creator>
              <dc:date>2015-04-25T17:38:00</dc:date>
            </office:change-info>
          </text:insertion>
        </text:changed-region>
        <text:changed-region xml:id="ct246421312" text:id="ct246421312">
          <text:insertion>
            <office:change-info>
              <dc:creator>Peter Camilleri</dc:creator>
              <dc:date>2015-04-25T17:38:00</dc:date>
            </office:change-info>
          </text:insertion>
        </text:changed-region>
        <text:changed-region xml:id="ct246421416" text:id="ct246421416">
          <text:insertion>
            <office:change-info>
              <dc:creator>Peter Camilleri</dc:creator>
              <dc:date>2015-04-25T17:38:00</dc:date>
            </office:change-info>
          </text:insertion>
        </text:changed-region>
        <text:changed-region xml:id="ct246421560" text:id="ct246421560">
          <text:insertion>
            <office:change-info>
              <dc:creator>Peter Camilleri</dc:creator>
              <dc:date>2015-04-25T17:38:00</dc:date>
            </office:change-info>
          </text:insertion>
        </text:changed-region>
        <text:changed-region xml:id="ct246421664" text:id="ct246421664">
          <text:deletion>
            <office:change-info>
              <dc:creator>Peter Camilleri</dc:creator>
              <dc:date>2015-04-25T23:09:00</dc:date>
            </office:change-info>
            <text:p text:style-name="Text_20_body"/>
            <text:p text:style-name="Text_20_body">.asin</text:p>
          </text:deletion>
        </text:changed-region>
        <text:changed-region xml:id="ct246421768" text:id="ct246421768">
          <text:insertion>
            <office:change-info>
              <dc:creator>Peter Camilleri</dc:creator>
              <dc:date>2015-04-25T17:38:00</dc:date>
            </office:change-info>
          </text:insertion>
        </text:changed-region>
        <text:changed-region xml:id="ct246421872" text:id="ct246421872">
          <text:insertion>
            <office:change-info>
              <dc:creator>Peter Camilleri</dc:creator>
              <dc:date>2015-04-25T17:38:00</dc:date>
            </office:change-info>
          </text:insertion>
        </text:changed-region>
        <text:changed-region xml:id="ct246421976" text:id="ct246421976">
          <text:insertion>
            <office:change-info>
              <dc:creator>Peter Camilleri</dc:creator>
              <dc:date>2015-04-25T17:38:00</dc:date>
            </office:change-info>
          </text:insertion>
        </text:changed-region>
        <text:changed-region xml:id="ct246422080" text:id="ct246422080">
          <text:insertion>
            <office:change-info>
              <dc:creator>Peter Camilleri</dc:creator>
              <dc:date>2015-04-25T17:38:00</dc:date>
            </office:change-info>
          </text:insertion>
        </text:changed-region>
        <text:changed-region xml:id="ct246422184" text:id="ct246422184">
          <text:insertion>
            <office:change-info>
              <dc:creator>Peter Camilleri</dc:creator>
              <dc:date>2015-04-25T17:38:00</dc:date>
            </office:change-info>
          </text:insertion>
        </text:changed-region>
        <text:changed-region xml:id="ct246422288" text:id="ct246422288">
          <text:deletion>
            <office:change-info>
              <dc:creator>Peter Camilleri</dc:creator>
              <dc:date>2015-04-25T23:09:00</dc:date>
            </office:change-info>
            <text:p text:style-name="Text_20_body"/>
            <text:p text:style-name="Text_20_body">.asinh</text:p>
          </text:deletion>
        </text:changed-region>
        <text:changed-region xml:id="ct246422392" text:id="ct246422392">
          <text:insertion>
            <office:change-info>
              <dc:creator>Peter Camilleri</dc:creator>
              <dc:date>2015-04-25T17:38:00</dc:date>
            </office:change-info>
          </text:insertion>
        </text:changed-region>
        <text:changed-region xml:id="ct246422496" text:id="ct246422496">
          <text:insertion>
            <office:change-info>
              <dc:creator>Peter Camilleri</dc:creator>
              <dc:date>2015-04-25T17:38:00</dc:date>
            </office:change-info>
          </text:insertion>
        </text:changed-region>
        <text:changed-region xml:id="ct246422600" text:id="ct246422600">
          <text:insertion>
            <office:change-info>
              <dc:creator>Peter Camilleri</dc:creator>
              <dc:date>2015-04-25T17:38:00</dc:date>
            </office:change-info>
          </text:insertion>
        </text:changed-region>
        <text:changed-region xml:id="ct246422704" text:id="ct246422704">
          <text:insertion>
            <office:change-info>
              <dc:creator>Peter Camilleri</dc:creator>
              <dc:date>2015-04-25T17:38:00</dc:date>
            </office:change-info>
          </text:insertion>
        </text:changed-region>
        <text:changed-region xml:id="ct246422808" text:id="ct246422808">
          <text:insertion>
            <office:change-info>
              <dc:creator>Peter Camilleri</dc:creator>
              <dc:date>2015-04-25T17:38:00</dc:date>
            </office:change-info>
          </text:insertion>
        </text:changed-region>
        <text:changed-region xml:id="ct246422912" text:id="ct246422912">
          <text:deletion>
            <office:change-info>
              <dc:creator>Peter Camilleri</dc:creator>
              <dc:date>2015-04-25T23:10:00</dc:date>
            </office:change-info>
            <text:p text:style-name="Text_20_body"/>
            <text:p text:style-name="Text_20_body">.atan</text:p>
          </text:deletion>
        </text:changed-region>
        <text:changed-region xml:id="ct246423016" text:id="ct246423016">
          <text:insertion>
            <office:change-info>
              <dc:creator>Peter Camilleri</dc:creator>
              <dc:date>2015-04-25T17:38:00</dc:date>
            </office:change-info>
          </text:insertion>
        </text:changed-region>
        <text:changed-region xml:id="ct246423120" text:id="ct246423120">
          <text:insertion>
            <office:change-info>
              <dc:creator>Peter Camilleri</dc:creator>
              <dc:date>2015-04-25T17:38:00</dc:date>
            </office:change-info>
          </text:insertion>
        </text:changed-region>
        <text:changed-region xml:id="ct246423224" text:id="ct246423224">
          <text:insertion>
            <office:change-info>
              <dc:creator>Peter Camilleri</dc:creator>
              <dc:date>2015-04-25T17:38:00</dc:date>
            </office:change-info>
          </text:insertion>
        </text:changed-region>
        <text:changed-region xml:id="ct246423328" text:id="ct246423328">
          <text:insertion>
            <office:change-info>
              <dc:creator>Peter Camilleri</dc:creator>
              <dc:date>2015-04-25T17:38:00</dc:date>
            </office:change-info>
          </text:insertion>
        </text:changed-region>
        <text:changed-region xml:id="ct246423432" text:id="ct246423432">
          <text:insertion>
            <office:change-info>
              <dc:creator>Peter Camilleri</dc:creator>
              <dc:date>2015-04-25T17:38:00</dc:date>
            </office:change-info>
          </text:insertion>
        </text:changed-region>
        <text:changed-region xml:id="ct246423536" text:id="ct246423536">
          <text:deletion>
            <office:change-info>
              <dc:creator>Peter Camilleri</dc:creator>
              <dc:date>2015-04-25T23:10:00</dc:date>
            </office:change-info>
            <text:p text:style-name="Text_20_body"/>
            <text:p text:style-name="Text_20_body">.atan2</text:p>
          </text:deletion>
        </text:changed-region>
        <text:changed-region xml:id="ct246423640" text:id="ct246423640">
          <text:insertion>
            <office:change-info>
              <dc:creator>Peter Camilleri</dc:creator>
              <dc:date>2015-04-25T17:38:00</dc:date>
            </office:change-info>
          </text:insertion>
        </text:changed-region>
        <text:changed-region xml:id="ct246423744" text:id="ct246423744">
          <text:insertion>
            <office:change-info>
              <dc:creator>Peter Camilleri</dc:creator>
              <dc:date>2015-04-25T17:38:00</dc:date>
            </office:change-info>
          </text:insertion>
        </text:changed-region>
        <text:changed-region xml:id="ct246423848" text:id="ct246423848">
          <text:insertion>
            <office:change-info>
              <dc:creator>Peter Camilleri</dc:creator>
              <dc:date>2015-04-25T17:38:00</dc:date>
            </office:change-info>
          </text:insertion>
        </text:changed-region>
        <text:changed-region xml:id="ct246423952" text:id="ct246423952">
          <text:insertion>
            <office:change-info>
              <dc:creator>Peter Camilleri</dc:creator>
              <dc:date>2015-04-25T17:38:00</dc:date>
            </office:change-info>
          </text:insertion>
        </text:changed-region>
        <text:changed-region xml:id="ct246424056" text:id="ct246424056">
          <text:insertion>
            <office:change-info>
              <dc:creator>Peter Camilleri</dc:creator>
              <dc:date>2015-04-25T17:38:00</dc:date>
            </office:change-info>
          </text:insertion>
        </text:changed-region>
        <text:changed-region xml:id="ct246424264" text:id="ct246424264">
          <text:deletion>
            <office:change-info>
              <dc:creator>Peter Camilleri</dc:creator>
              <dc:date>2015-04-25T23:11:00</dc:date>
            </office:change-info>
            <text:p text:style-name="Text_20_body">.atanh</text:p>
          </text:deletion>
        </text:changed-region>
        <text:changed-region xml:id="ct246424160" text:id="ct246424160">
          <text:deletion>
            <office:change-info>
              <dc:creator>Peter Camilleri</dc:creator>
              <dc:date>2015-04-25T23:12:00</dc:date>
            </office:change-info>
            <text:p text:style-name="Text_20_body"/>
            <text:p text:style-name="Text_20_body"/>
          </text:deletion>
        </text:changed-region>
        <text:changed-region xml:id="ct246424368" text:id="ct246424368">
          <text:insertion>
            <office:change-info>
              <dc:creator>Peter Camilleri</dc:creator>
              <dc:date>2015-04-25T17:38:00</dc:date>
            </office:change-info>
          </text:insertion>
        </text:changed-region>
        <text:changed-region xml:id="ct246424472" text:id="ct246424472">
          <text:insertion>
            <office:change-info>
              <dc:creator>Peter Camilleri</dc:creator>
              <dc:date>2015-04-25T17:38:00</dc:date>
            </office:change-info>
          </text:insertion>
        </text:changed-region>
        <text:changed-region xml:id="ct246424576" text:id="ct246424576">
          <text:insertion>
            <office:change-info>
              <dc:creator>Peter Camilleri</dc:creator>
              <dc:date>2015-04-25T17:38:00</dc:date>
            </office:change-info>
          </text:insertion>
        </text:changed-region>
        <text:changed-region xml:id="ct246424680" text:id="ct246424680">
          <text:insertion>
            <office:change-info>
              <dc:creator>Peter Camilleri</dc:creator>
              <dc:date>2015-04-25T17:38:00</dc:date>
            </office:change-info>
          </text:insertion>
        </text:changed-region>
        <text:changed-region xml:id="ct246424784" text:id="ct246424784">
          <text:insertion>
            <office:change-info>
              <dc:creator>Peter Camilleri</dc:creator>
              <dc:date>2015-04-25T17:38:00</dc:date>
            </office:change-info>
          </text:insertion>
        </text:changed-region>
        <text:changed-region xml:id="ct246424888" text:id="ct246424888">
          <text:deletion>
            <office:change-info>
              <dc:creator>Peter Camilleri</dc:creator>
              <dc:date>2015-04-25T23:12:00</dc:date>
            </office:change-info>
            <text:p text:style-name="Text_20_body"/>
            <text:p text:style-name="Text_20_body">.c2p</text:p>
          </text:deletion>
        </text:changed-region>
        <text:changed-region xml:id="ct246424992" text:id="ct246424992">
          <text:insertion>
            <office:change-info>
              <dc:creator>Peter Camilleri</dc:creator>
              <dc:date>2015-04-25T17:38:00</dc:date>
            </office:change-info>
          </text:insertion>
        </text:changed-region>
        <text:changed-region xml:id="ct246425096" text:id="ct246425096">
          <text:insertion>
            <office:change-info>
              <dc:creator>Peter Camilleri</dc:creator>
              <dc:date>2015-04-25T17:38:00</dc:date>
            </office:change-info>
          </text:insertion>
        </text:changed-region>
        <text:changed-region xml:id="ct246425200" text:id="ct246425200">
          <text:insertion>
            <office:change-info>
              <dc:creator>Peter Camilleri</dc:creator>
              <dc:date>2015-04-25T17:38:00</dc:date>
            </office:change-info>
          </text:insertion>
        </text:changed-region>
        <text:changed-region xml:id="ct246425304" text:id="ct246425304">
          <text:insertion>
            <office:change-info>
              <dc:creator>Peter Camilleri</dc:creator>
              <dc:date>2015-04-25T17:38:00</dc:date>
            </office:change-info>
          </text:insertion>
        </text:changed-region>
        <text:changed-region xml:id="ct246425408" text:id="ct246425408">
          <text:insertion>
            <office:change-info>
              <dc:creator>Peter Camilleri</dc:creator>
              <dc:date>2015-04-25T17:38:00</dc:date>
            </office:change-info>
          </text:insertion>
        </text:changed-region>
        <text:changed-region xml:id="ct246429664" text:id="ct246429664">
          <text:deletion>
            <office:change-info>
              <dc:creator>Peter Camilleri</dc:creator>
              <dc:date>2015-04-25T23:12:00</dc:date>
            </office:change-info>
            <text:p text:style-name="Text_20_body">.cbrt</text:p>
          </text:deletion>
        </text:changed-region>
        <text:changed-region xml:id="ct246425512" text:id="ct246425512">
          <text:deletion>
            <office:change-info>
              <dc:creator>Peter Camilleri</dc:creator>
              <dc:date>2015-04-25T23:13:00</dc:date>
            </office:change-info>
            <text:p text:style-name="Text_20_body"/>
            <text:p text:style-name="Text_20_body"/>
          </text:deletion>
        </text:changed-region>
        <text:changed-region xml:id="ct246429768" text:id="ct246429768">
          <text:insertion>
            <office:change-info>
              <dc:creator>Peter Camilleri</dc:creator>
              <dc:date>2015-04-25T17:38:00</dc:date>
            </office:change-info>
          </text:insertion>
        </text:changed-region>
        <text:changed-region xml:id="ct246429872" text:id="ct246429872">
          <text:insertion>
            <office:change-info>
              <dc:creator>Peter Camilleri</dc:creator>
              <dc:date>2015-04-25T17:38:00</dc:date>
            </office:change-info>
          </text:insertion>
        </text:changed-region>
        <text:changed-region xml:id="ct246429976" text:id="ct246429976">
          <text:insertion>
            <office:change-info>
              <dc:creator>Peter Camilleri</dc:creator>
              <dc:date>2015-04-25T17:38:00</dc:date>
            </office:change-info>
          </text:insertion>
        </text:changed-region>
        <text:changed-region xml:id="ct246430080" text:id="ct246430080">
          <text:insertion>
            <office:change-info>
              <dc:creator>Peter Camilleri</dc:creator>
              <dc:date>2015-04-25T17:38:00</dc:date>
            </office:change-info>
          </text:insertion>
        </text:changed-region>
        <text:changed-region xml:id="ct246430184" text:id="ct246430184">
          <text:insertion>
            <office:change-info>
              <dc:creator>Peter Camilleri</dc:creator>
              <dc:date>2015-04-25T17:38:00</dc:date>
            </office:change-info>
          </text:insertion>
        </text:changed-region>
        <text:changed-region xml:id="ct246430288" text:id="ct246430288">
          <text:deletion>
            <office:change-info>
              <dc:creator>Peter Camilleri</dc:creator>
              <dc:date>2015-04-25T23:13:00</dc:date>
            </office:change-info>
            <text:p text:style-name="Text_20_body"/>
            <text:p text:style-name="Text_20_body">.ceil</text:p>
          </text:deletion>
        </text:changed-region>
        <text:changed-region xml:id="ct246430392" text:id="ct246430392">
          <text:insertion>
            <office:change-info>
              <dc:creator>Peter Camilleri</dc:creator>
              <dc:date>2015-04-25T17:38:00</dc:date>
            </office:change-info>
          </text:insertion>
        </text:changed-region>
        <text:changed-region xml:id="ct246430496" text:id="ct246430496">
          <text:insertion>
            <office:change-info>
              <dc:creator>Peter Camilleri</dc:creator>
              <dc:date>2015-04-25T17:38:00</dc:date>
            </office:change-info>
          </text:insertion>
        </text:changed-region>
        <text:changed-region xml:id="ct246430600" text:id="ct246430600">
          <text:insertion>
            <office:change-info>
              <dc:creator>Peter Camilleri</dc:creator>
              <dc:date>2015-04-25T17:38:00</dc:date>
            </office:change-info>
          </text:insertion>
        </text:changed-region>
        <text:changed-region xml:id="ct246430704" text:id="ct246430704">
          <text:insertion>
            <office:change-info>
              <dc:creator>Peter Camilleri</dc:creator>
              <dc:date>2015-04-25T17:38:00</dc:date>
            </office:change-info>
          </text:insertion>
        </text:changed-region>
        <text:changed-region xml:id="ct246430808" text:id="ct246430808">
          <text:insertion>
            <office:change-info>
              <dc:creator>Peter Camilleri</dc:creator>
              <dc:date>2015-04-25T17:38:00</dc:date>
            </office:change-info>
          </text:insertion>
        </text:changed-region>
        <text:changed-region xml:id="ct246430912" text:id="ct246430912">
          <text:insertion>
            <office:change-info>
              <dc:creator>Peter Camilleri</dc:creator>
              <dc:date>2015-04-25T17:38:00</dc:date>
            </office:change-info>
          </text:insertion>
        </text:changed-region>
        <text:changed-region xml:id="ct246431016" text:id="ct246431016">
          <text:deletion>
            <office:change-info>
              <dc:creator>Peter Camilleri</dc:creator>
              <dc:date>2015-04-25T23:13:00</dc:date>
            </office:change-info>
            <text:p text:style-name="Text_20_body"/>
            <text:p text:style-name="Text_20_body">.conjugate</text:p>
          </text:deletion>
        </text:changed-region>
        <text:changed-region xml:id="ct246431120" text:id="ct246431120">
          <text:insertion>
            <office:change-info>
              <dc:creator>Peter Camilleri</dc:creator>
              <dc:date>2015-04-25T17:38:00</dc:date>
            </office:change-info>
          </text:insertion>
        </text:changed-region>
        <text:changed-region xml:id="ct246431224" text:id="ct246431224">
          <text:insertion>
            <office:change-info>
              <dc:creator>Peter Camilleri</dc:creator>
              <dc:date>2015-04-25T17:38:00</dc:date>
            </office:change-info>
          </text:insertion>
        </text:changed-region>
        <text:changed-region xml:id="ct246431328" text:id="ct246431328">
          <text:insertion>
            <office:change-info>
              <dc:creator>Peter Camilleri</dc:creator>
              <dc:date>2015-04-25T17:38:00</dc:date>
            </office:change-info>
          </text:insertion>
        </text:changed-region>
        <text:changed-region xml:id="ct246431432" text:id="ct246431432">
          <text:insertion>
            <office:change-info>
              <dc:creator>Peter Camilleri</dc:creator>
              <dc:date>2015-04-25T17:38:00</dc:date>
            </office:change-info>
          </text:insertion>
        </text:changed-region>
        <text:changed-region xml:id="ct246431536" text:id="ct246431536">
          <text:deletion>
            <office:change-info>
              <dc:creator>Peter Camilleri</dc:creator>
              <dc:date>2015-04-25T23:13:00</dc:date>
            </office:change-info>
            <text:p text:style-name="Text_20_body"/>
            <text:p text:style-name="Text_20_body">.cos</text:p>
          </text:deletion>
        </text:changed-region>
        <text:changed-region xml:id="ct246431640" text:id="ct246431640">
          <text:insertion>
            <office:change-info>
              <dc:creator>Peter Camilleri</dc:creator>
              <dc:date>2015-04-25T17:38:00</dc:date>
            </office:change-info>
          </text:insertion>
        </text:changed-region>
        <text:changed-region xml:id="ct246431744" text:id="ct246431744">
          <text:insertion>
            <office:change-info>
              <dc:creator>Peter Camilleri</dc:creator>
              <dc:date>2015-04-25T17:38:00</dc:date>
            </office:change-info>
          </text:insertion>
        </text:changed-region>
        <text:changed-region xml:id="ct246431848" text:id="ct246431848">
          <text:insertion>
            <office:change-info>
              <dc:creator>Peter Camilleri</dc:creator>
              <dc:date>2015-04-25T17:38:00</dc:date>
            </office:change-info>
          </text:insertion>
        </text:changed-region>
        <text:changed-region xml:id="ct246431952" text:id="ct246431952">
          <text:insertion>
            <office:change-info>
              <dc:creator>Peter Camilleri</dc:creator>
              <dc:date>2015-04-25T17:38:00</dc:date>
            </office:change-info>
          </text:insertion>
        </text:changed-region>
        <text:changed-region xml:id="ct246432056" text:id="ct246432056">
          <text:insertion>
            <office:change-info>
              <dc:creator>Peter Camilleri</dc:creator>
              <dc:date>2015-04-25T17:38:00</dc:date>
            </office:change-info>
          </text:insertion>
        </text:changed-region>
        <text:changed-region xml:id="ct246432264" text:id="ct246432264">
          <text:deletion>
            <office:change-info>
              <dc:creator>Peter Camilleri</dc:creator>
              <dc:date>2015-04-25T23:13:00</dc:date>
            </office:change-info>
            <text:p text:style-name="Text_20_body">.cosh</text:p>
          </text:deletion>
        </text:changed-region>
        <text:changed-region xml:id="ct246432160" text:id="ct246432160">
          <text:deletion>
            <office:change-info>
              <dc:creator>Peter Camilleri</dc:creator>
              <dc:date>2015-04-25T23:14:00</dc:date>
            </office:change-info>
            <text:p text:style-name="Text_20_body"/>
            <text:p text:style-name="Text_20_body"/>
          </text:deletion>
        </text:changed-region>
        <text:changed-region xml:id="ct246432368" text:id="ct246432368">
          <text:insertion>
            <office:change-info>
              <dc:creator>Peter Camilleri</dc:creator>
              <dc:date>2015-04-25T17:38:00</dc:date>
            </office:change-info>
          </text:insertion>
        </text:changed-region>
        <text:changed-region xml:id="ct246432472" text:id="ct246432472">
          <text:insertion>
            <office:change-info>
              <dc:creator>Peter Camilleri</dc:creator>
              <dc:date>2015-04-25T17:38:00</dc:date>
            </office:change-info>
          </text:insertion>
        </text:changed-region>
        <text:changed-region xml:id="ct246432576" text:id="ct246432576">
          <text:insertion>
            <office:change-info>
              <dc:creator>Peter Camilleri</dc:creator>
              <dc:date>2015-04-25T17:38:00</dc:date>
            </office:change-info>
          </text:insertion>
        </text:changed-region>
        <text:changed-region xml:id="ct246432680" text:id="ct246432680">
          <text:insertion>
            <office:change-info>
              <dc:creator>Peter Camilleri</dc:creator>
              <dc:date>2015-04-25T17:38:00</dc:date>
            </office:change-info>
          </text:insertion>
        </text:changed-region>
        <text:changed-region xml:id="ct246432784" text:id="ct246432784">
          <text:insertion>
            <office:change-info>
              <dc:creator>Peter Camilleri</dc:creator>
              <dc:date>2015-04-25T17:38:00</dc:date>
            </office:change-info>
          </text:insertion>
        </text:changed-region>
        <text:changed-region xml:id="ct246432888" text:id="ct246432888">
          <text:deletion>
            <office:change-info>
              <dc:creator>Peter Camilleri</dc:creator>
              <dc:date>2015-04-25T23:14:00</dc:date>
            </office:change-info>
            <text:p text:style-name="Text_20_body"/>
            <text:p text:style-name="Text_20_body">.cube</text:p>
          </text:deletion>
        </text:changed-region>
        <text:changed-region xml:id="ct246432992" text:id="ct246432992">
          <text:insertion>
            <office:change-info>
              <dc:creator>Peter Camilleri</dc:creator>
              <dc:date>2015-04-25T17:38:00</dc:date>
            </office:change-info>
          </text:insertion>
        </text:changed-region>
        <text:changed-region xml:id="ct246433096" text:id="ct246433096">
          <text:insertion>
            <office:change-info>
              <dc:creator>Peter Camilleri</dc:creator>
              <dc:date>2015-04-25T17:38:00</dc:date>
            </office:change-info>
          </text:insertion>
        </text:changed-region>
        <text:changed-region xml:id="ct246433200" text:id="ct246433200">
          <text:insertion>
            <office:change-info>
              <dc:creator>Peter Camilleri</dc:creator>
              <dc:date>2015-04-25T17:38:00</dc:date>
            </office:change-info>
          </text:insertion>
        </text:changed-region>
        <text:changed-region xml:id="ct246433304" text:id="ct246433304">
          <text:insertion>
            <office:change-info>
              <dc:creator>Peter Camilleri</dc:creator>
              <dc:date>2015-04-25T17:38:00</dc:date>
            </office:change-info>
          </text:insertion>
        </text:changed-region>
        <text:changed-region xml:id="ct246433408" text:id="ct246433408">
          <text:deletion>
            <office:change-info>
              <dc:creator>Peter Camilleri</dc:creator>
              <dc:date>2015-04-25T23:15:00</dc:date>
            </office:change-info>
            <text:p text:style-name="Text_20_body"/>
            <text:p text:style-name="Text_20_body">.d2r</text:p>
          </text:deletion>
        </text:changed-region>
        <text:changed-region xml:id="ct246433512" text:id="ct246433512">
          <text:insertion>
            <office:change-info>
              <dc:creator>Peter Camilleri</dc:creator>
              <dc:date>2015-04-25T17:38:00</dc:date>
            </office:change-info>
          </text:insertion>
        </text:changed-region>
        <text:changed-region xml:id="ct246433616" text:id="ct246433616">
          <text:insertion>
            <office:change-info>
              <dc:creator>Peter Camilleri</dc:creator>
              <dc:date>2015-04-25T17:38:00</dc:date>
            </office:change-info>
          </text:insertion>
        </text:changed-region>
        <text:changed-region xml:id="ct246433760" text:id="ct246433760">
          <text:insertion>
            <office:change-info>
              <dc:creator>Peter Camilleri</dc:creator>
              <dc:date>2015-04-25T17:38:00</dc:date>
            </office:change-info>
          </text:insertion>
        </text:changed-region>
        <text:changed-region xml:id="ct246433864" text:id="ct246433864">
          <text:insertion>
            <office:change-info>
              <dc:creator>Peter Camilleri</dc:creator>
              <dc:date>2015-04-25T17:38:00</dc:date>
            </office:change-info>
          </text:insertion>
        </text:changed-region>
        <text:changed-region xml:id="ct246433968" text:id="ct246433968">
          <text:insertion>
            <office:change-info>
              <dc:creator>Peter Camilleri</dc:creator>
              <dc:date>2015-04-25T17:38:00</dc:date>
            </office:change-info>
          </text:insertion>
        </text:changed-region>
        <text:changed-region xml:id="ct246434072" text:id="ct246434072">
          <text:deletion>
            <office:change-info>
              <dc:creator>Peter Camilleri</dc:creator>
              <dc:date>2015-04-25T23:15:00</dc:date>
            </office:change-info>
            <text:p text:style-name="Text_20_body"/>
            <text:p text:style-name="Text_20_body">.denominator</text:p>
          </text:deletion>
        </text:changed-region>
        <text:changed-region xml:id="ct246434176" text:id="ct246434176">
          <text:insertion>
            <office:change-info>
              <dc:creator>Peter Camilleri</dc:creator>
              <dc:date>2015-04-25T17:38:00</dc:date>
            </office:change-info>
          </text:insertion>
        </text:changed-region>
        <text:changed-region xml:id="ct246434280" text:id="ct246434280">
          <text:insertion>
            <office:change-info>
              <dc:creator>Peter Camilleri</dc:creator>
              <dc:date>2015-04-25T17:38:00</dc:date>
            </office:change-info>
          </text:insertion>
        </text:changed-region>
        <text:changed-region xml:id="ct246434384" text:id="ct246434384">
          <text:insertion>
            <office:change-info>
              <dc:creator>Peter Camilleri</dc:creator>
              <dc:date>2015-04-25T17:38:00</dc:date>
            </office:change-info>
          </text:insertion>
        </text:changed-region>
        <text:changed-region xml:id="ct246434488" text:id="ct246434488">
          <text:insertion>
            <office:change-info>
              <dc:creator>Peter Camilleri</dc:creator>
              <dc:date>2015-04-25T17:38:00</dc:date>
            </office:change-info>
          </text:insertion>
        </text:changed-region>
        <text:changed-region xml:id="ct246434592" text:id="ct246434592">
          <text:insertion>
            <office:change-info>
              <dc:creator>Peter Camilleri</dc:creator>
              <dc:date>2015-04-25T17:38:00</dc:date>
            </office:change-info>
          </text:insertion>
        </text:changed-region>
        <text:changed-region xml:id="ct246434696" text:id="ct246434696">
          <text:insertion>
            <office:change-info>
              <dc:creator>Peter Camilleri</dc:creator>
              <dc:date>2015-04-25T17:38:00</dc:date>
            </office:change-info>
          </text:insertion>
        </text:changed-region>
        <text:changed-region xml:id="ct246434800" text:id="ct246434800">
          <text:deletion>
            <office:change-info>
              <dc:creator>Peter Camilleri</dc:creator>
              <dc:date>2015-04-25T23:15:00</dc:date>
            </office:change-info>
            <text:p text:style-name="Text_20_body"/>
            <text:p text:style-name="Text_20_body">.e**</text:p>
          </text:deletion>
        </text:changed-region>
        <text:changed-region xml:id="ct246434904" text:id="ct246434904">
          <text:insertion>
            <office:change-info>
              <dc:creator>Peter Camilleri</dc:creator>
              <dc:date>2015-04-25T17:38:00</dc:date>
            </office:change-info>
          </text:insertion>
        </text:changed-region>
        <text:changed-region xml:id="ct246435008" text:id="ct246435008">
          <text:insertion>
            <office:change-info>
              <dc:creator>Peter Camilleri</dc:creator>
              <dc:date>2015-04-25T17:38:00</dc:date>
            </office:change-info>
          </text:insertion>
        </text:changed-region>
        <text:changed-region xml:id="ct246435112" text:id="ct246435112">
          <text:insertion>
            <office:change-info>
              <dc:creator>Peter Camilleri</dc:creator>
              <dc:date>2015-04-25T17:38:00</dc:date>
            </office:change-info>
          </text:insertion>
        </text:changed-region>
        <text:changed-region xml:id="ct246435216" text:id="ct246435216">
          <text:insertion>
            <office:change-info>
              <dc:creator>Peter Camilleri</dc:creator>
              <dc:date>2015-04-25T17:38:00</dc:date>
            </office:change-info>
          </text:insertion>
        </text:changed-region>
        <text:changed-region xml:id="ct246435320" text:id="ct246435320">
          <text:insertion>
            <office:change-info>
              <dc:creator>Peter Camilleri</dc:creator>
              <dc:date>2015-04-25T17:38:00</dc:date>
            </office:change-info>
          </text:insertion>
        </text:changed-region>
        <text:changed-region xml:id="ct246435424" text:id="ct246435424">
          <text:deletion>
            <office:change-info>
              <dc:creator>Peter Camilleri</dc:creator>
              <dc:date>2015-04-25T23:15:00</dc:date>
            </office:change-info>
            <text:p text:style-name="Text_20_body"/>
            <text:p text:style-name="Text_20_body">.emit</text:p>
          </text:deletion>
        </text:changed-region>
        <text:changed-region xml:id="ct246435528" text:id="ct246435528">
          <text:insertion>
            <office:change-info>
              <dc:creator>Peter Camilleri</dc:creator>
              <dc:date>2015-04-25T17:38:00</dc:date>
            </office:change-info>
          </text:insertion>
        </text:changed-region>
        <text:changed-region xml:id="ct246435632" text:id="ct246435632">
          <text:insertion>
            <office:change-info>
              <dc:creator>Peter Camilleri</dc:creator>
              <dc:date>2015-04-25T17:38:00</dc:date>
            </office:change-info>
          </text:insertion>
        </text:changed-region>
        <text:changed-region xml:id="ct246435736" text:id="ct246435736">
          <text:insertion>
            <office:change-info>
              <dc:creator>Peter Camilleri</dc:creator>
              <dc:date>2015-04-25T17:38:00</dc:date>
            </office:change-info>
          </text:insertion>
        </text:changed-region>
        <text:changed-region xml:id="ct246435840" text:id="ct246435840">
          <text:insertion>
            <office:change-info>
              <dc:creator>Peter Camilleri</dc:creator>
              <dc:date>2015-04-25T17:38:00</dc:date>
            </office:change-info>
          </text:insertion>
        </text:changed-region>
        <text:changed-region xml:id="ct246436048" text:id="ct246436048">
          <text:deletion>
            <office:change-info>
              <dc:creator>Peter Camilleri</dc:creator>
              <dc:date>2015-04-25T23:15:00</dc:date>
            </office:change-info>
            <text:p text:style-name="Text_20_body">.floor</text:p>
          </text:deletion>
        </text:changed-region>
        <text:changed-region xml:id="ct246435944" text:id="ct246435944">
          <text:deletion>
            <office:change-info>
              <dc:creator>Peter Camilleri</dc:creator>
              <dc:date>2015-04-25T23:16:00</dc:date>
            </office:change-info>
            <text:p text:style-name="Text_20_body"/>
            <text:p text:style-name="Text_20_body"/>
          </text:deletion>
        </text:changed-region>
        <text:changed-region xml:id="ct246436152" text:id="ct246436152">
          <text:insertion>
            <office:change-info>
              <dc:creator>Peter Camilleri</dc:creator>
              <dc:date>2015-04-25T17:38:00</dc:date>
            </office:change-info>
          </text:insertion>
        </text:changed-region>
        <text:changed-region xml:id="ct246436256" text:id="ct246436256">
          <text:insertion>
            <office:change-info>
              <dc:creator>Peter Camilleri</dc:creator>
              <dc:date>2015-04-25T17:38:00</dc:date>
            </office:change-info>
          </text:insertion>
        </text:changed-region>
        <text:changed-region xml:id="ct246436360" text:id="ct246436360">
          <text:insertion>
            <office:change-info>
              <dc:creator>Peter Camilleri</dc:creator>
              <dc:date>2015-04-25T17:38:00</dc:date>
            </office:change-info>
          </text:insertion>
        </text:changed-region>
        <text:changed-region xml:id="ct246436464" text:id="ct246436464">
          <text:insertion>
            <office:change-info>
              <dc:creator>Peter Camilleri</dc:creator>
              <dc:date>2015-04-25T17:38:00</dc:date>
            </office:change-info>
          </text:insertion>
        </text:changed-region>
        <text:changed-region xml:id="ct246436568" text:id="ct246436568">
          <text:insertion>
            <office:change-info>
              <dc:creator>Peter Camilleri</dc:creator>
              <dc:date>2015-04-25T17:38:00</dc:date>
            </office:change-info>
          </text:insertion>
        </text:changed-region>
        <text:changed-region xml:id="ct246436672" text:id="ct246436672">
          <text:insertion>
            <office:change-info>
              <dc:creator>Peter Camilleri</dc:creator>
              <dc:date>2015-04-25T17:38:00</dc:date>
            </office:change-info>
          </text:insertion>
        </text:changed-region>
        <text:changed-region xml:id="ct246436776" text:id="ct246436776">
          <text:deletion>
            <office:change-info>
              <dc:creator>Peter Camilleri</dc:creator>
              <dc:date>2015-04-25T23:16:00</dc:date>
            </office:change-info>
            <text:p text:style-name="Text_20_body"/>
            <text:p text:style-name="Text_20_body">.hypot</text:p>
          </text:deletion>
        </text:changed-region>
        <text:changed-region xml:id="ct246436880" text:id="ct246436880">
          <text:insertion>
            <office:change-info>
              <dc:creator>Peter Camilleri</dc:creator>
              <dc:date>2015-04-25T17:38:00</dc:date>
            </office:change-info>
          </text:insertion>
        </text:changed-region>
        <text:changed-region xml:id="ct246436984" text:id="ct246436984">
          <text:insertion>
            <office:change-info>
              <dc:creator>Peter Camilleri</dc:creator>
              <dc:date>2015-04-25T17:38:00</dc:date>
            </office:change-info>
          </text:insertion>
        </text:changed-region>
        <text:changed-region xml:id="ct246437088" text:id="ct246437088">
          <text:insertion>
            <office:change-info>
              <dc:creator>Peter Camilleri</dc:creator>
              <dc:date>2015-04-25T17:38:00</dc:date>
            </office:change-info>
          </text:insertion>
        </text:changed-region>
        <text:changed-region xml:id="ct246437192" text:id="ct246437192">
          <text:insertion>
            <office:change-info>
              <dc:creator>Peter Camilleri</dc:creator>
              <dc:date>2015-04-25T17:38:00</dc:date>
            </office:change-info>
          </text:insertion>
        </text:changed-region>
        <text:changed-region xml:id="ct246437296" text:id="ct246437296">
          <text:insertion>
            <office:change-info>
              <dc:creator>Peter Camilleri</dc:creator>
              <dc:date>2015-04-25T17:38:00</dc:date>
            </office:change-info>
          </text:insertion>
        </text:changed-region>
        <text:changed-region xml:id="ct246437400" text:id="ct246437400">
          <text:deletion>
            <office:change-info>
              <dc:creator>Peter Camilleri</dc:creator>
              <dc:date>2015-04-25T23:16:00</dc:date>
            </office:change-info>
            <text:p text:style-name="Text_20_body"/>
            <text:p text:style-name="Text_20_body">.imaginary</text:p>
          </text:deletion>
        </text:changed-region>
        <text:changed-region xml:id="ct246437504" text:id="ct246437504">
          <text:insertion>
            <office:change-info>
              <dc:creator>Peter Camilleri</dc:creator>
              <dc:date>2015-04-25T17:38:00</dc:date>
            </office:change-info>
          </text:insertion>
        </text:changed-region>
        <text:changed-region xml:id="ct246437608" text:id="ct246437608">
          <text:insertion>
            <office:change-info>
              <dc:creator>Peter Camilleri</dc:creator>
              <dc:date>2015-04-25T17:38:00</dc:date>
            </office:change-info>
          </text:insertion>
        </text:changed-region>
        <text:changed-region xml:id="ct246437712" text:id="ct246437712">
          <text:insertion>
            <office:change-info>
              <dc:creator>Peter Camilleri</dc:creator>
              <dc:date>2015-04-25T17:38:00</dc:date>
            </office:change-info>
          </text:insertion>
        </text:changed-region>
        <text:changed-region xml:id="ct246437856" text:id="ct246437856">
          <text:insertion>
            <office:change-info>
              <dc:creator>Peter Camilleri</dc:creator>
              <dc:date>2015-04-25T17:38:00</dc:date>
            </office:change-info>
          </text:insertion>
        </text:changed-region>
        <text:changed-region xml:id="ct246437960" text:id="ct246437960">
          <text:deletion>
            <office:change-info>
              <dc:creator>Peter Camilleri</dc:creator>
              <dc:date>2015-04-25T23:16:00</dc:date>
            </office:change-info>
            <text:p text:style-name="Text_20_body"/>
            <text:p text:style-name="Text_20_body">.ln</text:p>
          </text:deletion>
        </text:changed-region>
        <text:changed-region xml:id="ct246438064" text:id="ct246438064">
          <text:insertion>
            <office:change-info>
              <dc:creator>Peter Camilleri</dc:creator>
              <dc:date>2015-04-25T17:38:00</dc:date>
            </office:change-info>
          </text:insertion>
        </text:changed-region>
        <text:changed-region xml:id="ct246438168" text:id="ct246438168">
          <text:insertion>
            <office:change-info>
              <dc:creator>Peter Camilleri</dc:creator>
              <dc:date>2015-04-25T17:38:00</dc:date>
            </office:change-info>
          </text:insertion>
        </text:changed-region>
        <text:changed-region xml:id="ct246438272" text:id="ct246438272">
          <text:insertion>
            <office:change-info>
              <dc:creator>Peter Camilleri</dc:creator>
              <dc:date>2015-04-25T17:38:00</dc:date>
            </office:change-info>
          </text:insertion>
        </text:changed-region>
        <text:changed-region xml:id="ct246438376" text:id="ct246438376">
          <text:insertion>
            <office:change-info>
              <dc:creator>Peter Camilleri</dc:creator>
              <dc:date>2015-04-25T17:38:00</dc:date>
            </office:change-info>
          </text:insertion>
        </text:changed-region>
        <text:changed-region xml:id="ct246438480" text:id="ct246438480">
          <text:insertion>
            <office:change-info>
              <dc:creator>Peter Camilleri</dc:creator>
              <dc:date>2015-04-25T17:38:00</dc:date>
            </office:change-info>
          </text:insertion>
        </text:changed-region>
        <text:changed-region xml:id="ct246438584" text:id="ct246438584">
          <text:deletion>
            <office:change-info>
              <dc:creator>Peter Camilleri</dc:creator>
              <dc:date>2015-04-25T23:16:00</dc:date>
            </office:change-info>
            <text:p text:style-name="Text_20_body"/>
            <text:p text:style-name="Text_20_body">.log10</text:p>
          </text:deletion>
        </text:changed-region>
        <text:changed-region xml:id="ct246438688" text:id="ct246438688">
          <text:insertion>
            <office:change-info>
              <dc:creator>Peter Camilleri</dc:creator>
              <dc:date>2015-04-25T17:38:00</dc:date>
            </office:change-info>
          </text:insertion>
        </text:changed-region>
        <text:changed-region xml:id="ct246438792" text:id="ct246438792">
          <text:insertion>
            <office:change-info>
              <dc:creator>Peter Camilleri</dc:creator>
              <dc:date>2015-04-25T17:38:00</dc:date>
            </office:change-info>
          </text:insertion>
        </text:changed-region>
        <text:changed-region xml:id="ct246438896" text:id="ct246438896">
          <text:insertion>
            <office:change-info>
              <dc:creator>Peter Camilleri</dc:creator>
              <dc:date>2015-04-25T17:38:00</dc:date>
            </office:change-info>
          </text:insertion>
        </text:changed-region>
        <text:changed-region xml:id="ct246439000" text:id="ct246439000">
          <text:insertion>
            <office:change-info>
              <dc:creator>Peter Camilleri</dc:creator>
              <dc:date>2015-04-25T17:38:00</dc:date>
            </office:change-info>
          </text:insertion>
        </text:changed-region>
        <text:changed-region xml:id="ct246439104" text:id="ct246439104">
          <text:insertion>
            <office:change-info>
              <dc:creator>Peter Camilleri</dc:creator>
              <dc:date>2015-04-25T17:38:00</dc:date>
            </office:change-info>
          </text:insertion>
        </text:changed-region>
        <text:changed-region xml:id="ct246439208" text:id="ct246439208">
          <text:deletion>
            <office:change-info>
              <dc:creator>Peter Camilleri</dc:creator>
              <dc:date>2015-04-25T23:17:00</dc:date>
            </office:change-info>
            <text:p text:style-name="Text_20_body"/>
            <text:p text:style-name="Text_20_body">.log2</text:p>
          </text:deletion>
        </text:changed-region>
        <text:changed-region xml:id="ct246439312" text:id="ct246439312">
          <text:insertion>
            <office:change-info>
              <dc:creator>Peter Camilleri</dc:creator>
              <dc:date>2015-04-25T17:38:00</dc:date>
            </office:change-info>
          </text:insertion>
        </text:changed-region>
        <text:changed-region xml:id="ct246439416" text:id="ct246439416">
          <text:insertion>
            <office:change-info>
              <dc:creator>Peter Camilleri</dc:creator>
              <dc:date>2015-04-25T17:38:00</dc:date>
            </office:change-info>
          </text:insertion>
        </text:changed-region>
        <text:changed-region xml:id="ct246439520" text:id="ct246439520">
          <text:insertion>
            <office:change-info>
              <dc:creator>Peter Camilleri</dc:creator>
              <dc:date>2015-04-25T17:38:00</dc:date>
            </office:change-info>
          </text:insertion>
        </text:changed-region>
        <text:changed-region xml:id="ct246439624" text:id="ct246439624">
          <text:insertion>
            <office:change-info>
              <dc:creator>Peter Camilleri</dc:creator>
              <dc:date>2015-04-25T17:38:00</dc:date>
            </office:change-info>
          </text:insertion>
        </text:changed-region>
        <text:changed-region xml:id="ct246439728" text:id="ct246439728">
          <text:insertion>
            <office:change-info>
              <dc:creator>Peter Camilleri</dc:creator>
              <dc:date>2015-04-25T17:38:00</dc:date>
            </office:change-info>
          </text:insertion>
        </text:changed-region>
        <text:changed-region xml:id="ct246439832" text:id="ct246439832">
          <text:deletion>
            <office:change-info>
              <dc:creator>Peter Camilleri</dc:creator>
              <dc:date>2015-04-25T23:17:00</dc:date>
            </office:change-info>
            <text:p text:style-name="Text_20_body"/>
            <text:p text:style-name="Text_20_body">.magnitude</text:p>
          </text:deletion>
        </text:changed-region>
        <text:changed-region xml:id="ct246439936" text:id="ct246439936">
          <text:insertion>
            <office:change-info>
              <dc:creator>Peter Camilleri</dc:creator>
              <dc:date>2015-04-25T17:38:00</dc:date>
            </office:change-info>
          </text:insertion>
        </text:changed-region>
        <text:changed-region xml:id="ct246440040" text:id="ct246440040">
          <text:insertion>
            <office:change-info>
              <dc:creator>Peter Camilleri</dc:creator>
              <dc:date>2015-04-25T17:38:00</dc:date>
            </office:change-info>
          </text:insertion>
        </text:changed-region>
        <text:changed-region xml:id="ct246440144" text:id="ct246440144">
          <text:insertion>
            <office:change-info>
              <dc:creator>Peter Camilleri</dc:creator>
              <dc:date>2015-04-25T17:38:00</dc:date>
            </office:change-info>
          </text:insertion>
        </text:changed-region>
        <text:changed-region xml:id="ct246440248" text:id="ct246440248">
          <text:insertion>
            <office:change-info>
              <dc:creator>Peter Camilleri</dc:creator>
              <dc:date>2015-04-25T17:38:00</dc:date>
            </office:change-info>
          </text:insertion>
        </text:changed-region>
        <text:changed-region xml:id="ct246440352" text:id="ct246440352">
          <text:deletion>
            <office:change-info>
              <dc:creator>Peter Camilleri</dc:creator>
              <dc:date>2015-04-25T23:17:00</dc:date>
            </office:change-info>
            <text:p text:style-name="Text_20_body"/>
            <text:p text:style-name="Text_20_body">.numerator</text:p>
          </text:deletion>
        </text:changed-region>
        <text:changed-region xml:id="ct246440456" text:id="ct246440456">
          <text:insertion>
            <office:change-info>
              <dc:creator>Peter Camilleri</dc:creator>
              <dc:date>2015-04-25T17:38:00</dc:date>
            </office:change-info>
          </text:insertion>
        </text:changed-region>
        <text:changed-region xml:id="ct246440560" text:id="ct246440560">
          <text:insertion>
            <office:change-info>
              <dc:creator>Peter Camilleri</dc:creator>
              <dc:date>2015-04-25T17:38:00</dc:date>
            </office:change-info>
          </text:insertion>
        </text:changed-region>
        <text:changed-region xml:id="ct246440664" text:id="ct246440664">
          <text:insertion>
            <office:change-info>
              <dc:creator>Peter Camilleri</dc:creator>
              <dc:date>2015-04-25T17:38:00</dc:date>
            </office:change-info>
          </text:insertion>
        </text:changed-region>
        <text:changed-region xml:id="ct246440768" text:id="ct246440768">
          <text:insertion>
            <office:change-info>
              <dc:creator>Peter Camilleri</dc:creator>
              <dc:date>2015-04-25T17:38:00</dc:date>
            </office:change-info>
          </text:insertion>
        </text:changed-region>
        <text:changed-region xml:id="ct246440976" text:id="ct246440976">
          <text:deletion>
            <office:change-info>
              <dc:creator>Peter Camilleri</dc:creator>
              <dc:date>2015-04-25T23:17:00</dc:date>
            </office:change-info>
            <text:p text:style-name="Text_20_body">.p2c</text:p>
          </text:deletion>
        </text:changed-region>
        <text:changed-region xml:id="ct246440872" text:id="ct246440872">
          <text:deletion>
            <office:change-info>
              <dc:creator>Peter Camilleri</dc:creator>
              <dc:date>2015-04-25T23:18:00</dc:date>
            </office:change-info>
            <text:p text:style-name="Text_20_body"/>
            <text:p text:style-name="Text_20_body"/>
          </text:deletion>
        </text:changed-region>
        <text:changed-region xml:id="ct246441080" text:id="ct246441080">
          <text:insertion>
            <office:change-info>
              <dc:creator>Peter Camilleri</dc:creator>
              <dc:date>2015-04-25T17:38:00</dc:date>
            </office:change-info>
          </text:insertion>
        </text:changed-region>
        <text:changed-region xml:id="ct246441184" text:id="ct246441184">
          <text:insertion>
            <office:change-info>
              <dc:creator>Peter Camilleri</dc:creator>
              <dc:date>2015-04-25T17:38:00</dc:date>
            </office:change-info>
          </text:insertion>
        </text:changed-region>
        <text:changed-region xml:id="ct246441288" text:id="ct246441288">
          <text:insertion>
            <office:change-info>
              <dc:creator>Peter Camilleri</dc:creator>
              <dc:date>2015-04-25T17:38:00</dc:date>
            </office:change-info>
          </text:insertion>
        </text:changed-region>
        <text:changed-region xml:id="ct246441392" text:id="ct246441392">
          <text:insertion>
            <office:change-info>
              <dc:creator>Peter Camilleri</dc:creator>
              <dc:date>2015-04-25T17:38:00</dc:date>
            </office:change-info>
          </text:insertion>
        </text:changed-region>
        <text:changed-region xml:id="ct246441496" text:id="ct246441496">
          <text:insertion>
            <office:change-info>
              <dc:creator>Peter Camilleri</dc:creator>
              <dc:date>2015-04-25T17:38:00</dc:date>
            </office:change-info>
          </text:insertion>
        </text:changed-region>
        <text:changed-region xml:id="ct246441600" text:id="ct246441600">
          <text:insertion>
            <office:change-info>
              <dc:creator>Peter Camilleri</dc:creator>
              <dc:date>2015-04-25T17:38:00</dc:date>
            </office:change-info>
          </text:insertion>
        </text:changed-region>
        <text:changed-region xml:id="ct246441704" text:id="ct246441704">
          <text:deletion>
            <office:change-info>
              <dc:creator>Peter Camilleri</dc:creator>
              <dc:date>2015-04-25T23:18:00</dc:date>
            </office:change-info>
            <text:p text:style-name="Text_20_body"/>
            <text:p text:style-name="Text_20_body">.polar</text:p>
          </text:deletion>
        </text:changed-region>
        <text:changed-region xml:id="ct246441808" text:id="ct246441808">
          <text:insertion>
            <office:change-info>
              <dc:creator>Peter Camilleri</dc:creator>
              <dc:date>2015-04-25T17:38:00</dc:date>
            </office:change-info>
          </text:insertion>
        </text:changed-region>
        <text:changed-region xml:id="ct246441952" text:id="ct246441952">
          <text:insertion>
            <office:change-info>
              <dc:creator>Peter Camilleri</dc:creator>
              <dc:date>2015-04-25T17:38:00</dc:date>
            </office:change-info>
          </text:insertion>
        </text:changed-region>
        <text:changed-region xml:id="ct246442056" text:id="ct246442056">
          <text:insertion>
            <office:change-info>
              <dc:creator>Peter Camilleri</dc:creator>
              <dc:date>2015-04-25T17:38:00</dc:date>
            </office:change-info>
          </text:insertion>
        </text:changed-region>
        <text:changed-region xml:id="ct246442160" text:id="ct246442160">
          <text:insertion>
            <office:change-info>
              <dc:creator>Peter Camilleri</dc:creator>
              <dc:date>2015-04-25T17:38:00</dc:date>
            </office:change-info>
          </text:insertion>
        </text:changed-region>
        <text:changed-region xml:id="ct246442264" text:id="ct246442264">
          <text:insertion>
            <office:change-info>
              <dc:creator>Peter Camilleri</dc:creator>
              <dc:date>2015-04-25T17:38:00</dc:date>
            </office:change-info>
          </text:insertion>
        </text:changed-region>
        <text:changed-region xml:id="ct246442368" text:id="ct246442368">
          <text:insertion>
            <office:change-info>
              <dc:creator>Peter Camilleri</dc:creator>
              <dc:date>2015-04-25T17:38:00</dc:date>
            </office:change-info>
          </text:insertion>
        </text:changed-region>
        <text:changed-region xml:id="ct246442472" text:id="ct246442472">
          <text:deletion>
            <office:change-info>
              <dc:creator>Peter Camilleri</dc:creator>
              <dc:date>2015-04-25T23:18:00</dc:date>
            </office:change-info>
            <text:p text:style-name="Text_20_body"/>
            <text:p text:style-name="Text_20_body">.r2d</text:p>
          </text:deletion>
        </text:changed-region>
        <text:changed-region xml:id="ct246442576" text:id="ct246442576">
          <text:insertion>
            <office:change-info>
              <dc:creator>Peter Camilleri</dc:creator>
              <dc:date>2015-04-25T17:38:00</dc:date>
            </office:change-info>
          </text:insertion>
        </text:changed-region>
        <text:changed-region xml:id="ct246442680" text:id="ct246442680">
          <text:insertion>
            <office:change-info>
              <dc:creator>Peter Camilleri</dc:creator>
              <dc:date>2015-04-25T17:38:00</dc:date>
            </office:change-info>
          </text:insertion>
        </text:changed-region>
        <text:changed-region xml:id="ct246442784" text:id="ct246442784">
          <text:insertion>
            <office:change-info>
              <dc:creator>Peter Camilleri</dc:creator>
              <dc:date>2015-04-25T17:38:00</dc:date>
            </office:change-info>
          </text:insertion>
        </text:changed-region>
        <text:changed-region xml:id="ct246442888" text:id="ct246442888">
          <text:insertion>
            <office:change-info>
              <dc:creator>Peter Camilleri</dc:creator>
              <dc:date>2015-04-25T17:38:00</dc:date>
            </office:change-info>
          </text:insertion>
        </text:changed-region>
        <text:changed-region xml:id="ct246442992" text:id="ct246442992">
          <text:insertion>
            <office:change-info>
              <dc:creator>Peter Camilleri</dc:creator>
              <dc:date>2015-04-25T17:38:00</dc:date>
            </office:change-info>
          </text:insertion>
        </text:changed-region>
        <text:changed-region xml:id="ct246443096" text:id="ct246443096">
          <text:deletion>
            <office:change-info>
              <dc:creator>Peter Camilleri</dc:creator>
              <dc:date>2015-04-25T23:18:00</dc:date>
            </office:change-info>
            <text:p text:style-name="Text_20_body"/>
            <text:p text:style-name="Text_20_body">.real</text:p>
          </text:deletion>
        </text:changed-region>
        <text:changed-region xml:id="ct246443200" text:id="ct246443200">
          <text:insertion>
            <office:change-info>
              <dc:creator>Peter Camilleri</dc:creator>
              <dc:date>2015-04-25T17:39:00</dc:date>
            </office:change-info>
          </text:insertion>
        </text:changed-region>
        <text:changed-region xml:id="ct246443304" text:id="ct246443304">
          <text:insertion>
            <office:change-info>
              <dc:creator>Peter Camilleri</dc:creator>
              <dc:date>2015-04-25T17:39:00</dc:date>
            </office:change-info>
          </text:insertion>
        </text:changed-region>
        <text:changed-region xml:id="ct246443408" text:id="ct246443408">
          <text:insertion>
            <office:change-info>
              <dc:creator>Peter Camilleri</dc:creator>
              <dc:date>2015-04-25T17:39:00</dc:date>
            </office:change-info>
          </text:insertion>
        </text:changed-region>
        <text:changed-region xml:id="ct246443512" text:id="ct246443512">
          <text:insertion>
            <office:change-info>
              <dc:creator>Peter Camilleri</dc:creator>
              <dc:date>2015-04-25T17:39:00</dc:date>
            </office:change-info>
          </text:insertion>
        </text:changed-region>
        <text:changed-region xml:id="ct246443616" text:id="ct246443616">
          <text:deletion>
            <office:change-info>
              <dc:creator>Peter Camilleri</dc:creator>
              <dc:date>2015-04-25T23:19:00</dc:date>
            </office:change-info>
            <text:p text:style-name="Text_20_body"/>
            <text:p text:style-name="Text_20_body">.round</text:p>
          </text:deletion>
        </text:changed-region>
        <text:changed-region xml:id="ct246443720" text:id="ct246443720">
          <text:insertion>
            <office:change-info>
              <dc:creator>Peter Camilleri</dc:creator>
              <dc:date>2015-04-25T17:39:00</dc:date>
            </office:change-info>
          </text:insertion>
        </text:changed-region>
        <text:changed-region xml:id="ct246443824" text:id="ct246443824">
          <text:insertion>
            <office:change-info>
              <dc:creator>Peter Camilleri</dc:creator>
              <dc:date>2015-04-25T17:39:00</dc:date>
            </office:change-info>
          </text:insertion>
        </text:changed-region>
        <text:changed-region xml:id="ct246443928" text:id="ct246443928">
          <text:insertion>
            <office:change-info>
              <dc:creator>Peter Camilleri</dc:creator>
              <dc:date>2015-04-25T17:39:00</dc:date>
            </office:change-info>
          </text:insertion>
        </text:changed-region>
        <text:changed-region xml:id="ct246444032" text:id="ct246444032">
          <text:insertion>
            <office:change-info>
              <dc:creator>Peter Camilleri</dc:creator>
              <dc:date>2015-04-25T17:39:00</dc:date>
            </office:change-info>
          </text:insertion>
        </text:changed-region>
        <text:changed-region xml:id="ct246444136" text:id="ct246444136">
          <text:insertion>
            <office:change-info>
              <dc:creator>Peter Camilleri</dc:creator>
              <dc:date>2015-04-25T17:39:00</dc:date>
            </office:change-info>
          </text:insertion>
        </text:changed-region>
        <text:changed-region xml:id="ct246444240" text:id="ct246444240">
          <text:insertion>
            <office:change-info>
              <dc:creator>Peter Camilleri</dc:creator>
              <dc:date>2015-04-25T17:39:00</dc:date>
            </office:change-info>
          </text:insertion>
        </text:changed-region>
        <text:changed-region xml:id="ct246444344" text:id="ct246444344">
          <text:deletion>
            <office:change-info>
              <dc:creator>Peter Camilleri</dc:creator>
              <dc:date>2015-04-25T23:19:00</dc:date>
            </office:change-info>
            <text:p text:style-name="Text_20_body"/>
            <text:p text:style-name="Text_20_body">.sin</text:p>
          </text:deletion>
        </text:changed-region>
        <text:changed-region xml:id="ct246444448" text:id="ct246444448">
          <text:insertion>
            <office:change-info>
              <dc:creator>Peter Camilleri</dc:creator>
              <dc:date>2015-04-25T17:39:00</dc:date>
            </office:change-info>
          </text:insertion>
        </text:changed-region>
        <text:changed-region xml:id="ct246444552" text:id="ct246444552">
          <text:insertion>
            <office:change-info>
              <dc:creator>Peter Camilleri</dc:creator>
              <dc:date>2015-04-25T17:39:00</dc:date>
            </office:change-info>
          </text:insertion>
        </text:changed-region>
        <text:changed-region xml:id="ct246444656" text:id="ct246444656">
          <text:insertion>
            <office:change-info>
              <dc:creator>Peter Camilleri</dc:creator>
              <dc:date>2015-04-25T17:39:00</dc:date>
            </office:change-info>
          </text:insertion>
        </text:changed-region>
        <text:changed-region xml:id="ct246444760" text:id="ct246444760">
          <text:insertion>
            <office:change-info>
              <dc:creator>Peter Camilleri</dc:creator>
              <dc:date>2015-04-25T17:39:00</dc:date>
            </office:change-info>
          </text:insertion>
        </text:changed-region>
        <text:changed-region xml:id="ct246444864" text:id="ct246444864">
          <text:insertion>
            <office:change-info>
              <dc:creator>Peter Camilleri</dc:creator>
              <dc:date>2015-04-25T17:39:00</dc:date>
            </office:change-info>
          </text:insertion>
        </text:changed-region>
        <text:changed-region xml:id="ct246444968" text:id="ct246444968">
          <text:deletion>
            <office:change-info>
              <dc:creator>Peter Camilleri</dc:creator>
              <dc:date>2015-04-25T23:19:00</dc:date>
            </office:change-info>
            <text:p text:style-name="Text_20_body"/>
            <text:p text:style-name="Text_20_body">.sinh</text:p>
          </text:deletion>
        </text:changed-region>
        <text:changed-region xml:id="ct246445072" text:id="ct246445072">
          <text:insertion>
            <office:change-info>
              <dc:creator>Peter Camilleri</dc:creator>
              <dc:date>2015-04-25T17:39:00</dc:date>
            </office:change-info>
          </text:insertion>
        </text:changed-region>
        <text:changed-region xml:id="ct246445176" text:id="ct246445176">
          <text:insertion>
            <office:change-info>
              <dc:creator>Peter Camilleri</dc:creator>
              <dc:date>2015-04-25T17:39:00</dc:date>
            </office:change-info>
          </text:insertion>
        </text:changed-region>
        <text:changed-region xml:id="ct246445280" text:id="ct246445280">
          <text:insertion>
            <office:change-info>
              <dc:creator>Peter Camilleri</dc:creator>
              <dc:date>2015-04-25T17:39:00</dc:date>
            </office:change-info>
          </text:insertion>
        </text:changed-region>
        <text:changed-region xml:id="ct246445384" text:id="ct246445384">
          <text:insertion>
            <office:change-info>
              <dc:creator>Peter Camilleri</dc:creator>
              <dc:date>2015-04-25T17:39:00</dc:date>
            </office:change-info>
          </text:insertion>
        </text:changed-region>
        <text:changed-region xml:id="ct246445488" text:id="ct246445488">
          <text:insertion>
            <office:change-info>
              <dc:creator>Peter Camilleri</dc:creator>
              <dc:date>2015-04-25T17:39:00</dc:date>
            </office:change-info>
          </text:insertion>
        </text:changed-region>
        <text:changed-region xml:id="ct246445592" text:id="ct246445592">
          <text:deletion>
            <office:change-info>
              <dc:creator>Peter Camilleri</dc:creator>
              <dc:date>2015-04-25T23:19:00</dc:date>
            </office:change-info>
            <text:p text:style-name="Text_20_body"/>
            <text:p text:style-name="Text_20_body">.sleep</text:p>
          </text:deletion>
        </text:changed-region>
        <text:changed-region xml:id="ct246445696" text:id="ct246445696">
          <text:insertion>
            <office:change-info>
              <dc:creator>Peter Camilleri</dc:creator>
              <dc:date>2015-04-25T17:39:00</dc:date>
            </office:change-info>
          </text:insertion>
        </text:changed-region>
        <text:changed-region xml:id="ct246445800" text:id="ct246445800">
          <text:insertion>
            <office:change-info>
              <dc:creator>Peter Camilleri</dc:creator>
              <dc:date>2015-04-25T17:39:00</dc:date>
            </office:change-info>
          </text:insertion>
        </text:changed-region>
        <text:changed-region xml:id="ct246445904" text:id="ct246445904">
          <text:insertion>
            <office:change-info>
              <dc:creator>Peter Camilleri</dc:creator>
              <dc:date>2015-04-25T17:39:00</dc:date>
            </office:change-info>
          </text:insertion>
        </text:changed-region>
        <text:changed-region xml:id="ct246446048" text:id="ct246446048">
          <text:insertion>
            <office:change-info>
              <dc:creator>Peter Camilleri</dc:creator>
              <dc:date>2015-04-25T17:39:00</dc:date>
            </office:change-info>
          </text:insertion>
        </text:changed-region>
        <text:changed-region xml:id="ct246446152" text:id="ct246446152">
          <text:deletion>
            <office:change-info>
              <dc:creator>Peter Camilleri</dc:creator>
              <dc:date>2015-04-25T23:20:00</dc:date>
            </office:change-info>
            <text:p text:style-name="Text_20_body"/>
            <text:p text:style-name="Text_20_body">.sqr</text:p>
          </text:deletion>
        </text:changed-region>
        <text:changed-region xml:id="ct246446256" text:id="ct246446256">
          <text:insertion>
            <office:change-info>
              <dc:creator>Peter Camilleri</dc:creator>
              <dc:date>2015-04-25T17:39:00</dc:date>
            </office:change-info>
          </text:insertion>
        </text:changed-region>
        <text:changed-region xml:id="ct246446360" text:id="ct246446360">
          <text:insertion>
            <office:change-info>
              <dc:creator>Peter Camilleri</dc:creator>
              <dc:date>2015-04-25T17:39:00</dc:date>
            </office:change-info>
          </text:insertion>
        </text:changed-region>
        <text:changed-region xml:id="ct246446464" text:id="ct246446464">
          <text:insertion>
            <office:change-info>
              <dc:creator>Peter Camilleri</dc:creator>
              <dc:date>2015-04-25T17:39:00</dc:date>
            </office:change-info>
          </text:insertion>
        </text:changed-region>
        <text:changed-region xml:id="ct246446568" text:id="ct246446568">
          <text:insertion>
            <office:change-info>
              <dc:creator>Peter Camilleri</dc:creator>
              <dc:date>2015-04-25T17:39:00</dc:date>
            </office:change-info>
          </text:insertion>
        </text:changed-region>
        <text:changed-region xml:id="ct246446672" text:id="ct246446672">
          <text:deletion>
            <office:change-info>
              <dc:creator>Peter Camilleri</dc:creator>
              <dc:date>2015-04-25T23:20:00</dc:date>
            </office:change-info>
            <text:p text:style-name="Text_20_body"/>
            <text:p text:style-name="Text_20_body">.sqrt</text:p>
          </text:deletion>
        </text:changed-region>
        <text:changed-region xml:id="ct246446776" text:id="ct246446776">
          <text:insertion>
            <office:change-info>
              <dc:creator>Peter Camilleri</dc:creator>
              <dc:date>2015-04-25T17:39:00</dc:date>
            </office:change-info>
          </text:insertion>
        </text:changed-region>
        <text:changed-region xml:id="ct246446880" text:id="ct246446880">
          <text:insertion>
            <office:change-info>
              <dc:creator>Peter Camilleri</dc:creator>
              <dc:date>2015-04-25T17:39:00</dc:date>
            </office:change-info>
          </text:insertion>
        </text:changed-region>
        <text:changed-region xml:id="ct246446984" text:id="ct246446984">
          <text:insertion>
            <office:change-info>
              <dc:creator>Peter Camilleri</dc:creator>
              <dc:date>2015-04-25T17:39:00</dc:date>
            </office:change-info>
          </text:insertion>
        </text:changed-region>
        <text:changed-region xml:id="ct246447088" text:id="ct246447088">
          <text:insertion>
            <office:change-info>
              <dc:creator>Peter Camilleri</dc:creator>
              <dc:date>2015-04-25T17:39:00</dc:date>
            </office:change-info>
          </text:insertion>
        </text:changed-region>
        <text:changed-region xml:id="ct246447192" text:id="ct246447192">
          <text:insertion>
            <office:change-info>
              <dc:creator>Peter Camilleri</dc:creator>
              <dc:date>2015-04-25T17:39:00</dc:date>
            </office:change-info>
          </text:insertion>
        </text:changed-region>
        <text:changed-region xml:id="ct246447296" text:id="ct246447296">
          <text:deletion>
            <office:change-info>
              <dc:creator>Peter Camilleri</dc:creator>
              <dc:date>2015-04-25T23:20:00</dc:date>
            </office:change-info>
            <text:p text:style-name="Text_20_body"/>
            <text:p text:style-name="Text_20_body">.tan</text:p>
          </text:deletion>
        </text:changed-region>
        <text:changed-region xml:id="ct246447400" text:id="ct246447400">
          <text:insertion>
            <office:change-info>
              <dc:creator>Peter Camilleri</dc:creator>
              <dc:date>2015-04-25T17:39:00</dc:date>
            </office:change-info>
          </text:insertion>
        </text:changed-region>
        <text:changed-region xml:id="ct246447504" text:id="ct246447504">
          <text:insertion>
            <office:change-info>
              <dc:creator>Peter Camilleri</dc:creator>
              <dc:date>2015-04-25T17:39:00</dc:date>
            </office:change-info>
          </text:insertion>
        </text:changed-region>
        <text:changed-region xml:id="ct246447608" text:id="ct246447608">
          <text:insertion>
            <office:change-info>
              <dc:creator>Peter Camilleri</dc:creator>
              <dc:date>2015-04-25T17:39:00</dc:date>
            </office:change-info>
          </text:insertion>
        </text:changed-region>
        <text:changed-region xml:id="ct246447712" text:id="ct246447712">
          <text:insertion>
            <office:change-info>
              <dc:creator>Peter Camilleri</dc:creator>
              <dc:date>2015-04-25T17:39:00</dc:date>
            </office:change-info>
          </text:insertion>
        </text:changed-region>
        <text:changed-region xml:id="ct246447816" text:id="ct246447816">
          <text:insertion>
            <office:change-info>
              <dc:creator>Peter Camilleri</dc:creator>
              <dc:date>2015-04-25T17:39:00</dc:date>
            </office:change-info>
          </text:insertion>
        </text:changed-region>
        <text:changed-region xml:id="ct246447920" text:id="ct246447920">
          <text:deletion>
            <office:change-info>
              <dc:creator>Peter Camilleri</dc:creator>
              <dc:date>2015-04-25T23:20:00</dc:date>
            </office:change-info>
            <text:p text:style-name="Text_20_body"/>
            <text:p text:style-name="Text_20_body">.tanh</text:p>
          </text:deletion>
        </text:changed-region>
        <text:changed-region xml:id="ct246448024" text:id="ct246448024">
          <text:insertion>
            <office:change-info>
              <dc:creator>Peter Camilleri</dc:creator>
              <dc:date>2015-04-25T17:39:00</dc:date>
            </office:change-info>
          </text:insertion>
        </text:changed-region>
        <text:changed-region xml:id="ct246448128" text:id="ct246448128">
          <text:insertion>
            <office:change-info>
              <dc:creator>Peter Camilleri</dc:creator>
              <dc:date>2015-04-25T17:39:00</dc:date>
            </office:change-info>
          </text:insertion>
        </text:changed-region>
        <text:changed-region xml:id="ct246448232" text:id="ct246448232">
          <text:insertion>
            <office:change-info>
              <dc:creator>Peter Camilleri</dc:creator>
              <dc:date>2015-04-25T17:39:00</dc:date>
            </office:change-info>
          </text:insertion>
        </text:changed-region>
        <text:changed-region xml:id="ct246448336" text:id="ct246448336">
          <text:insertion>
            <office:change-info>
              <dc:creator>Peter Camilleri</dc:creator>
              <dc:date>2015-04-25T17:39:00</dc:date>
            </office:change-info>
          </text:insertion>
        </text:changed-region>
        <text:changed-region xml:id="ct246448440" text:id="ct246448440">
          <text:insertion>
            <office:change-info>
              <dc:creator>Peter Camilleri</dc:creator>
              <dc:date>2015-04-25T17:39:00</dc:date>
            </office:change-info>
          </text:insertion>
        </text:changed-region>
        <text:changed-region xml:id="ct246448544" text:id="ct246448544">
          <text:deletion>
            <office:change-info>
              <dc:creator>Peter Camilleri</dc:creator>
              <dc:date>2015-04-25T23:20:00</dc:date>
            </office:change-info>
            <text:p text:style-name="Text_20_body"/>
            <text:p text:style-name="Text_20_body">/</text:p>
          </text:deletion>
        </text:changed-region>
        <text:changed-region xml:id="ct246448648" text:id="ct246448648">
          <text:insertion>
            <office:change-info>
              <dc:creator>Peter Camilleri</dc:creator>
              <dc:date>2015-04-25T17:39:00</dc:date>
            </office:change-info>
          </text:insertion>
        </text:changed-region>
        <text:changed-region xml:id="ct246448752" text:id="ct246448752">
          <text:insertion>
            <office:change-info>
              <dc:creator>Peter Camilleri</dc:creator>
              <dc:date>2015-04-25T17:39:00</dc:date>
            </office:change-info>
          </text:insertion>
        </text:changed-region>
        <text:changed-region xml:id="ct246448856" text:id="ct246448856">
          <text:insertion>
            <office:change-info>
              <dc:creator>Peter Camilleri</dc:creator>
              <dc:date>2015-04-25T17:39:00</dc:date>
            </office:change-info>
          </text:insertion>
        </text:changed-region>
        <text:changed-region xml:id="ct246448960" text:id="ct246448960">
          <text:insertion>
            <office:change-info>
              <dc:creator>Peter Camilleri</dc:creator>
              <dc:date>2015-04-25T17:39:00</dc:date>
            </office:change-info>
          </text:insertion>
        </text:changed-region>
        <text:changed-region xml:id="ct246449064" text:id="ct246449064">
          <text:deletion>
            <office:change-info>
              <dc:creator>Peter Camilleri</dc:creator>
              <dc:date>2015-04-25T23:21:00</dc:date>
            </office:change-info>
            <text:p text:style-name="Text_20_body"/>
            <text:p text:style-name="Text_20_body">0&lt;</text:p>
          </text:deletion>
        </text:changed-region>
        <text:changed-region xml:id="ct246449168" text:id="ct246449168">
          <text:insertion>
            <office:change-info>
              <dc:creator>Peter Camilleri</dc:creator>
              <dc:date>2015-04-25T17:39:00</dc:date>
            </office:change-info>
          </text:insertion>
        </text:changed-region>
        <text:changed-region xml:id="ct246449272" text:id="ct246449272">
          <text:insertion>
            <office:change-info>
              <dc:creator>Peter Camilleri</dc:creator>
              <dc:date>2015-04-25T17:39:00</dc:date>
            </office:change-info>
          </text:insertion>
        </text:changed-region>
        <text:changed-region xml:id="ct246449376" text:id="ct246449376">
          <text:insertion>
            <office:change-info>
              <dc:creator>Peter Camilleri</dc:creator>
              <dc:date>2015-04-25T17:39:00</dc:date>
            </office:change-info>
          </text:insertion>
        </text:changed-region>
        <text:changed-region xml:id="ct246449480" text:id="ct246449480">
          <text:insertion>
            <office:change-info>
              <dc:creator>Peter Camilleri</dc:creator>
              <dc:date>2015-04-25T17:39:00</dc:date>
            </office:change-info>
          </text:insertion>
        </text:changed-region>
        <text:changed-region xml:id="ct246449584" text:id="ct246449584">
          <text:deletion>
            <office:change-info>
              <dc:creator>Peter Camilleri</dc:creator>
              <dc:date>2015-04-25T23:21:00</dc:date>
            </office:change-info>
            <text:p text:style-name="Text_20_body"/>
            <text:p text:style-name="Text_20_body">0&lt;=</text:p>
          </text:deletion>
        </text:changed-region>
        <text:changed-region xml:id="ct246449688" text:id="ct246449688">
          <text:insertion>
            <office:change-info>
              <dc:creator>Peter Camilleri</dc:creator>
              <dc:date>2015-04-25T17:39:00</dc:date>
            </office:change-info>
          </text:insertion>
        </text:changed-region>
        <text:changed-region xml:id="ct246449792" text:id="ct246449792">
          <text:insertion>
            <office:change-info>
              <dc:creator>Peter Camilleri</dc:creator>
              <dc:date>2015-04-25T17:39:00</dc:date>
            </office:change-info>
          </text:insertion>
        </text:changed-region>
        <text:changed-region xml:id="ct246449896" text:id="ct246449896">
          <text:insertion>
            <office:change-info>
              <dc:creator>Peter Camilleri</dc:creator>
              <dc:date>2015-04-25T17:39:00</dc:date>
            </office:change-info>
          </text:insertion>
        </text:changed-region>
        <text:changed-region xml:id="ct246450000" text:id="ct246450000">
          <text:insertion>
            <office:change-info>
              <dc:creator>Peter Camilleri</dc:creator>
              <dc:date>2015-04-25T17:39:00</dc:date>
            </office:change-info>
          </text:insertion>
        </text:changed-region>
        <text:changed-region xml:id="ct246515680" text:id="ct246515680">
          <text:deletion>
            <office:change-info>
              <dc:creator>Peter Camilleri</dc:creator>
              <dc:date>2015-04-25T23:21:00</dc:date>
            </office:change-info>
            <text:p text:style-name="Text_20_body"/>
            <text:p text:style-name="Text_20_body">0&lt;=&gt;</text:p>
          </text:deletion>
        </text:changed-region>
        <text:changed-region xml:id="ct246515784" text:id="ct246515784">
          <text:insertion>
            <office:change-info>
              <dc:creator>Peter Camilleri</dc:creator>
              <dc:date>2015-04-25T17:39:00</dc:date>
            </office:change-info>
          </text:insertion>
        </text:changed-region>
        <text:changed-region xml:id="ct246515888" text:id="ct246515888">
          <text:insertion>
            <office:change-info>
              <dc:creator>Peter Camilleri</dc:creator>
              <dc:date>2015-04-25T17:39:00</dc:date>
            </office:change-info>
          </text:insertion>
        </text:changed-region>
        <text:changed-region xml:id="ct246515992" text:id="ct246515992">
          <text:insertion>
            <office:change-info>
              <dc:creator>Peter Camilleri</dc:creator>
              <dc:date>2015-04-25T17:39:00</dc:date>
            </office:change-info>
          </text:insertion>
        </text:changed-region>
        <text:changed-region xml:id="ct246516096" text:id="ct246516096">
          <text:insertion>
            <office:change-info>
              <dc:creator>Peter Camilleri</dc:creator>
              <dc:date>2015-04-25T17:39:00</dc:date>
            </office:change-info>
          </text:insertion>
        </text:changed-region>
        <text:changed-region xml:id="ct246516200" text:id="ct246516200">
          <text:insertion>
            <office:change-info>
              <dc:creator>Peter Camilleri</dc:creator>
              <dc:date>2015-04-25T17:39:00</dc:date>
            </office:change-info>
          </text:insertion>
        </text:changed-region>
        <text:changed-region xml:id="ct246516408" text:id="ct246516408">
          <text:deletion>
            <office:change-info>
              <dc:creator>Peter Camilleri</dc:creator>
              <dc:date>2015-04-25T23:21:00</dc:date>
            </office:change-info>
            <text:p text:style-name="Text_20_body">0&lt;&gt;</text:p>
          </text:deletion>
        </text:changed-region>
        <text:changed-region xml:id="ct246516304" text:id="ct246516304">
          <text:deletion>
            <office:change-info>
              <dc:creator>Peter Camilleri</dc:creator>
              <dc:date>2015-04-25T23:22:00</dc:date>
            </office:change-info>
            <text:p text:style-name="Text_20_body"/>
            <text:p text:style-name="Text_20_body"/>
          </text:deletion>
        </text:changed-region>
        <text:changed-region xml:id="ct246516512" text:id="ct246516512">
          <text:insertion>
            <office:change-info>
              <dc:creator>Peter Camilleri</dc:creator>
              <dc:date>2015-04-25T17:39:00</dc:date>
            </office:change-info>
          </text:insertion>
        </text:changed-region>
        <text:changed-region xml:id="ct246516616" text:id="ct246516616">
          <text:insertion>
            <office:change-info>
              <dc:creator>Peter Camilleri</dc:creator>
              <dc:date>2015-04-25T17:39:00</dc:date>
            </office:change-info>
          </text:insertion>
        </text:changed-region>
        <text:changed-region xml:id="ct246516720" text:id="ct246516720">
          <text:insertion>
            <office:change-info>
              <dc:creator>Peter Camilleri</dc:creator>
              <dc:date>2015-04-25T17:39:00</dc:date>
            </office:change-info>
          </text:insertion>
        </text:changed-region>
        <text:changed-region xml:id="ct246516824" text:id="ct246516824">
          <text:insertion>
            <office:change-info>
              <dc:creator>Peter Camilleri</dc:creator>
              <dc:date>2015-04-25T17:39:00</dc:date>
            </office:change-info>
          </text:insertion>
        </text:changed-region>
        <text:changed-region xml:id="ct246516928" text:id="ct246516928">
          <text:deletion>
            <office:change-info>
              <dc:creator>Peter Camilleri</dc:creator>
              <dc:date>2015-04-25T23:22:00</dc:date>
            </office:change-info>
            <text:p text:style-name="Text_20_body"/>
            <text:p text:style-name="Text_20_body">0=</text:p>
          </text:deletion>
        </text:changed-region>
        <text:changed-region xml:id="ct246517032" text:id="ct246517032">
          <text:insertion>
            <office:change-info>
              <dc:creator>Peter Camilleri</dc:creator>
              <dc:date>2015-04-25T17:39:00</dc:date>
            </office:change-info>
          </text:insertion>
        </text:changed-region>
        <text:changed-region xml:id="ct246517136" text:id="ct246517136">
          <text:insertion>
            <office:change-info>
              <dc:creator>Peter Camilleri</dc:creator>
              <dc:date>2015-04-25T17:39:00</dc:date>
            </office:change-info>
          </text:insertion>
        </text:changed-region>
        <text:changed-region xml:id="ct246517240" text:id="ct246517240">
          <text:insertion>
            <office:change-info>
              <dc:creator>Peter Camilleri</dc:creator>
              <dc:date>2015-04-25T17:39:00</dc:date>
            </office:change-info>
          </text:insertion>
        </text:changed-region>
        <text:changed-region xml:id="ct246517344" text:id="ct246517344">
          <text:insertion>
            <office:change-info>
              <dc:creator>Peter Camilleri</dc:creator>
              <dc:date>2015-04-25T17:39:00</dc:date>
            </office:change-info>
          </text:insertion>
        </text:changed-region>
        <text:changed-region xml:id="ct246517448" text:id="ct246517448">
          <text:deletion>
            <office:change-info>
              <dc:creator>Peter Camilleri</dc:creator>
              <dc:date>2015-04-25T23:22:00</dc:date>
            </office:change-info>
            <text:p text:style-name="Text_20_body"/>
            <text:p text:style-name="Text_20_body">0&gt;</text:p>
          </text:deletion>
        </text:changed-region>
        <text:changed-region xml:id="ct246517552" text:id="ct246517552">
          <text:insertion>
            <office:change-info>
              <dc:creator>Peter Camilleri</dc:creator>
              <dc:date>2015-04-25T17:39:00</dc:date>
            </office:change-info>
          </text:insertion>
        </text:changed-region>
        <text:changed-region xml:id="ct246517656" text:id="ct246517656">
          <text:insertion>
            <office:change-info>
              <dc:creator>Peter Camilleri</dc:creator>
              <dc:date>2015-04-25T17:39:00</dc:date>
            </office:change-info>
          </text:insertion>
        </text:changed-region>
        <text:changed-region xml:id="ct246517760" text:id="ct246517760">
          <text:insertion>
            <office:change-info>
              <dc:creator>Peter Camilleri</dc:creator>
              <dc:date>2015-04-25T17:39:00</dc:date>
            </office:change-info>
          </text:insertion>
        </text:changed-region>
        <text:changed-region xml:id="ct246517864" text:id="ct246517864">
          <text:insertion>
            <office:change-info>
              <dc:creator>Peter Camilleri</dc:creator>
              <dc:date>2015-04-25T17:39:00</dc:date>
            </office:change-info>
          </text:insertion>
        </text:changed-region>
        <text:changed-region xml:id="ct246517968" text:id="ct246517968">
          <text:deletion>
            <office:change-info>
              <dc:creator>Peter Camilleri</dc:creator>
              <dc:date>2015-04-25T23:22:00</dc:date>
            </office:change-info>
            <text:p text:style-name="Text_20_body"/>
            <text:p text:style-name="Text_20_body">0&gt;=</text:p>
          </text:deletion>
        </text:changed-region>
        <text:changed-region xml:id="ct246518072" text:id="ct246518072">
          <text:insertion>
            <office:change-info>
              <dc:creator>Peter Camilleri</dc:creator>
              <dc:date>2015-04-25T17:39:00</dc:date>
            </office:change-info>
          </text:insertion>
        </text:changed-region>
        <text:changed-region xml:id="ct246518176" text:id="ct246518176">
          <text:insertion>
            <office:change-info>
              <dc:creator>Peter Camilleri</dc:creator>
              <dc:date>2015-04-25T17:39:00</dc:date>
            </office:change-info>
          </text:insertion>
        </text:changed-region>
        <text:changed-region xml:id="ct246518280" text:id="ct246518280">
          <text:insertion>
            <office:change-info>
              <dc:creator>Peter Camilleri</dc:creator>
              <dc:date>2015-04-25T17:39:00</dc:date>
            </office:change-info>
          </text:insertion>
        </text:changed-region>
        <text:changed-region xml:id="ct246518384" text:id="ct246518384">
          <text:insertion>
            <office:change-info>
              <dc:creator>Peter Camilleri</dc:creator>
              <dc:date>2015-04-25T17:39:00</dc:date>
            </office:change-info>
          </text:insertion>
        </text:changed-region>
        <text:changed-region xml:id="ct246518488" text:id="ct246518488">
          <text:deletion>
            <office:change-info>
              <dc:creator>Peter Camilleri</dc:creator>
              <dc:date>2015-04-25T23:22:00</dc:date>
            </office:change-info>
            <text:p text:style-name="Text_20_body"/>
            <text:p text:style-name="Text_20_body">1+</text:p>
          </text:deletion>
        </text:changed-region>
        <text:changed-region xml:id="ct246518592" text:id="ct246518592">
          <text:insertion>
            <office:change-info>
              <dc:creator>Peter Camilleri</dc:creator>
              <dc:date>2015-04-25T17:39:00</dc:date>
            </office:change-info>
          </text:insertion>
        </text:changed-region>
        <text:changed-region xml:id="ct246518696" text:id="ct246518696">
          <text:insertion>
            <office:change-info>
              <dc:creator>Peter Camilleri</dc:creator>
              <dc:date>2015-04-25T17:39:00</dc:date>
            </office:change-info>
          </text:insertion>
        </text:changed-region>
        <text:changed-region xml:id="ct246518800" text:id="ct246518800">
          <text:insertion>
            <office:change-info>
              <dc:creator>Peter Camilleri</dc:creator>
              <dc:date>2015-04-25T17:39:00</dc:date>
            </office:change-info>
          </text:insertion>
        </text:changed-region>
        <text:changed-region xml:id="ct246518904" text:id="ct246518904">
          <text:insertion>
            <office:change-info>
              <dc:creator>Peter Camilleri</dc:creator>
              <dc:date>2015-04-25T17:39:00</dc:date>
            </office:change-info>
          </text:insertion>
        </text:changed-region>
        <text:changed-region xml:id="ct246519008" text:id="ct246519008">
          <text:deletion>
            <office:change-info>
              <dc:creator>Peter Camilleri</dc:creator>
              <dc:date>2015-04-25T23:22:00</dc:date>
            </office:change-info>
            <text:p text:style-name="Text_20_body"/>
            <text:p text:style-name="Text_20_body">1-</text:p>
          </text:deletion>
        </text:changed-region>
        <text:changed-region xml:id="ct246519112" text:id="ct246519112">
          <text:insertion>
            <office:change-info>
              <dc:creator>Peter Camilleri</dc:creator>
              <dc:date>2015-04-25T17:39:00</dc:date>
            </office:change-info>
          </text:insertion>
        </text:changed-region>
        <text:changed-region xml:id="ct246519216" text:id="ct246519216">
          <text:insertion>
            <office:change-info>
              <dc:creator>Peter Camilleri</dc:creator>
              <dc:date>2015-04-25T17:39:00</dc:date>
            </office:change-info>
          </text:insertion>
        </text:changed-region>
        <text:changed-region xml:id="ct246519320" text:id="ct246519320">
          <text:insertion>
            <office:change-info>
              <dc:creator>Peter Camilleri</dc:creator>
              <dc:date>2015-04-25T17:39:00</dc:date>
            </office:change-info>
          </text:insertion>
        </text:changed-region>
        <text:changed-region xml:id="ct246519424" text:id="ct246519424">
          <text:insertion>
            <office:change-info>
              <dc:creator>Peter Camilleri</dc:creator>
              <dc:date>2015-04-25T17:39:00</dc:date>
            </office:change-info>
          </text:insertion>
        </text:changed-region>
        <text:changed-region xml:id="ct246519528" text:id="ct246519528">
          <text:deletion>
            <office:change-info>
              <dc:creator>Peter Camilleri</dc:creator>
              <dc:date>2015-04-25T23:23:00</dc:date>
            </office:change-info>
            <text:p text:style-name="Text_20_body"/>
            <text:p text:style-name="Text_20_body">2*</text:p>
          </text:deletion>
        </text:changed-region>
        <text:changed-region xml:id="ct246519632" text:id="ct246519632">
          <text:insertion>
            <office:change-info>
              <dc:creator>Peter Camilleri</dc:creator>
              <dc:date>2015-04-25T17:39:00</dc:date>
            </office:change-info>
          </text:insertion>
        </text:changed-region>
        <text:changed-region xml:id="ct246519736" text:id="ct246519736">
          <text:insertion>
            <office:change-info>
              <dc:creator>Peter Camilleri</dc:creator>
              <dc:date>2015-04-25T17:39:00</dc:date>
            </office:change-info>
          </text:insertion>
        </text:changed-region>
        <text:changed-region xml:id="ct246519840" text:id="ct246519840">
          <text:insertion>
            <office:change-info>
              <dc:creator>Peter Camilleri</dc:creator>
              <dc:date>2015-04-25T17:39:00</dc:date>
            </office:change-info>
          </text:insertion>
        </text:changed-region>
        <text:changed-region xml:id="ct246519944" text:id="ct246519944">
          <text:insertion>
            <office:change-info>
              <dc:creator>Peter Camilleri</dc:creator>
              <dc:date>2015-04-25T17:39:00</dc:date>
            </office:change-info>
          </text:insertion>
        </text:changed-region>
        <text:changed-region xml:id="ct246520048" text:id="ct246520048">
          <text:deletion>
            <office:change-info>
              <dc:creator>Peter Camilleri</dc:creator>
              <dc:date>2015-04-25T23:23:00</dc:date>
            </office:change-info>
            <text:p text:style-name="Text_20_body"/>
            <text:p text:style-name="Text_20_body">2+</text:p>
          </text:deletion>
        </text:changed-region>
        <text:changed-region xml:id="ct246520152" text:id="ct246520152">
          <text:insertion>
            <office:change-info>
              <dc:creator>Peter Camilleri</dc:creator>
              <dc:date>2015-04-25T17:39:00</dc:date>
            </office:change-info>
          </text:insertion>
        </text:changed-region>
        <text:changed-region xml:id="ct246520256" text:id="ct246520256">
          <text:insertion>
            <office:change-info>
              <dc:creator>Peter Camilleri</dc:creator>
              <dc:date>2015-04-25T17:39:00</dc:date>
            </office:change-info>
          </text:insertion>
        </text:changed-region>
        <text:changed-region xml:id="ct246520360" text:id="ct246520360">
          <text:insertion>
            <office:change-info>
              <dc:creator>Peter Camilleri</dc:creator>
              <dc:date>2015-04-25T17:39:00</dc:date>
            </office:change-info>
          </text:insertion>
        </text:changed-region>
        <text:changed-region xml:id="ct246520464" text:id="ct246520464">
          <text:insertion>
            <office:change-info>
              <dc:creator>Peter Camilleri</dc:creator>
              <dc:date>2015-04-25T17:39:00</dc:date>
            </office:change-info>
          </text:insertion>
        </text:changed-region>
        <text:changed-region xml:id="ct246520568" text:id="ct246520568">
          <text:deletion>
            <office:change-info>
              <dc:creator>Peter Camilleri</dc:creator>
              <dc:date>2015-04-25T23:23:00</dc:date>
            </office:change-info>
            <text:p text:style-name="Text_20_body"/>
            <text:p text:style-name="Text_20_body">2-</text:p>
          </text:deletion>
        </text:changed-region>
        <text:changed-region xml:id="ct246520672" text:id="ct246520672">
          <text:insertion>
            <office:change-info>
              <dc:creator>Peter Camilleri</dc:creator>
              <dc:date>2015-04-25T17:39:00</dc:date>
            </office:change-info>
          </text:insertion>
        </text:changed-region>
        <text:changed-region xml:id="ct246520776" text:id="ct246520776">
          <text:insertion>
            <office:change-info>
              <dc:creator>Peter Camilleri</dc:creator>
              <dc:date>2015-04-25T17:39:00</dc:date>
            </office:change-info>
          </text:insertion>
        </text:changed-region>
        <text:changed-region xml:id="ct246520880" text:id="ct246520880">
          <text:insertion>
            <office:change-info>
              <dc:creator>Peter Camilleri</dc:creator>
              <dc:date>2015-04-25T17:39:00</dc:date>
            </office:change-info>
          </text:insertion>
        </text:changed-region>
        <text:changed-region xml:id="ct246520984" text:id="ct246520984">
          <text:insertion>
            <office:change-info>
              <dc:creator>Peter Camilleri</dc:creator>
              <dc:date>2015-04-25T17:39:00</dc:date>
            </office:change-info>
          </text:insertion>
        </text:changed-region>
        <text:changed-region xml:id="ct246521088" text:id="ct246521088">
          <text:deletion>
            <office:change-info>
              <dc:creator>Peter Camilleri</dc:creator>
              <dc:date>2015-04-25T23:24:00</dc:date>
            </office:change-info>
            <text:p text:style-name="Text_20_body"/>
            <text:p text:style-name="Text_20_body">2/</text:p>
          </text:deletion>
        </text:changed-region>
        <text:changed-region xml:id="ct246521192" text:id="ct246521192">
          <text:insertion>
            <office:change-info>
              <dc:creator>Peter Camilleri</dc:creator>
              <dc:date>2015-04-25T17:39:00</dc:date>
            </office:change-info>
          </text:insertion>
        </text:changed-region>
        <text:changed-region xml:id="ct246521296" text:id="ct246521296">
          <text:insertion>
            <office:change-info>
              <dc:creator>Peter Camilleri</dc:creator>
              <dc:date>2015-04-25T17:39:00</dc:date>
            </office:change-info>
          </text:insertion>
        </text:changed-region>
        <text:changed-region xml:id="ct246521400" text:id="ct246521400">
          <text:insertion>
            <office:change-info>
              <dc:creator>Peter Camilleri</dc:creator>
              <dc:date>2015-04-25T17:39:00</dc:date>
            </office:change-info>
          </text:insertion>
        </text:changed-region>
        <text:changed-region xml:id="ct246521504" text:id="ct246521504">
          <text:insertion>
            <office:change-info>
              <dc:creator>Peter Camilleri</dc:creator>
              <dc:date>2015-04-25T17:39:00</dc:date>
            </office:change-info>
          </text:insertion>
        </text:changed-region>
        <text:changed-region xml:id="ct246521608" text:id="ct246521608">
          <text:deletion>
            <office:change-info>
              <dc:creator>Peter Camilleri</dc:creator>
              <dc:date>2015-04-25T23:24:00</dc:date>
            </office:change-info>
            <text:p text:style-name="Text_20_body"/>
            <text:p text:style-name="Text_20_body">&lt;</text:p>
          </text:deletion>
        </text:changed-region>
        <text:changed-region xml:id="ct246521712" text:id="ct246521712">
          <text:insertion>
            <office:change-info>
              <dc:creator>Peter Camilleri</dc:creator>
              <dc:date>2015-04-25T17:39:00</dc:date>
            </office:change-info>
          </text:insertion>
        </text:changed-region>
        <text:changed-region xml:id="ct246521816" text:id="ct246521816">
          <text:insertion>
            <office:change-info>
              <dc:creator>Peter Camilleri</dc:creator>
              <dc:date>2015-04-25T17:39:00</dc:date>
            </office:change-info>
          </text:insertion>
        </text:changed-region>
        <text:changed-region xml:id="ct246521920" text:id="ct246521920">
          <text:insertion>
            <office:change-info>
              <dc:creator>Peter Camilleri</dc:creator>
              <dc:date>2015-04-25T17:39:00</dc:date>
            </office:change-info>
          </text:insertion>
        </text:changed-region>
        <text:changed-region xml:id="ct246522024" text:id="ct246522024">
          <text:insertion>
            <office:change-info>
              <dc:creator>Peter Camilleri</dc:creator>
              <dc:date>2015-04-25T17:39:00</dc:date>
            </office:change-info>
          </text:insertion>
        </text:changed-region>
        <text:changed-region xml:id="ct246522128" text:id="ct246522128">
          <text:insertion>
            <office:change-info>
              <dc:creator>Peter Camilleri</dc:creator>
              <dc:date>2015-04-25T17:39:00</dc:date>
            </office:change-info>
          </text:insertion>
        </text:changed-region>
        <text:changed-region xml:id="ct246522232" text:id="ct246522232">
          <text:deletion>
            <office:change-info>
              <dc:creator>Peter Camilleri</dc:creator>
              <dc:date>2015-04-25T23:24:00</dc:date>
            </office:change-info>
            <text:p text:style-name="Text_20_body"/>
            <text:p text:style-name="Text_20_body">&lt;=</text:p>
          </text:deletion>
        </text:changed-region>
        <text:changed-region xml:id="ct246522336" text:id="ct246522336">
          <text:insertion>
            <office:change-info>
              <dc:creator>Peter Camilleri</dc:creator>
              <dc:date>2015-04-25T17:39:00</dc:date>
            </office:change-info>
          </text:insertion>
        </text:changed-region>
        <text:changed-region xml:id="ct246522440" text:id="ct246522440">
          <text:insertion>
            <office:change-info>
              <dc:creator>Peter Camilleri</dc:creator>
              <dc:date>2015-04-25T17:39:00</dc:date>
            </office:change-info>
          </text:insertion>
        </text:changed-region>
        <text:changed-region xml:id="ct246522544" text:id="ct246522544">
          <text:insertion>
            <office:change-info>
              <dc:creator>Peter Camilleri</dc:creator>
              <dc:date>2015-04-25T17:39:00</dc:date>
            </office:change-info>
          </text:insertion>
        </text:changed-region>
        <text:changed-region xml:id="ct246522648" text:id="ct246522648">
          <text:insertion>
            <office:change-info>
              <dc:creator>Peter Camilleri</dc:creator>
              <dc:date>2015-04-25T17:39:00</dc:date>
            </office:change-info>
          </text:insertion>
        </text:changed-region>
        <text:changed-region xml:id="ct246522752" text:id="ct246522752">
          <text:insertion>
            <office:change-info>
              <dc:creator>Peter Camilleri</dc:creator>
              <dc:date>2015-04-25T17:39:00</dc:date>
            </office:change-info>
          </text:insertion>
        </text:changed-region>
        <text:changed-region xml:id="ct246522856" text:id="ct246522856">
          <text:deletion>
            <office:change-info>
              <dc:creator>Peter Camilleri</dc:creator>
              <dc:date>2015-04-25T23:24:00</dc:date>
            </office:change-info>
            <text:p text:style-name="Text_20_body"/>
            <text:p text:style-name="Text_20_body">&lt;=&gt;</text:p>
          </text:deletion>
        </text:changed-region>
        <text:changed-region xml:id="ct246522960" text:id="ct246522960">
          <text:insertion>
            <office:change-info>
              <dc:creator>Peter Camilleri</dc:creator>
              <dc:date>2015-04-25T17:39:00</dc:date>
            </office:change-info>
          </text:insertion>
        </text:changed-region>
        <text:changed-region xml:id="ct246523064" text:id="ct246523064">
          <text:insertion>
            <office:change-info>
              <dc:creator>Peter Camilleri</dc:creator>
              <dc:date>2015-04-25T17:39:00</dc:date>
            </office:change-info>
          </text:insertion>
        </text:changed-region>
        <text:changed-region xml:id="ct246523168" text:id="ct246523168">
          <text:insertion>
            <office:change-info>
              <dc:creator>Peter Camilleri</dc:creator>
              <dc:date>2015-04-25T17:39:00</dc:date>
            </office:change-info>
          </text:insertion>
        </text:changed-region>
        <text:changed-region xml:id="ct246523272" text:id="ct246523272">
          <text:insertion>
            <office:change-info>
              <dc:creator>Peter Camilleri</dc:creator>
              <dc:date>2015-04-25T17:39:00</dc:date>
            </office:change-info>
          </text:insertion>
        </text:changed-region>
        <text:changed-region xml:id="ct246523376" text:id="ct246523376">
          <text:insertion>
            <office:change-info>
              <dc:creator>Peter Camilleri</dc:creator>
              <dc:date>2015-04-25T17:39:00</dc:date>
            </office:change-info>
          </text:insertion>
        </text:changed-region>
        <text:changed-region xml:id="ct246523584" text:id="ct246523584">
          <text:deletion>
            <office:change-info>
              <dc:creator>Peter Camilleri</dc:creator>
              <dc:date>2015-04-25T23:24:00</dc:date>
            </office:change-info>
            <text:p text:style-name="Text_20_body">&gt;</text:p>
          </text:deletion>
        </text:changed-region>
        <text:changed-region xml:id="ct246523480" text:id="ct246523480">
          <text:deletion>
            <office:change-info>
              <dc:creator>Peter Camilleri</dc:creator>
              <dc:date>2015-04-25T23:25:00</dc:date>
            </office:change-info>
            <text:p text:style-name="Text_20_body"/>
            <text:p text:style-name="Text_20_body"/>
          </text:deletion>
        </text:changed-region>
        <text:changed-region xml:id="ct246523688" text:id="ct246523688">
          <text:insertion>
            <office:change-info>
              <dc:creator>Peter Camilleri</dc:creator>
              <dc:date>2015-04-25T17:39:00</dc:date>
            </office:change-info>
          </text:insertion>
        </text:changed-region>
        <text:changed-region xml:id="ct246593416" text:id="ct246593416">
          <text:insertion>
            <office:change-info>
              <dc:creator>Peter Camilleri</dc:creator>
              <dc:date>2015-04-25T17:39:00</dc:date>
            </office:change-info>
          </text:insertion>
        </text:changed-region>
        <text:changed-region xml:id="ct246593520" text:id="ct246593520">
          <text:insertion>
            <office:change-info>
              <dc:creator>Peter Camilleri</dc:creator>
              <dc:date>2015-04-25T17:39:00</dc:date>
            </office:change-info>
          </text:insertion>
        </text:changed-region>
        <text:changed-region xml:id="ct246593624" text:id="ct246593624">
          <text:insertion>
            <office:change-info>
              <dc:creator>Peter Camilleri</dc:creator>
              <dc:date>2015-04-25T17:39:00</dc:date>
            </office:change-info>
          </text:insertion>
        </text:changed-region>
        <text:changed-region xml:id="ct246593728" text:id="ct246593728">
          <text:insertion>
            <office:change-info>
              <dc:creator>Peter Camilleri</dc:creator>
              <dc:date>2015-04-25T17:39:00</dc:date>
            </office:change-info>
          </text:insertion>
        </text:changed-region>
        <text:changed-region xml:id="ct246593832" text:id="ct246593832">
          <text:deletion>
            <office:change-info>
              <dc:creator>Peter Camilleri</dc:creator>
              <dc:date>2015-04-25T23:25:00</dc:date>
            </office:change-info>
            <text:p text:style-name="Text_20_body"/>
            <text:p text:style-name="Text_20_body">&gt;=</text:p>
          </text:deletion>
        </text:changed-region>
        <text:changed-region xml:id="ct246593936" text:id="ct246593936">
          <text:insertion>
            <office:change-info>
              <dc:creator>Peter Camilleri</dc:creator>
              <dc:date>2015-04-25T17:39:00</dc:date>
            </office:change-info>
          </text:insertion>
        </text:changed-region>
        <text:changed-region xml:id="ct246594040" text:id="ct246594040">
          <text:insertion>
            <office:change-info>
              <dc:creator>Peter Camilleri</dc:creator>
              <dc:date>2015-04-25T17:39:00</dc:date>
            </office:change-info>
          </text:insertion>
        </text:changed-region>
        <text:changed-region xml:id="ct246594144" text:id="ct246594144">
          <text:insertion>
            <office:change-info>
              <dc:creator>Peter Camilleri</dc:creator>
              <dc:date>2015-04-25T17:39:00</dc:date>
            </office:change-info>
          </text:insertion>
        </text:changed-region>
        <text:changed-region xml:id="ct246594248" text:id="ct246594248">
          <text:insertion>
            <office:change-info>
              <dc:creator>Peter Camilleri</dc:creator>
              <dc:date>2015-04-25T17:39:00</dc:date>
            </office:change-info>
          </text:insertion>
        </text:changed-region>
        <text:changed-region xml:id="ct246594352" text:id="ct246594352">
          <text:insertion>
            <office:change-info>
              <dc:creator>Peter Camilleri</dc:creator>
              <dc:date>2015-04-25T17:39:00</dc:date>
            </office:change-info>
          </text:insertion>
        </text:changed-region>
        <text:changed-region xml:id="ct246594456" text:id="ct246594456">
          <text:deletion>
            <office:change-info>
              <dc:creator>Peter Camilleri</dc:creator>
              <dc:date>2015-04-25T23:25:00</dc:date>
            </office:change-info>
            <text:p text:style-name="Text_20_body"/>
            <text:p text:style-name="Text_20_body">mod</text:p>
          </text:deletion>
        </text:changed-region>
        <text:changed-region xml:id="ct246594560" text:id="ct246594560">
          <text:insertion>
            <office:change-info>
              <dc:creator>Peter Camilleri</dc:creator>
              <dc:date>2015-04-25T17:39:00</dc:date>
            </office:change-info>
          </text:insertion>
        </text:changed-region>
        <text:changed-region xml:id="ct246594664" text:id="ct246594664">
          <text:insertion>
            <office:change-info>
              <dc:creator>Peter Camilleri</dc:creator>
              <dc:date>2015-04-25T17:39:00</dc:date>
            </office:change-info>
          </text:insertion>
        </text:changed-region>
        <text:changed-region xml:id="ct246594768" text:id="ct246594768">
          <text:insertion>
            <office:change-info>
              <dc:creator>Peter Camilleri</dc:creator>
              <dc:date>2015-04-25T17:39:00</dc:date>
            </office:change-info>
          </text:insertion>
        </text:changed-region>
        <text:changed-region xml:id="ct246594872" text:id="ct246594872">
          <text:insertion>
            <office:change-info>
              <dc:creator>Peter Camilleri</dc:creator>
              <dc:date>2015-04-25T17:39:00</dc:date>
            </office:change-info>
          </text:insertion>
        </text:changed-region>
        <text:changed-region xml:id="ct246594976" text:id="ct246594976">
          <text:deletion>
            <office:change-info>
              <dc:creator>Peter Camilleri</dc:creator>
              <dc:date>2015-04-25T23:25:00</dc:date>
            </office:change-info>
            <text:p text:style-name="Text_20_body"/>
            <text:p text:style-name="Text_20_body">neg</text:p>
          </text:deletion>
        </text:changed-region>
        <text:changed-region xml:id="ct246595080" text:id="ct246595080">
          <text:insertion>
            <office:change-info>
              <dc:creator>Peter Camilleri</dc:creator>
              <dc:date>2015-04-25T17:39:00</dc:date>
            </office:change-info>
          </text:insertion>
        </text:changed-region>
        <text:changed-region xml:id="ct246595184" text:id="ct246595184">
          <text:insertion>
            <office:change-info>
              <dc:creator>Peter Camilleri</dc:creator>
              <dc:date>2015-04-25T17:39:00</dc:date>
            </office:change-info>
          </text:insertion>
        </text:changed-region>
        <text:changed-region xml:id="ct246595288" text:id="ct246595288">
          <text:insertion>
            <office:change-info>
              <dc:creator>Peter Camilleri</dc:creator>
              <dc:date>2015-04-25T17:39:00</dc:date>
            </office:change-info>
          </text:insertion>
        </text:changed-region>
        <text:changed-region xml:id="ct246595392" text:id="ct246595392">
          <text:insertion>
            <office:change-info>
              <dc:creator>Peter Camilleri</dc:creator>
              <dc:date>2015-04-25T17:39:00</dc:date>
            </office:change-info>
          </text:insertion>
        </text:changed-region>
        <text:changed-region xml:id="ct246595496" text:id="ct2465954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Text_20_body"/>
      <text:p text:style-name="Text_20_body"/>
      <text:p text:style-name="Text_20_body"/>
      <text:p text:style-name="P52">The fOOrth User's Guide </text:p>
      <text:p text:style-name="P52">and</text:p>
      <text:p text:style-name="P52">Reference</text:p>
      <text:p text:style-name="Subtitle">An RPN, object oriented language that is not FORTH.</text:p>
      <text:p text:style-name="Subtitle">by Peter Camilleri </text:p>
      <text:p text:style-name="Text_20_body"/>
      <text:p text:style-name="P5">Last Update: May 9, 2015</text:p>
      <text:p text:style-name="P5">Covering fOOrth version 0.0.3</text:p>
      <text:p text:style-name="P5">Status: Unpublished.</text:p>
      <text:p text:style-name="Text_20_body"/>
      <text:p text:style-name="Text_20_body"/>
      <text:p text:style-name="Text_20_body"/>
      <text:p text:style-name="P65"/>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4">Table of Contents</text:p>
          </text:index-title>
          <text:p text:style-name="P75">The MIT License (MIT).<text:tab/>5</text:p>
          <text:p text:style-name="P75">Introduction<text:tab/>6</text:p>
          <text:p text:style-name="P76">About the name fOOrth<text:tab/>6</text:p>
          <text:p text:style-name="P76">How fOOrth came to be<text:tab/>6</text:p>
          <text:p text:style-name="P76">Goals and Principles<text:tab/>7</text:p>
          <text:p text:style-name="P76">Report Card<text:tab/>8</text:p>
          <text:p text:style-name="P76">Special Note of Thanks<text:tab/>8</text:p>
          <text:p text:style-name="P75">Installation<text:tab/>9</text:p>
          <text:p text:style-name="P76">Ruby<text:tab/>9</text:p>
          <text:p text:style-name="P76">fOOrth<text:tab/>9</text:p>
          <text:p text:style-name="P76">Running fOOrth<text:tab/>10</text:p>
          <text:p text:style-name="P76">Testing<text:tab/>10</text:p>
          <text:p text:style-name="P76">Source Archive<text:tab/>11</text:p>
          <text:p text:style-name="P75">First Steps<text:tab/>12</text:p>
          <text:p text:style-name="P75">The Syntax and Style of fOOrth<text:tab/>14</text:p>
          <text:p text:style-name="P76">Syntax<text:tab/>14</text:p>
          <text:p text:style-name="P76">Spaces<text:tab/>14</text:p>
          <text:p text:style-name="P76">Comments<text:tab/>14</text:p>
          <text:p text:style-name="P76">String Literals<text:tab/>14</text:p>
          <text:p text:style-name="P76">Numeric Literals<text:tab/>15</text:p>
          <text:p text:style-name="P75">A fOOrth Calculator<text:tab/>16</text:p>
          <text:p text:style-name="P76">The Basics<text:tab/>16</text:p>
          <text:p text:style-name="P76">Stack Manipulation<text:tab/>17</text:p>
          <text:p text:style-name="P76">Programming<text:tab/>19</text:p>
          <text:p text:style-name="P76">Control Structures<text:tab/>20</text:p>
          <text:p text:style-name="P76">Data Memory<text:tab/>24</text:p>
          <text:p text:style-name="P75">Data Storage in fOOrth<text:tab/>25</text:p>
          <text:p text:style-name="P76">Typing<text:tab/>25</text:p>
          <text:p text:style-name="P76">Declarations<text:tab/>25</text:p>
          <text:p text:style-name="P76">Scoping<text:tab/>25</text:p>
          <text:p text:style-name="P76">Referencing<text:tab/>26</text:p>
          <text:p text:style-name="P76">Mutation<text:tab/>27</text:p>
          <text:p text:style-name="P75">Cloning Data<text:tab/>29</text:p>
          <text:p text:style-name="P76">Deep vs Shallow Copy<text:tab/>29</text:p>
          <text:p text:style-name="P76">Permissive Copying<text:tab/>32</text:p>
          <text:p text:style-name="P75">Handling Exceptions<text:tab/>33</text:p>
          <text:p text:style-name="P76">The Nature of Exceptions in fOOrth<text:tab/>33</text:p>
          <text:p text:style-name="P76">Handling Errors<text:tab/>33</text:p>
          <text:p text:style-name="P76">Generating Errors<text:tab/>38</text:p>
          <text:p text:style-name="P76">fOOrth Native Exception Codes:<text:tab/>39</text:p>
          <text:p text:style-name="P76">Application Error Codes:<text:tab/>40</text:p>
          <text:p text:style-name="P76">Ruby Mapped Exception Codes:<text:tab/>40</text:p>
          <text:p text:style-name="P75">The Class Tree<text:tab/>45</text:p>
          <text:p text:style-name="P76">A Brief Overview of Key OO Concepts<text:tab/>45</text:p>
          <text:p text:style-name="P76">Classes<text:tab/>45</text:p>
          <text:p text:style-name="P76">Inheritance<text:tab/>46</text:p>
          <text:p text:style-name="P76">Methods<text:tab/>46</text:p>
          <text:p text:style-name="P76">Late Binding and Polymorphism<text:tab/>46</text:p>
          <text:p text:style-name="P76">Prototypes<text:tab/>46</text:p>
          <text:p text:style-name="P75">Method Mapping<text:tab/>47</text:p>
          <text:p text:style-name="P76">Exploring the mapping system<text:tab/>47</text:p>
          <text:p text:style-name="P75">Context<text:tab/>49</text:p>
          <text:p text:style-name="P76">Exploring Context<text:tab/>49</text:p>
          <text:p text:style-name="P76">Tracking the Virtual Machine<text:tab/>51</text:p>
          <text:p text:style-name="P75">Routing<text:tab/>52</text:p>
          <text:p text:style-name="P76">Virtual Machine Methods<text:tab/>52</text:p>
          <text:p text:style-name="P76">Shared Methods<text:tab/>52</text:p>
          <text:p text:style-name="P76">Exclusive Methods<text:tab/>53</text:p>
          <text:p text:style-name="P76">Shared Stub Methods<text:tab/>53</text:p>
          <text:p text:style-name="P76">Exclusive Stub Methods<text:tab/>54</text:p>
          <text:p text:style-name="P76">Local Methods<text:tab/>54</text:p>
          <text:p text:style-name="P76">Routing Internals<text:tab/>54</text:p>
          <text:p text:style-name="P75">Self<text:tab/>57</text:p>
          <text:p text:style-name="P76">Applying Self<text:tab/>57</text:p>
          <text:p text:style-name="P76">Changing Self<text:tab/>58</text:p>
          <text:p text:style-name="P75">Boolean Data<text:tab/>59</text:p>
          <text:p text:style-name="P76">What values represent true and false<text:tab/>59</text:p>
          <text:p text:style-name="P76">Processing Boolean Data<text:tab/>59</text:p>
          <text:p text:style-name="P76">Boolean Constants<text:tab/>59</text:p>
          <text:p text:style-name="P75">Numeric Data<text:tab/>60</text:p>
          <text:p text:style-name="P75">Array<text:tab/>61</text:p>
          <text:p text:style-name="P76">Array Literals<text:tab/>61</text:p>
          <text:p text:style-name="P76">Class Methods<text:tab/>62</text:p>
          <text:p text:style-name="P76">Instance Methods<text:tab/>64</text:p>
          <text:p text:style-name="P75">Class<text:tab/>75</text:p>
          <text:p text:style-name="P76">Instance Methods<text:tab/>75</text:p>
          <text:p text:style-name="P76">Commands<text:tab/>79</text:p>
          <text:p text:style-name="P75">Complex<text:tab/>81</text:p>
          <text:p text:style-name="P76">Complex Literals<text:tab/>81</text:p>
          <text:p text:style-name="P76">Instance Methods<text:tab/>82</text:p>
          <text:p text:style-name="P76">Instance Stubs<text:tab/>82</text:p>
          <text:p text:style-name="P75">FalseClass<text:tab/>83</text:p>
          <text:p text:style-name="P76">FalseClass Literals<text:tab/>83</text:p>
          <text:p text:style-name="P76">Instance Methods<text:tab/>83</text:p>
          <text:p text:style-name="P75"><text:soft-page-break/>Float<text:tab/>85</text:p>
          <text:p text:style-name="P76">Float Literals<text:tab/>85</text:p>
          <text:p text:style-name="P75">Hash<text:tab/>86</text:p>
          <text:p text:style-name="P76">Hash Literals<text:tab/>86</text:p>
          <text:p text:style-name="P76">Instance Methods<text:tab/>87</text:p>
          <text:p text:style-name="P75">InStream<text:tab/>90</text:p>
          <text:p text:style-name="P76">Class Methods<text:tab/>90</text:p>
          <text:p text:style-name="P76">Instance Methods<text:tab/>91</text:p>
          <text:p text:style-name="P76">Class Stubs<text:tab/>92</text:p>
          <text:p text:style-name="P75">Integer<text:tab/>93</text:p>
          <text:p text:style-name="P76">Integer Literals<text:tab/>93</text:p>
          <text:p text:style-name="P76">Instance Methods<text:tab/>93</text:p>
          <text:p text:style-name="P75">NilClass<text:tab/>98</text:p>
          <text:p text:style-name="P76">NilClass Literals<text:tab/>98</text:p>
          <text:p text:style-name="P76">Instance Methods<text:tab/>98</text:p>
          <text:p text:style-name="P75">Numeric<text:tab/>100</text:p>
          <text:p text:style-name="P76">Special Numeric Values<text:tab/>100</text:p>
          <text:p text:style-name="P76">Instance Methods<text:tab/>102</text:p>
          <text:p text:style-name="P75">Object<text:tab/>124</text:p>
          <text:p text:style-name="P76">Instance Methods<text:tab/>124</text:p>
          <text:p text:style-name="P76">Commands<text:tab/>136</text:p>
          <text:p text:style-name="P75">OutStream<text:tab/>138</text:p>
          <text:p text:style-name="P76">Class Methods<text:tab/>138</text:p>
          <text:p text:style-name="P76">Instance Methods<text:tab/>139</text:p>
          <text:p text:style-name="P76">Class Stubs<text:tab/>142</text:p>
          <text:p text:style-name="P75">Procedure<text:tab/>143</text:p>
          <text:p text:style-name="P76">Procedure Literals<text:tab/>143</text:p>
          <text:p text:style-name="P76">Instance Methods<text:tab/>143</text:p>
          <text:p text:style-name="P75">Queue<text:tab/>145</text:p>
          <text:p text:style-name="P76">Instance Methods<text:tab/>145</text:p>
          <text:p text:style-name="P75">Rational<text:tab/>147</text:p>
          <text:p text:style-name="P76">Rational Literals<text:tab/>147</text:p>
          <text:p text:style-name="P76">Instance Methods<text:tab/>147</text:p>
          <text:p text:style-name="P75">Stack<text:tab/>148</text:p>
          <text:p text:style-name="P76">Instance Methods<text:tab/>148</text:p>
          <text:p text:style-name="P75">String<text:tab/>150</text:p>
          <text:p text:style-name="P76">String Literals<text:tab/>150</text:p>
          <text:p text:style-name="P76">Format Strings<text:tab/>151</text:p>
          <text:p text:style-name="P76">Instance Methods<text:tab/>154</text:p>
          <text:p text:style-name="P75">Thread<text:tab/>167</text:p>
          <text:p text:style-name="P76">Class Methods<text:tab/>167</text:p>
          <text:p text:style-name="P76">Instance Methods<text:tab/>168</text:p>
          <text:p text:style-name="P75">TrueClass<text:tab/>170</text:p>
          <text:p text:style-name="P76">TrueClass Literals<text:tab/>170</text:p>
          <text:p text:style-name="P75">VirtualMachine<text:tab/>171</text:p>
          <text:p text:style-name="P76">Instance Methods<text:tab/>171</text:p>
          <text:p text:style-name="P76">Commands<text:tab/>197</text:p>
          <text:p text:style-name="P75">Appendix A – Symbol Glossary<text:tab/>202</text:p>
          <text:p text:style-name="P75">Appendix B – Regular Expressions<text:tab/>204</text:p>
          <text:p text:style-name="P75">Edit History:<text:tab/>208</text:p>
        </text:index-body>
      </text:table-of-content>
      <text:p text:style-name="Text_20_body"/>
      <text:h text:style-name="P7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2" text:outline-level="1">Introduction</text:h>
      <text:h text:style-name="Heading_20_2" text:outline-level="2">About the name fOOrth</text:h>
      <text:p text:style-name="Standard"/>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605752613296868693" text:style-name="L1">
        <text:list-item>
          <text:p text:style-name="P82">A Simple, Easy-to-Understand syntax that is none the less, Expressive and Compact:</text:p>
        </text:list-item>
      </text:list>
      <text:list xml:id="list3316200925294486929" text:style-name="L2">
        <text:list-item>
          <text:list>
            <text:list-item>
              <text:p text:style-name="P83">Source code in fOOrth is free-form with no line oriented limitations or rules.</text:p>
            </text:list-item>
            <text:list-item>
              <text:p text:style-name="P83">Support is given to the easy representation of common literal data such as strings, integers, floating point numbers, rational numbers, and complex numbers.</text:p>
            </text:list-item>
          </text:list>
        </text:list-item>
      </text:list>
      <text:list xml:id="list40676386" text:continue-list="list5605752613296868693" text:style-name="L1">
        <text:list-item>
          <text:p text:style-name="P82">Safe Data and Data Structures:</text:p>
        </text:list-item>
      </text:list>
      <text:list xml:id="list6782234741387959139" text:style-name="L3">
        <text:list-item>
          <text:list>
            <text:list-item>
              <text:p text:style-name="P85">Simple, reliable arithmetic. In fOOrth, integer operations never overflow. Rational values can be represented exactly, complex numbers are supported, and conversions between numeric types are simple.</text:p>
            </text:list-item>
            <text:list-item>
              <text:p text:style-name="P85"><text:soft-page-break/>Strings grow as needed without the need to allocate space or worry about overflow.</text:p>
            </text:list-item>
            <text:list-item>
              <text:p text:style-name="P85">Data containers such as arrays and hashes grow as needed. Out of range subscripts cannot access undefined memory regions. </text:p>
            </text:list-item>
          </text:list>
        </text:list-item>
      </text:list>
      <text:list xml:id="list40675873" text:continue-list="list40676386" text:style-name="L1">
        <text:list-item>
          <text:p text:style-name="P82">Message Passing:</text:p>
        </text:list-item>
      </text:list>
      <text:list xml:id="list2475713743205922908" text:style-name="L4">
        <text:list-item>
          <text:list>
            <text:list-item>
              <text:p text:style-name="P104">In fOOrth all actions take the form of messages sent to a receiver.</text:p>
            </text:list-item>
            <text:list-item>
              <text:p text:style-name="P104">The routing of messages is specified by the exact type of the message.</text:p>
            </text:list-item>
            <text:list-item>
              <text:p text:style-name="P104">Message receivers include data items on the stack as well as the virtual machine object associated with the current thread of execution.</text:p>
            </text:list-item>
            <text:list-item>
              <text:p text:style-name="P104">Messages for which no routing specification can be found, generate an error at compile time.</text:p>
            </text:list-item>
          </text:list>
        </text:list-item>
      </text:list>
      <text:list xml:id="list40656588" text:continue-list="list40675873" text:style-name="L1">
        <text:list-item>
          <text:p text:style-name="P82">Object Oriented Design:</text:p>
        </text:list-item>
      </text:list>
      <text:list xml:id="list5199244312999418170" text:style-name="L5">
        <text:list-item>
          <text:list>
            <text:list-item>
              <text:p text:style-name="P86">Support class based inheritance, with a non-cyclic (single inheritance) tree derived from a common base Object class.</text:p>
            </text:list-item>
            <text:list-item>
              <text:p text:style-name="P105">Support late binding and polymorphism through message interface compatibility or “duck” typing.</text:p>
            </text:list-item>
          </text:list>
        </text:list-item>
      </text:list>
      <text:list xml:id="list40679430" text:continue-list="list40656588" text:style-name="L1">
        <text:list-item>
          <text:p text:style-name="P82">Meta programming: </text:p>
        </text:list-item>
      </text:list>
      <text:list xml:id="list923751244886646030" text:style-name="L6">
        <text:list-item>
          <text:list>
            <text:list-item>
              <text:p text:style-name="P106">Support extensible language constructs by making the compiler an accessible part of the system.</text:p>
            </text:list-item>
          </text:list>
        </text:list-item>
      </text:list>
      <text:list xml:id="list40664348" text:continue-list="list40679430" text:style-name="L1">
        <text:list-item>
          <text:p text:style-name="P82">Reliability:</text:p>
        </text:list-item>
      </text:list>
      <text:list xml:id="list7146049106614115488" text:style-name="L7">
        <text:list-item>
          <text:list>
            <text:list-item>
              <text:p text:style-name="P107">Errors should be detected as soon as possible. </text:p>
            </text:list-item>
          </text:list>
        </text:list-item>
      </text:list>
      <text:list xml:id="list40654923" text:continue-list="list40664348" text:style-name="L1">
        <text:list-item>
          <text:p text:style-name="P87">Building on the host language:</text:p>
        </text:list-item>
      </text:list>
      <text:list xml:id="list3175837154315362900" text:style-name="L8">
        <text:list-item>
          <text:list>
            <text:list-item>
              <text:p text:style-name="P8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58961088"/>Thanks<text:alphabetical-index-mark-end text:id="IMark15896108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551390728681525565" text:style-name="L9">
        <text:list-item>
          <text:p text:style-name="P108">ruby 1.9.3p484 (2013-11-22) [i386-mingw32]</text:p>
        </text:list-item>
        <text:list-item>
          <text:p text:style-name="P108">ruby 2.1.5p273 (2014-11-13 revision 48405) [i386-mingw32]</text:p>
        </text:list-item>
        <text:list-item>
          <text:p text:style-name="P108">Rubinius – to be tested!</text:p>
        </text:list-item>
        <text:list-item>
          <text:p text:style-name="P108">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158961088"/>Rake<text:alphabetical-index-mark-end text:id="IMark158961088"/>:</text:h>
      <text:p text:style-name="P55">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8961088"/>Demo.rb<text:alphabetical-index-mark-end text:id="IMark15896108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8961088"/>Testing<text:alphabetical-index-mark-end text:id="IMark1589610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58961088"/>Known Issues<text:alphabetical-index-mark-end text:id="IMark1589610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8961088"/>Archive<text:alphabetical-index-mark-end text:id="IMark1589610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5462448"/>F10:<text:change-end text:change-id="ct245462448"/><text:change-start text:change-id="ct245462552"/> <text:change-end text:change-id="ct2454625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3073564"/>drop<text:alphabetical-index-mark-end text:id="IMark10307356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03073564"/>dup<text:alphabetical-index-mark-end text:id="IMark10307356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103073564"/>nip<text:alphabetical-index-mark-end text:id="IMark10307356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03073564"/>over<text:alphabetical-index-mark-end text:id="IMark10307356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3073564"/>pick<text:alphabetical-index-mark-end text:id="IMark10307356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3073564"/>swap<text:alphabetical-index-mark-end text:id="IMark10307356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103073564"/>tuck<text:alphabetical-index-mark-end text:id="IMark10307356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938438842191235166" text:style-name="L10">
        <text:list-item>
          <text:p text:style-name="P89">To store return addresses for word calls. In fOOrth this is handled by the Ruby virtual machine.</text:p>
        </text:list-item>
        <text:list-item>
          <text:p text:style-name="P89">To store context for control structures. In fOOrth the context mechanism provides for a far richer and more reliable set of control, compile, and data structures.</text:p>
        </text:list-item>
        <text:list-item>
          <text:p text:style-name="P8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84343256"/>if<text:alphabetical-index-mark-end text:id="IMark2843432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84343256"/>else<text:alphabetical-index-mark-end text:id="IMark284343256"/>” and “<text:alphabetical-index-mark-start text:id="IMark284340904"/>then<text:alphabetical-index-mark-end text:id="IMark2843409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84340904"/>switch<text:alphabetical-index-mark-end text:id="IMark28434090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284340904"/>do<text:alphabetical-index-mark-end text:id="IMark2843409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284340904"/>loop<text:alphabetical-index-mark-end text:id="IMark284340904"/>” commands mark the boundaries of the loop; The “<text:alphabetical-index-mark-start text:id="IMark284343256"/>i<text:alphabetical-index-mark-end text:id="IMark284343256"/>” command is used to retrieve the current loop counter value. For nested loops, the “<text:alphabetical-index-mark-start text:id="IMark284341432"/>j<text:alphabetical-index-mark-end text:id="IMark284341432"/>” command retrieves the value of the outer loops counter value. <text:s/>By default, the “loop” command adds one to the loop value. For more flexible looping, the “<text:alphabetical-index-mark-start text:id="IMark284343784"/>+loop<text:alphabetical-index-mark-end text:id="IMark2843437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2">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84343784"/>-i<text:alphabetical-index-mark-end text:id="IMark284343784"/> and <text:alphabetical-index-mark-start text:id="IMark284341432"/>-j<text:alphabetical-index-mark-end text:id="IMark28434143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84341432"/>begin<text:alphabetical-index-mark-end text:id="IMark28434143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435721550053893638" text:style-name="L11">
        <text:list-item>
          <text:p text:style-name="P90">begin … <text:alphabetical-index-mark-start text:id="IMark284343256"/>until<text:alphabetical-index-mark-end text:id="IMark284343256"/> – loops until the top of stack is true.</text:p>
        </text:list-item>
        <text:list-item>
          <text:p text:style-name="P90">begin … <text:alphabetical-index-mark-start text:id="IMark284341432"/>again<text:alphabetical-index-mark-end text:id="IMark284341432"/> – loops indefinitely </text:p>
        </text:list-item>
        <text:list-item>
          <text:p text:style-name="P90">begin … <text:alphabetical-index-mark-start text:id="IMark284343256"/>repeat<text:alphabetical-index-mark-end text:id="IMark2843432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84343256"/>Typing<text:alphabetical-index-mark-end text:id="IMark2843432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84343256"/>Duck Typing<text:alphabetical-index-mark-end text:id="IMark28434325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84343256"/>Declarations<text:alphabetical-index-mark-end text:id="IMark2843432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84343256"/>Scoping<text:alphabetical-index-mark-end text:id="IMark2843432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84343256"/><text:span text:style-name="T7">val:</text:span><text:alphabetical-index-mark-end text:id="IMark284343256"/> and <text:alphabetical-index-mark-start text:id="IMark284343784"/><text:span text:style-name="T7">var:</text:span><text:alphabetical-index-mark-end text:id="IMark284343784"/></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84343784"/><text:span text:style-name="T7">.init</text:span><text:alphabetical-index-mark-end text:id="IMark284343784"/> method being the most popular since it is called to initialize a new instance of the object.</text:p>
      <text:p text:style-name="P1">Methods: <text:alphabetical-index-mark-start text:id="IMark284343784"/><text:span text:style-name="T7">val@:</text:span><text:alphabetical-index-mark-end text:id="IMark284343784"/> and <text:alphabetical-index-mark-start text:id="IMark284343256"/><text:span text:style-name="T7">var@:</text:span><text:alphabetical-index-mark-end text:id="IMark28434325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84343256"/><text:span text:style-name="T7">val#:</text:span><text:alphabetical-index-mark-end text:id="IMark284343256"/> and <text:alphabetical-index-mark-start text:id="IMark284343784"/><text:span text:style-name="T7">var#:</text:span><text:alphabetical-index-mark-end text:id="IMark284343784"/></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84343784"/><text:span text:style-name="T7">val$:</text:span><text:alphabetical-index-mark-end text:id="IMark284343784"/> and <text:alphabetical-index-mark-start text:id="IMark284343256"/><text:span text:style-name="T7">var$:</text:span><text:alphabetical-index-mark-end text:id="IMark28434325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84343256"/>Referencing<text:alphabetical-index-mark-end text:id="IMark2843432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84411984"/>Mutation<text:alphabetical-index-mark-end text:id="IMark28441198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284343112"/>dup<text:alphabetical-index-mark-end text:id="IMark284343112"/></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284343112"/>copy<text:alphabetical-index-mark-end text:id="IMark28434311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284343112"/>.copy<text:alphabetical-index-mark-end text:id="IMark28434311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284343112"/>clone<text:alphabetical-index-mark-end text:id="IMark28434311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284343112"/>.clone<text:alphabetical-index-mark-end text:id="IMark28434311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766954755826762416" text:style-name="L12">
        <text:list-item>
          <text:p text:style-name="P109">No Copying</text:p>
        </text:list-item>
        <text:list-item>
          <text:p text:style-name="P109">Shallow Copying</text:p>
        </text:list-item>
        <text:list-item>
          <text:p text:style-name="P10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84426452"/>.clone_exclude<text:alphabetical-index-mark-end text:id="IMark2844264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84426452"/>try<text:alphabetical-index-mark-end text:id="IMark284426452"/> block</text:h>
      <text:p text:style-name="P1">The bare basics of an exception handled code block is:</text:p>
      <text:p text:style-name="Code"/>
      <text:p text:style-name="Code">try (dangerous code here) <text:alphabetical-index-mark-start text:id="IMark284426452"/>catch<text:alphabetical-index-mark-end text:id="IMark28442645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84426452"/>?"<text:alphabetical-index-mark-end text:id="IMark2844264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84426452"/>bounce<text:alphabetical-index-mark-end text:id="IMark28442645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84426452"/>bounce<text:alphabetical-index-mark-end text:id="IMark28442645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84426452" text:main-entry="true"/>finally<text:alphabetical-index-mark-end text:id="IMark284426452"/>”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84426452"/>try<text:alphabetical-index-mark-end text:id="IMark284426452"/></text:p>
      <text:p text:style-name="Code"><text:s text:c="2"/>(dangerous code)</text:p>
      <text:p text:style-name="Code">(optional) <text:alphabetical-index-mark-start text:id="IMark284426452"/>catch<text:alphabetical-index-mark-end text:id="IMark284426452"/></text:p>
      <text:p text:style-name="Code"><text:s text:c="2"/>(exception handler with optional <text:alphabetical-index-mark-start text:id="IMark284426452"/>?"<text:alphabetical-index-mark-end text:id="IMark284426452"/>Exx" and <text:alphabetical-index-mark-start text:id="IMark284398876"/>bounce<text:alphabetical-index-mark-end text:id="IMark284398876"/>)</text:p>
      <text:p text:style-name="Code">(optional) <text:alphabetical-index-mark-start text:id="IMark284398876"/>finally<text:alphabetical-index-mark-end text:id="IMark284398876"/></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84398876"/>throw"<text:alphabetical-index-mark-end text:id="IMark284398876"/>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284398876"/>.throw<text:alphabetical-index-mark-end text:id="IMark28439887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0</text:p>
          </table:table-cell>
          <table:table-cell table:style-name="Table21.D2" office:value-type="string">
            <text:p text:style-name="P27">Syntax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1</text:p>
          </table:table-cell>
          <table:table-cell table:style-name="Table21.D2" office:value-type="string">
            <text:p text:style-name="P27">Specification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5">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7"/>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1</text:p>
          </table:table-cell>
          <table:table-cell table:style-name="Table21.D2" office:value-type="string">
            <text:p text:style-name="P27">Stack/Queue Underflow</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1</text:p>
          </table:table-cell>
          <table:table-cell table:style-name="Table21.D2" office:value-type="string">
            <text:p text:style-name="P29">Invalid loop increment value: &lt;value&gt;</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9">F</text:p>
          </table:table-cell>
          <table:table-cell table:style-name="Table21.A2" office:value-type="string">
            <text:p text:style-name="P49">6</text:p>
          </table:table-cell>
          <table:table-cell table:style-name="Table21.A2" office:value-type="string">
            <text:p text:style-name="P49">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5">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Database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5">Encoding::Invalid Byte Sequenc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5">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Fiber Error</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8</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Nam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8</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No Metho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9</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ang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9</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Float 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0</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egular Expres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untim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1</text:p>
          </table:table-cell>
          <table:table-cell table:style-name="Table55.F2" office:value-type="string">
            <text:p text:style-name="P45">Gem::Command Lin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2</text:p>
          </table:table-cell>
          <table:table-cell table:style-name="Table55.F2" office:value-type="string">
            <text:p text:style-name="P45">Gem::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3</text:p>
          </table:table-cell>
          <table:table-cell table:style-name="Table55.F2" office:value-type="string">
            <text:p text:style-name="P45">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6">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6">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5">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5">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5">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5">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5">Gem::Specific 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5">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5">Gem::Impossible Dependencies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5">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5">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5">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5">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5">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5">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5">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5">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5">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5">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2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CCE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INUS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NOTAVAI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LREAD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ADF</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US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HIL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ABORT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FUS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ADL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STADDRR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O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QUOT</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EXIS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AUL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LS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T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VA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LOO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LIN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SGSIZ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AMETOOLON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BU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N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XE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L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ME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PROTOOP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P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Y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EMPTY</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S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T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X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OPNOTSUP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ER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CLI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TY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ANG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EMOT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O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HU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OCKT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R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TA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IMEDOU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OOMANYRE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USER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X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NOERROR</text:p>
          </table:table-cell>
          <table:table-cell table:style-name="Table55.F2" office:value-type="string">
            <text:p text:style-name="P45">Nothing to see here. Move along, move along.</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6">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7">Object</text:p>
      <text:p text:style-name="P57"><text:tab/>Array</text:p>
      <text:p text:style-name="P57"><text:tab/>Class</text:p>
      <text:p text:style-name="P57"><text:tab/>FalseClass</text:p>
      <text:p text:style-name="P57"><text:tab/>Hash</text:p>
      <text:p text:style-name="P57"><text:tab/>InStream</text:p>
      <text:p text:style-name="P57"><text:tab/>NilClass</text:p>
      <text:p text:style-name="P57"><text:tab/>Numeric</text:p>
      <text:p text:style-name="P57"><text:tab/><text:tab/>Complex</text:p>
      <text:p text:style-name="P57"><text:tab/><text:tab/>Float</text:p>
      <text:p text:style-name="P57"><text:tab/><text:tab/>Integer</text:p>
      <text:p text:style-name="P57"><text:tab/><text:tab/><text:tab/>Bignum</text:p>
      <text:p text:style-name="P57"><text:tab/><text:tab/><text:tab/>Fixnum</text:p>
      <text:p text:style-name="P57"><text:tab/><text:tab/>Rational</text:p>
      <text:p text:style-name="P57"><text:tab/>OutStream</text:p>
      <text:p text:style-name="P57"><text:tab/>Procedure</text:p>
      <text:p text:style-name="P57"><text:tab/>Queue</text:p>
      <text:p text:style-name="P57"><text:tab/>String</text:p>
      <text:p text:style-name="P57"><text:tab/>Thread</text:p>
      <text:p text:style-name="P57"><text:tab/>TrueClass</text:p>
      <text:p text:style-name="P57"><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58739864"/>Classes<text:alphabetical-index-mark-end text:id="IMark15873986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58739864"/>Inheritance<text:alphabetical-index-mark-end text:id="IMark15873986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58739864"/>Methods<text:alphabetical-index-mark-end text:id="IMark158739864"/></text:h>
      <text:p text:style-name="P1">All code in fOOrth is contained in methods. A method is a fragment of code that an object uses to respond to a message that has been sent to that object. In fOOrth there are three sorts of methods:</text:p>
      <text:list xml:id="list5702059732368599092" text:style-name="L13">
        <text:list-item>
          <text:p text:style-name="P91">Shared: Methods that are common to all instances of the class that contains them.</text:p>
        </text:list-item>
        <text:list-item>
          <text:p text:style-name="P91">Exclusive: Methods that are defined for one and only one object (and all of its clones that are created <text:span text:style-name="T2">after</text:span> the exclusive method is defined.).</text:p>
        </text:list-item>
        <text:list-item>
          <text:p text:style-name="P91">Local: Methods that are created in a context and are accessible only in that context. When the context concludes, these methods are no longer accessible.</text:p>
        </text:list-item>
      </text:list>
      <text:h text:style-name="Heading_20_2" text:outline-level="2"><text:alphabetical-index-mark-start text:id="IMark284426452"/>Late Binding<text:alphabetical-index-mark-end text:id="IMark284426452"/> and <text:alphabetical-index-mark-start text:id="IMark284398876"/>Polymorphism<text:alphabetical-index-mark-end text:id="IMark28439887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84398876"/>Prototypes<text:alphabetical-index-mark-end text:id="IMark28439887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84398876"/>Method Mapping<text:alphabetical-index-mark-end text:id="IMark28439887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804754469490850197" text:style-name="L14">
        <text:list-item>
          <text:p text:style-name="P92">The strings used by fOOrth needed to be converted to Ruby symbols to allow code to be executed in Ruby.</text:p>
        </text:list-item>
        <text:list-item>
          <text:p text:style-name="P9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84426452"/>SymbolMap<text:alphabetical-index-mark-end text:id="IMark284426452"/> class. This class creates mappings in one of two ways:</text:p>
      <text:list xml:id="list1236291422831514358" text:style-name="L15">
        <text:list-item>
          <text:p text:style-name="P9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84426452"/>)context<text:alphabetical-index-mark-end text:id="IMark284426452"/>.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84426452"/>)context!<text:alphabetical-index-mark-end text:id="IMark284426452"/> is more useful. This method had the immediate attribute, meaning that it executes, even when the mode is deferred or compiling. This allows us to take a peek at the context inside of the working compiler. Consider these examples:</text:p>
      <text:p text:style-name="Code"/>
      <text:p text:style-name="P60">&gt;<text:span text:style-name="T12">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84426452"/>)vm<text:alphabetical-index-mark-end text:id="IMark284426452"/> and its immediate version <text:alphabetical-index-mark-start text:id="IMark284398876"/>)vm!<text:alphabetical-index-mark-end text:id="IMark284398876"/>.</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84398876"/>Routing<text:alphabetical-index-mark-end text:id="IMark28439887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8178890843050619133" text:style-name="L16">
        <text:list-item>
          <text:p text:style-name="P94">The defining word used to create the method.</text:p>
        </text:list-item>
        <text:list-item>
          <text:p text:style-name="P94">The receiver of the defining word used to create the method.</text:p>
        </text:list-item>
        <text:list-item>
          <text:p text:style-name="P9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ext:soft-page-break/>The lead character determines the routing:</text:p>
      <text:list xml:id="list1586738725868091338" text:style-name="L17">
        <text:list-item>
          <text:p text:style-name="P95">“.” - indicates that the message is routed to the top-of-stack element (TOS)</text:p>
        </text:list-item>
        <text:list-item>
          <text:p text:style-name="P95">“~” - indicates that the message is routed to the “self” entity of the method (see the section Self below). Since these messages are only routed to the object itself, they are in effect private methods.</text:p>
        </text:list-item>
        <text:list-item>
          <text:p text:style-name="P9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40677779" text:continue-numbering="true" text:style-name="L17">
        <text:list-item>
          <text:p text:style-name="P95">“.” - indicates that the message is routed to the top-of-stack element (TOS)</text:p>
        </text:list-item>
        <text:list-item>
          <text:p text:style-name="P95">“~” - indicates that the message is routed to the “self” entity of the method (see the section Self below). Since these messages are only routed to the object itself, they are in effect private methods.</text:p>
        </text:list-item>
        <text:list-item>
          <text:p text:style-name="P9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58843216"/>:<text:alphabetical-index-mark-end text:id="IMark158843216"/></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58843216"/>.:<text:alphabetical-index-mark-end text:id="IMark15884321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58843216"/>.::<text:alphabetical-index-mark-end text:id="IMark15884321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6">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284343304"/>do_map_name<text:alphabetical-index-mark-end text:id="IMark28434330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5462760"/>F10: <text:change-end text:change-id="ct245462760"/>?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284343304"/>self<text:alphabetical-index-mark-end text:id="IMark284343304"/>”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884100960122173183" text:style-name="L18">
        <text:list-item>
          <text:p text:style-name="P9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6">For TOS routed methods, access to self is as simple as “self .method_name”. This was done in the MyClass example above. The self value is a free value that does not to be declared.</text:p>
        </text:list-item>
        <text:list-item>
          <text:p text:style-name="P9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6">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84343304"/>.with{<text:alphabetical-index-mark-end text:id="IMark284343304"/>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964515512808542021" text:style-name="L19">
        <text:list-item>
          <text:p text:style-name="P9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7">A .with{ … } clause can be used to take a value and give easy access to that value within the executed block without having to create a local value.</text:p>
        </text:list-item>
        <text:list-item>
          <text:p text:style-name="P97">Access to the self value is generally faster than other forms of access. Thus this construct can yield performance enhancements.</text:p>
        </text:list-item>
      </text:list>
      <text:p text:style-name="P1"/>
      <text:h text:style-name="Heading_20_1" text:outline-level="1"><text:alphabetical-index-mark-start text:id="IMark284343304"/>Boolean<text:alphabetical-index-mark-end text:id="IMark2843433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284342968"/>FalseClass<text:alphabetical-index-mark-end text:id="IMark284342968"/></text:p>
            <text:p text:style-name="P14"><text:alphabetical-index-mark-start text:id="IMark284342968"/>NilClass<text:alphabetical-index-mark-end text:id="IMark284342968"/></text:p>
          </table:table-cell>
          <table:table-cell table:style-name="Table118.B2" office:value-type="string">
            <text:p text:style-name="P14"><text:alphabetical-index-mark-start text:id="IMark284342968"/>Object<text:alphabetical-index-mark-end text:id="IMark284342968"/></text:p>
          </table:table-cell>
        </table:table-row>
      </table:table>
      <text:p text:style-name="P10"/>
      <text:p text:style-name="P11">Note that while false processing occurs in FalseClass and NilClass, true processing occurs in Object and not <text:alphabetical-index-mark-start text:id="IMark284343304"/>TrueClass<text:alphabetical-index-mark-end text:id="IMark28434330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284343304"/>Numeric<text:alphabetical-index-mark-end text:id="IMark2843433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983897617579598719" text:style-name="L20">
        <text:list-item>
          <text:p text:style-name="P98">Integer defines a few “bit” oriented operations that are specific to whole numbers.</text:p>
        </text:list-item>
        <text:list-item>
          <text:p text:style-name="P9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284343304"/>Array<text:alphabetical-index-mark-end text:id="IMark284343304"/></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8547770676803154558" text:style-name="L21">
        <text:list-item>
          <text:p text:style-name="P99">The first two examples both create “empty” arrays with zero data elements. </text:p>
        </text:list-item>
        <text:list-item>
          <text:p text:style-name="P99">Array data do NOT need to be the same “type” of data. Mixing is allowed. </text:p>
        </text:list-item>
        <text:list-item>
          <text:p text:style-name="P99">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7116826121995913829" text:style-name="L22">
        <text:list-item>
          <text:p text:style-name="P100">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84342968"/>.new<text:alphabetical-index-mark-end text:id="IMark284342968"/>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84342968"/>.new{<text:alphabetical-index-mark-end text:id="IMark284342968"/>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84342968"/>x<text:alphabetical-index-mark-end text:id="IMark284342968"/>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84342968"/>}<text:alphabetical-index-mark-end text:id="IMark284342968"/>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84342968"/>.new_size<text:alphabetical-index-mark-end text:id="IMark284342968"/>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84342968"/>.new_value<text:alphabetical-index-mark-end text:id="IMark284342968"/>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84342968"/>.new_values<text:alphabetical-index-mark-end text:id="IMark284342968"/>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84342968"/>!<text:alphabetical-index-mark-end text:id="IMark28434296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84342968"/>+<text:alphabetical-index-mark-end text:id="IMark28434296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84342968"/>.+left<text:alphabetical-index-mark-end text:id="IMark28434296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84342968"/>.+mid<text:alphabetical-index-mark-end text:id="IMark28434296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84342968"/>.+midlr<text:alphabetical-index-mark-end text:id="IMark28434296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84342968"/>.+right<text:alphabetical-index-mark-end text:id="IMark28434296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84342968"/>.-left<text:alphabetical-index-mark-end text:id="IMark28434296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84342968"/>.-mid<text:alphabetical-index-mark-end text:id="IMark28434296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84342968"/>.-midlr<text:alphabetical-index-mark-end text:id="IMark28434296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84342968"/>.-right<text:alphabetical-index-mark-end text:id="IMark28434296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84342968"/>.[]!<text:alphabetical-index-mark-end text:id="IMark28434296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84342968"/>.[]@<text:alphabetical-index-mark-end text:id="IMark28434296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284342968"/>.each{<text:alphabetical-index-mark-end text:id="IMark28434296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284342968"/>v<text:alphabetical-index-mark-end text:id="IMark284342968"/>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284342968"/>x<text:alphabetical-index-mark-end text:id="IMark284342968"/> [current_element_index]</text:h>
            <text:p text:style-name="Text_20_body"><text:soft-page-break/>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284342968"/>}<text:alphabetical-index-mark-end text:id="IMark284342968"/> [after]</text:h>
            <text:p text:style-name="Text_20_body">Routing:<text:span text:style-name="T13">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84342968"/>.left<text:alphabetical-index-mark-end text:id="IMark28434296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84342968"/>.length<text:alphabetical-index-mark-end text:id="IMark2843429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284342968"/>.map{<text:alphabetical-index-mark-end text:id="IMark28434296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84342968"/>v<text:alphabetical-index-mark-end text:id="IMark284342968"/>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84342968"/>x<text:alphabetical-index-mark-end text:id="IMark284342968"/>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284342968"/>}<text:alphabetical-index-mark-end text:id="IMark284342968"/>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84342968"/>.max<text:alphabetical-index-mark-end text:id="IMark2843429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84342968"/>.mid<text:alphabetical-index-mark-end text:id="IMark2843429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84342968"/>.midlr<text:alphabetical-index-mark-end text:id="IMark2843429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84342968"/>.min<text:alphabetical-index-mark-end text:id="IMark2843429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84342968"/>.pp<text:alphabetical-index-mark-end text:id="IMark2843429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84342968"/>.reverse<text:alphabetical-index-mark-end text:id="IMark2843429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84342968"/>.right<text:alphabetical-index-mark-end text:id="IMark28434296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84342968"/>.select{<text:alphabetical-index-mark-end text:id="IMark284342968"/>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7">Code</text:p>
          </table:table-cell>
          <table:table-cell table:style-name="Table431.B2" office:value-type="string">
            <text:p text:style-name="P17">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84342968"/>v<text:alphabetical-index-mark-end text:id="IMark284342968"/>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7">Code</text:p>
          </table:table-cell>
          <table:table-cell table:style-name="Table453.B2" office:value-type="string">
            <text:p text:style-name="P17">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284342968"/>x<text:alphabetical-index-mark-end text:id="IMark284342968"/>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7">Code</text:p>
          </table:table-cell>
          <table:table-cell table:style-name="Table454.B2" office:value-type="string">
            <text:p text:style-name="P17">Result</text:p>
          </table:table-cell>
        </table:table-row>
        <table:table-row table:style-name="Table454.1">
          <table:table-cell table:style-name="Table454.A2" office:value-type="string">
            <text:p text:style-name="Snippet">[ 1 2 3 4 ] .map{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select{ … <text:alphabetical-index-mark-start text:id="IMark284342968"/>}<text:alphabetical-index-mark-end text:id="IMark284342968"/> [after]</text:h>
            <text:p text:style-name="Text_20_body">Routing:<text:span text:style-name="T13">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284342968"/>.shuffle<text:alphabetical-index-mark-end text:id="IMark2843429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84342968"/>.sort<text:alphabetical-index-mark-end text:id="IMark2843429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84342968"/>.strmax<text:alphabetical-index-mark-end text:id="IMark2843429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84342968"/>&lt;&lt;<text:alphabetical-index-mark-end text:id="IMark2843429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84342968"/>@<text:alphabetical-index-mark-end text:id="IMark2843429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84343304"/>Class<text:alphabetical-index-mark-end text:id="IMark284343304"/></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284342968"/>.:<text:alphabetical-index-mark-end text:id="IMark28434296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84342968"/>super<text:alphabetical-index-mark-end text:id="IMark28434296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84342968"/>val:<text:alphabetical-index-mark-end text:id="IMark28434296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284342968"/>var:<text:alphabetical-index-mark-end text:id="IMark28434296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84342968"/>val@:<text:alphabetical-index-mark-end text:id="IMark28434296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284342968"/>var@:<text:alphabetical-index-mark-end text:id="IMark28434296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84342968"/>;<text:alphabetical-index-mark-end text:id="IMark284342968"/>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84342968"/>.is_class?<text:alphabetical-index-mark-end text:id="IMark2843429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84342968"/>.new<text:alphabetical-index-mark-end text:id="IMark28434296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84342968"/>.parent_class<text:alphabetical-index-mark-end text:id="IMark28434296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84342968"/>.subclass:<text:alphabetical-index-mark-end text:id="IMark284342968"/> subclass_name []</text:h>
            <text:p text:style-name="Text_20_body">Routing: TOS</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84342968"/>.to_s<text:alphabetical-index-mark-end text:id="IMark2843429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 text:outline-level="3">[] <text:alphabetical-index-mark-start text:id="IMark284342968"/>class:<text:alphabetical-index-mark-end text:id="IMark284342968"/> class_name []</text:h>
            <text:p text:style-name="Text_20_body">Routing: VM</text:p>
            <text:p text:style-name="P1">This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7">Code</text:p>
          </table:table-cell>
          <table:table-cell table:style-name="Table455.B2" office:value-type="string">
            <text:p text:style-name="P17">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h text:style-name="Heading_20_2" text:outline-level="2"><text:alphabetical-index-mark-start text:id="IMark284343304"/>Commands<text:alphabetical-index-mark-end text:id="IMark28434330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able:table-row table:style-name="Table98.1">
          <table:table-cell table:style-name="Table98.A1" table:number-columns-spanned="2" office:value-type="string">
            <text:h text:style-name="Heading_20_3" text:outline-level="3">[a_class] <text:alphabetical-index-mark-start text:id="IMark284342968"/>)methods<text:alphabetical-index-mark-end text:id="IMark28434296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ext:soft-page-break/>
        <table:table-row table:style-name="Table100.1">
          <table:table-cell table:style-name="Table100.A1" table:number-columns-spanned="2" office:value-type="string">
            <text:h text:style-name="Heading_20_3" text:outline-level="3">[a_class] <text:alphabetical-index-mark-start text:id="IMark284342968"/>)stubs<text:alphabetical-index-mark-end text:id="IMark284342968"/> []</text:h>
            <text:p text:style-name="Text_20_body">Routing: TOS</text:p>
            <text:p text:style-name="P1">List the stub methods defined for this class. Stubs are place holder methods that serve one of two purposes:</text:p>
            <text:list xml:id="list3361881765049922933" text:style-name="L23">
              <text:list-item>
                <text:p text:style-name="P101">They are abstract methods in a base class that exist so that a sub-class may replace the stub with an actual method. The stub ensures that the compiler uses the correct routing when using the method.</text:p>
              </text:list-item>
              <text:list-item>
                <text:p text:style-name="P101">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1"><text:s text:c="3"/></text:p>
      <text:p text:style-name="Text_20_body"/>
      <text:h text:style-name="Heading_20_1" text:outline-level="1"><text:alphabetical-index-mark-start text:id="IMark284343304"/>Complex<text:alphabetical-index-mark-end text:id="IMark284343304"/></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84343976"/>.cbrt<text:alphabetical-index-mark-end text:id="IMark284343976"/>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84341864"/>.e**<text:alphabetical-index-mark-end text:id="IMark284341864"/>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84343976"/>.split<text:alphabetical-index-mark-end text:id="IMark2843439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84341864"/>.sqrt<text:alphabetical-index-mark-end text:id="IMark284341864"/>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284343352"/>FalseClass<text:alphabetical-index-mark-end text:id="IMark28434335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84341864"/>&amp;&amp;<text:alphabetical-index-mark-end text:id="IMark28434186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84341864"/>^^<text:alphabetical-index-mark-end text:id="IMark28434186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84341864"/>||<text:alphabetical-index-mark-end text:id="IMark28434186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84343352"/>Float<text:alphabetical-index-mark-end text:id="IMark28434335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284341576"/>Hash<text:alphabetical-index-mark-end text:id="IMark284341576"/></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84341576"/><text:span text:style-name="T7">{</text:span><text:alphabetical-index-mark-end text:id="IMark284341576"/>” and the locally defined methods “<text:alphabetical-index-mark-start text:id="IMark284343928"/><text:span text:style-name="T7">-&gt;</text:span><text:alphabetical-index-mark-end text:id="IMark284343928"/>” and “<text:alphabetical-index-mark-start text:id="IMark284342488"/><text:span text:style-name="T7">}</text:span><text:alphabetical-index-mark-end text:id="IMark28434248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40659179" text:continue-list="list8547770676803154558" text:style-name="L21">
        <text:list-item>
          <text:p text:style-name="P99">The first example creates an “empty” hash with zero data elements. </text:p>
        </text:list-item>
        <text:list-item>
          <text:p text:style-name="P99">Hash key and data do NOT need to be the same “type” of data. Mixing is allowed. </text:p>
        </text:list-item>
        <text:list-item>
          <text:p text:style-name="P99">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84342632"/>.[]!<text:alphabetical-index-mark-end text:id="IMark2843426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84342632"/>.[]@<text:alphabetical-index-mark-end text:id="IMark2843426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number-columns-repeated="2"/>
        <table:table-row table:style-name="Table458.1">
          <table:table-cell table:style-name="Table458.A1" table:number-columns-spanned="2" office:value-type="string">
            <text:h text:style-name="Heading_20_3" text:outline-level="3">[a_hash] <text:alphabetical-index-mark-start text:id="IMark284342632"/>.each{<text:alphabetical-index-mark-end text:id="IMark284342632"/>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7">Code</text:p>
          </table:table-cell>
          <table:table-cell table:style-name="Table458.B2" office:value-type="string">
            <text:p text:style-name="P17">Result</text:p>
          </table:table-cell>
        </table:table-row>
        <table:table-row table:style-name="Table458.1">
          <table:table-cell table:style-name="Table458.A2"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number-columns-repeated="2"/>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84342632"/>v<text:alphabetical-index-mark-end text:id="IMark284342632"/> [current_element_value]</text:h>
            <text:p text:style-name="Text_20_body">Routing:<text:span text:style-name="T13">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7">Code</text:p>
          </table:table-cell>
          <table:table-cell table:style-name="Table457.A2" office:value-type="string">
            <text:p text:style-name="P17">Result</text:p>
          </table:table-cell>
        </table:table-row>
        <table:table-row table:style-name="Table457.1">
          <table:table-cell table:style-name="Table457.A3"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number-columns-repeated="2"/>
        <table:table-row table:style-name="Table456.1">
          <table:table-cell table:style-name="Table456.A1" table:number-columns-spanned="2" office:value-type="string">
            <text:h text:style-name="Heading_20_4" text:outline-level="4">[] <text:alphabetical-index-mark-start text:id="IMark284342632"/>x<text:alphabetical-index-mark-end text:id="IMark284342632"/> [current_element_index]</text:h>
            <text:p text:style-name="Text_20_body">Routing:<text:span text:style-name="T13">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7">Code</text:p>
          </table:table-cell>
          <table:table-cell table:style-name="Table456.A1" office:value-type="string">
            <text:p text:style-name="P17">Result</text:p>
          </table:table-cell>
        </table:table-row>
        <table:table-row table:style-name="Table456.1">
          <table:table-cell table:style-name="Table456.A3" office:value-type="string">
            <text:p text:style-name="Snippet">{ 0 <text:span text:style-name="T14">"</text:span>1<text:span text:style-name="T14">" -&gt; 1</text:span> <text:span text:style-name="T14">"</text:span>2<text:span text:style-name="T14">"</text:span> -&gt; 2 <text:span text:style-name="T14">"</text:span>3<text:span text:style-name="T14">"</text:span> -&gt; 3 <text:span text:style-name="T14">"</text:span>4<text:span text:style-name="T14">"</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each{ … <text:alphabetical-index-mark-start text:id="IMark284342632"/>}<text:alphabetical-index-mark-end text:id="IMark284342632"/> [after]</text:h>
            <text:p text:style-name="Text_20_body">Routing:<text:span text:style-name="T13">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84342632"/>.keys<text:alphabetical-index-mark-end text:id="IMark284342632"/> [an_array]</text:h>
            <text:p text:style-name="Text_20_body">Routing: TOS</text:p>
            <text:p text:style-name="P1">This method gathers up the keys in a hash and places them in an array.</text:p>
            <text:p text:style-name="P1">Note: This method <text:span text:style-name="T15">does</text:span> <text:span text:style-name="T2">not</text:span>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284342632"/>.pp<text:alphabetical-index-mark-end text:id="IMark2843426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84342632"/>.strmax2<text:alphabetical-index-mark-end text:id="IMark2843426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84342632"/>.values<text:alphabetical-index-mark-end text:id="IMark284342632"/> [an_array]</text:h>
            <text:p text:style-name="Text_20_body">Routing: TOS</text:p>
            <text:p text:style-name="P1">This method gathers up the values in a hash and places them in an array.</text:p>
            <text:p text:style-name="P1">Note: This method <text:span text:style-name="T15">does</text:span> <text:span text:style-name="T2">not</text:span>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84343928"/>InStream<text:alphabetical-index-mark-end text:id="IMark284343928"/></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84342632"/>.get_all<text:alphabetical-index-mark-end text:id="IMark2843426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6">"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84342632"/>.open<text:alphabetical-index-mark-end text:id="IMark28434263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6">"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84342632"/>.open{<text:alphabetical-index-mark-end text:id="IMark28434263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7"><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84342632"/>.close<text:alphabetical-index-mark-end text:id="IMark2843426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84342632"/>.getc<text:alphabetical-index-mark-end text:id="IMark28434263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84342632"/>.gets<text:alphabetical-index-mark-end text:id="IMark28434263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84342632"/>~getc<text:alphabetical-index-mark-end text:id="IMark28434263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7"><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84342632"/>~gets<text:alphabetical-index-mark-end text:id="IMark28434263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7"><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84343928"/>Integer<text:alphabetical-index-mark-end text:id="IMark284343928"/></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45462864"/><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5462968"/>[an_integer] <text:alphabetical-index-mark-start text:id="IMark284342488"/>.even?<text:alphabetical-index-mark-end text:id="IMark284342488"/> [a_boolean]</text:h>
            <text:p text:style-name="Text_20_body">Routing: TOS</text:p>
            <text:p text:style-name="P1">This method returns true if the integer is even and false if it is odd.<text:change-end text:change-id="ct245462968"/></text:p>
          </table:table-cell>
          <table:covered-table-cell/>
        </table:table-row>
        <table:table-row table:style-name="Table120.1">
          <table:table-cell table:style-name="Table120.A2" office:value-type="string">
            <text:p text:style-name="P17"><text:change-start text:change-id="ct245463072"/>Code<text:change-end text:change-id="ct245463072"/></text:p>
          </table:table-cell>
          <table:table-cell table:style-name="Table120.B2" office:value-type="string">
            <text:p text:style-name="P17"><text:change-start text:change-id="ct245463176"/>Result<text:change-end text:change-id="ct245463176"/></text:p>
          </table:table-cell>
        </table:table-row>
        <table:table-row table:style-name="Table120.1">
          <table:table-cell table:style-name="Table120.A2" office:value-type="string">
            <text:p text:style-name="Snippet"><text:change-start text:change-id="ct245463280"/>2 .even?<text:change-end text:change-id="ct245463280"/></text:p>
          </table:table-cell>
          <table:table-cell table:style-name="Table120.B2" office:value-type="string">
            <text:p text:style-name="P2"><text:change-start text:change-id="ct245463384"/>true<text:change-end text:change-id="ct245463384"/></text:p>
          </table:table-cell>
        </table:table-row>
        <table:table-row table:style-name="Table120.1">
          <table:table-cell table:style-name="Table120.A2" office:value-type="string">
            <text:p text:style-name="Snippet"><text:change-start text:change-id="ct245463488"/>3 .even?<text:change-end text:change-id="ct245463488"/></text:p>
          </table:table-cell>
          <table:table-cell table:style-name="Table120.B2" office:value-type="string">
            <text:p text:style-name="P2"><text:change-start text:change-id="ct245463592"/>false<text:change-end text:change-id="ct245463592"/></text:p>
          </table:table-cell>
        </table:table-row>
      </table:table>
      <text:p text:style-name="Text_20_body"><text:change text:change-id="ct245463696"/><text:change-start text:change-id="ct2454638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84342488"/>.gcd<text:alphabetical-index-mark-end text:id="IMark28434248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5463800"/><text:change text:change-id="ct245463904"/><text:change-start text:change-id="ct2454640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84342488"/>.lcm<text:alphabetical-index-mark-end text:id="IMark28434248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5464008"/><text:change text:change-id="ct245464216"/><text:change text:change-id="ct245464112"/><text:change-start text:change-id="ct24546432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84342488"/>.odd?<text:alphabetical-index-mark-end text:id="IMark28434248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5464320"/></text:p>
      <text:p text:style-name="Text_20_body"><text:soft-page-break/></text:p>
      <text:p text:style-name="Text_20_body"><text:change text:change-id="ct245464424"/>.to_i</text:p>
      <text:p text:style-name="Text_20_body"/>
      <text:p text:style-name="Text_20_body">.to_i!<text:change-start text:change-id="ct245464528"/></text:p>
      <text:p text:style-name="Text_20_body"><text:change-end text:change-id="ct24546452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5464632"/>[an_integer] <text:alphabetical-index-mark-start text:id="IMark284342488"/>2*<text:alphabetical-index-mark-end text:id="IMark284342488"/> [an_integer]</text:h>
            <text:p text:style-name="Text_20_body">Routing: TOS</text:p>
            <text:p text:style-name="P1"><text:change-end text:change-id="ct245464632"/><text:change-start text:change-id="ct245464736"/>Double the value of the integer.<text:change-end text:change-id="ct245464736"/></text:p>
          </table:table-cell>
          <table:covered-table-cell/>
        </table:table-row>
        <table:table-row table:style-name="Table124.1">
          <table:table-cell table:style-name="Table124.A2" office:value-type="string">
            <text:p text:style-name="P17"><text:change-start text:change-id="ct245464840"/>Code<text:change-end text:change-id="ct245464840"/></text:p>
          </table:table-cell>
          <table:table-cell table:style-name="Table124.B2" office:value-type="string">
            <text:p text:style-name="P17"><text:change-start text:change-id="ct246376504"/>Result<text:change-end text:change-id="ct246376504"/></text:p>
          </table:table-cell>
        </table:table-row>
        <table:table-row table:style-name="Table124.1">
          <table:table-cell table:style-name="Table124.A2" office:value-type="string">
            <text:p text:style-name="Snippet"><text:change-start text:change-id="ct246376608"/>13 2*<text:change-end text:change-id="ct246376608"/></text:p>
          </table:table-cell>
          <table:table-cell table:style-name="Table124.B2" office:value-type="string">
            <text:p text:style-name="P2"><text:change-start text:change-id="ct246376712"/>26<text:change-end text:change-id="ct246376712"/></text:p>
          </table:table-cell>
        </table:table-row>
      </table:table>
      <text:p text:style-name="Standard"/>
      <text:p text:style-name="Text_20_body"><text:change text:change-id="ct246376816"/><text:change-start text:change-id="ct24637692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84342488"/>2/<text:alphabetical-index-mark-end text:id="IMark28434248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6376920"/><text:change text:change-id="ct246377024"/><text:change-start text:change-id="ct246377128"/></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84342488"/>&lt;&lt;<text:alphabetical-index-mark-end text:id="IMark28434248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6377128"/><text:change text:change-id="ct246377232"/><text:change-start text:change-id="ct24637733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84342488"/>&gt;&gt;<text:alphabetical-index-mark-end text:id="IMark28434248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6377336"/><text:change text:change-id="ct246377440"/><text:change-start text:change-id="ct246377544"/></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84342488"/>and<text:alphabetical-index-mark-end text:id="IMark28434248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6377544"/><text:change text:change-id="ct246377648"/><text:change-start text:change-id="ct2463777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84342488"/>com<text:alphabetical-index-mark-end text:id="IMark28434248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6377752"/><text:change text:change-id="ct24637785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6377960"/>[an_integer an_integer] <text:alphabetical-index-mark-start text:id="IMark284342488"/>or<text:alphabetical-index-mark-end text:id="IMark284342488"/> [an_integer]</text:h>
            <text:p text:style-name="Text_20_body">Routing: NOS</text:p>
            <text:p text:style-name="P1"><text:change-end text:change-id="ct246377960"/><text:change-start text:change-id="ct246378064"/>Compute the bit-wise inclusive or function of the two integer values.<text:change-end text:change-id="ct246378064"/></text:p>
          </table:table-cell>
          <table:covered-table-cell/>
        </table:table-row>
        <table:table-row table:style-name="Table130.1">
          <table:table-cell table:style-name="Table130.A2" office:value-type="string">
            <text:p text:style-name="P17"><text:change-start text:change-id="ct246378168"/>Code<text:change-end text:change-id="ct246378168"/></text:p>
          </table:table-cell>
          <table:table-cell table:style-name="Table130.B2" office:value-type="string">
            <text:p text:style-name="P17"><text:change-start text:change-id="ct246378272"/>Result<text:change-end text:change-id="ct246378272"/></text:p>
          </table:table-cell>
        </table:table-row>
        <table:table-row table:style-name="Table130.1">
          <table:table-cell table:style-name="Table130.A2" office:value-type="string">
            <text:p text:style-name="Snippet"><text:change-start text:change-id="ct246378376"/>15 40 or<text:change-end text:change-id="ct246378376"/></text:p>
          </table:table-cell>
          <table:table-cell table:style-name="Table130.B2" office:value-type="string">
            <text:p text:style-name="P2"><text:change-start text:change-id="ct246378480"/>47<text:change-end text:change-id="ct246378480"/></text:p>
          </table:table-cell>
        </table:table-row>
      </table:table>
      <text:p text:style-name="Text_20_body"><text:change text:change-id="ct246378584"/><text:change-start text:change-id="ct24637868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84342488"/>xor<text:alphabetical-index-mark-end text:id="IMark28434248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6378688"/></text:p>
      <text:p text:style-name="Text_20_body"/>
      <text:h text:style-name="Heading_20_1" text:outline-level="1"><text:alphabetical-index-mark-start text:id="IMark283995732"/><text:alphabetical-index-mark-start text:id="IMark284341144"/><text:alphabetical-index-mark-start text:id="IMark284343496"/>NilClass<text:alphabetical-index-mark-end text:id="IMark284343496"/><text:alphabetical-index-mark-end text:id="IMark284341144"/><text:alphabetical-index-mark-end text:id="IMark283995732"/></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6378792"/> </text:p>
      <text:p text:style-name="P1">Note that in Boolean expressions, nil is treated as an alias for false.<text:change-end text:change-id="ct24637879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84342488"/>&amp;&amp;<text:alphabetical-index-mark-end text:id="IMark28434248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46378896"/>nil true &amp;&amp;<text:change-end text:change-id="ct246378896"/></text:p>
          </table:table-cell>
          <table:table-cell table:style-name="Table26.B2" office:value-type="string">
            <text:p text:style-name="P2"><text:change-start text:change-id="ct246379000"/>false<text:change-end text:change-id="ct24637900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84342488"/>^^<text:alphabetical-index-mark-end text:id="IMark28434248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46379104"/>nil <text:change-end text:change-id="ct246379104"/><text:change-start text:change-id="ct246379208"/>false ^^<text:change-end text:change-id="ct246379208"/></text:p>
          </table:table-cell>
          <table:table-cell table:style-name="Table27.B2" office:value-type="string">
            <text:p text:style-name="P2"><text:change-start text:change-id="ct246379312"/>false<text:change-end text:change-id="ct246379312"/></text:p>
          </table:table-cell>
        </table:table-row>
        <table:table-row table:style-name="Table27.2">
          <table:table-cell table:style-name="Table27.A2" office:value-type="string">
            <text:p text:style-name="Snippet"><text:change-start text:change-id="ct246379416"/>nil true ^^<text:change-end text:change-id="ct246379416"/></text:p>
          </table:table-cell>
          <table:table-cell table:style-name="Table27.B2" office:value-type="string">
            <text:p text:style-name="P2"><text:change-start text:change-id="ct246379520"/>true<text:change-end text:change-id="ct24637952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84342488"/>||<text:alphabetical-index-mark-end text:id="IMark28434248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46379624"/>nil false ||<text:change-end text:change-id="ct246379624"/></text:p>
          </table:table-cell>
          <table:table-cell table:style-name="Table28.B2" office:value-type="string">
            <text:p text:style-name="P2"><text:change-start text:change-id="ct246379728"/>false<text:change-end text:change-id="ct246379728"/></text:p>
          </table:table-cell>
        </table:table-row>
        <table:table-row table:style-name="Table28.2">
          <table:table-cell table:style-name="Table28.A2" office:value-type="string">
            <text:p text:style-name="Snippet"><text:change-start text:change-id="ct246379832"/>nil true ||<text:change-end text:change-id="ct246379832"/></text:p>
          </table:table-cell>
          <table:table-cell table:style-name="Table28.B2" office:value-type="string">
            <text:p text:style-name="P2"><text:change-start text:change-id="ct246379936"/>true<text:change-end text:change-id="ct246379936"/></text:p>
          </table:table-cell>
        </table:table-row>
      </table:table>
      <text:p text:style-name="Text_20_body"/>
      <text:h text:style-name="Heading_20_1" text:outline-level="1"><text:alphabetical-index-mark-start text:id="IMark283995732"/>Numeric<text:alphabetical-index-mark-end text:id="IMark283995732"/></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46380040"/><text:change-start text:change-id="ct246380144"/>The Numeric class is the abstract base class for num<text:change-end text:change-id="ct246380144"/><text:change-start text:change-id="ct246380248"/>eric data. It is the location for the vast majority of methods that act on such data. In use, data will be instances of <text:change-end text:change-id="ct246380248"/><text:change-start text:change-id="ct246380352"/>Complex, Float, Integer (via Bignum and Fixnum), and Rational data.<text:change-end text:change-id="ct246380352"/><text:change-start text:change-id="ct246380456"/></text:p>
      <text:h text:style-name="Heading_20_2" text:outline-level="2">Specia<text:change-end text:change-id="ct246380456"/><text:change-start text:change-id="ct246413368"/>l Numeric Values</text:h>
      <text:p text:style-name="Text_20_body"><text:change-end text:change-id="ct24641336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84342488"/>-infinity<text:alphabetical-index-mark-end text:id="IMark28434248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641347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84342488"/>dpr<text:alphabetical-index-mark-end text:id="IMark28434248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6413472"/><text:change-start text:change-id="ct246413576"/></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284342488"/>e<text:alphabetical-index-mark-end text:id="IMark28434248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641357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84342488"/>epsilon<text:alphabetical-index-mark-end text:id="IMark284342488"/>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84342488"/>infinity<text:alphabetical-index-mark-end text:id="IMark28434248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84342488"/>max_float<text:alphabetical-index-mark-end text:id="IMark28434248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284342488"/>min_float<text:alphabetical-index-mark-end text:id="IMark28434248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84342488"/>nan<text:alphabetical-index-mark-end text:id="IMark28434248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641472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84342488"/>pi<text:alphabetical-index-mark-end text:id="IMark28434248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4"><text:change-start text:change-id="ct246413680"/>In 1897, <text:change-end text:change-id="ct246413680"/>several<text:change-start text:change-id="ct246413784"/> attempt<text:change-end text:change-id="ct246413784"/>s<text:change-start text:change-id="ct246413888"/> w<text:change-end text:change-id="ct246413888"/>ere<text:change-start text:change-id="ct246413992"/> made <text:change-end text:change-id="ct246413992"/><text:change-start text:change-id="ct246414096"/>to legislate the value of pi<text:change-end text:change-id="ct246414096"/> to a number of incorrectly computed values<text:change-start text:change-id="ct246414200"/>. Fortunately, th<text:change-end text:change-id="ct246414200"/>e<text:change-start text:change-id="ct246414304"/>s<text:change-end text:change-id="ct246414304"/>e<text:change-start text:change-id="ct246414408"/> effort<text:change-end text:change-id="ct246414408"/>s<text:change-start text:change-id="ct246414512"/> w<text:change-end text:change-id="ct246414512"/>ere<text:change-start text:change-id="ct246414616"/> unsuccessful.<text:change-end text:change-id="ct246414616"/></text:p></text:note-body></text:note></text:p>
          </table:table-cell>
        </table:table-row>
      </table:table>
      <text:p text:style-name="Text_20_body"><text:change-end text:change-id="ct246414720"/></text:p>
      <text:h text:style-name="Heading_20_2" text:outline-level="2">Instance Methods</text:h>
      <text:p text:style-name="Text_20_body"><text:change text:change-id="ct246414824"/><text:change-start text:change-id="ct24641492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284342488"/>*<text:alphabetical-index-mark-end text:id="IMark28434248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46414928"/><text:change text:change-id="ct24641503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6415136"/>[a_numeric a_numeric] <text:alphabetical-index-mark-start text:id="IMark284342488"/>**<text:alphabetical-index-mark-end text:id="IMark284342488"/> [a_numeric]</text:h>
            <text:p text:style-name="Text_20_body">Routing: NOS</text:p>
            <text:p text:style-name="P1"><text:change-end text:change-id="ct246415136"/><text:change-start text:change-id="ct246415240"/>The exponentiation operator is impleme<text:change-end text:change-id="ct246415240"/><text:change-start text:change-id="ct246415344"/>nted by this method. Note the the second operand, the power, is converted to a Float first.<text:change-end text:change-id="ct246415344"/></text:p>
          </table:table-cell>
          <table:covered-table-cell/>
        </table:table-row>
        <table:table-row table:style-name="Table133.1">
          <table:table-cell table:style-name="Table133.A2" office:value-type="string">
            <text:p text:style-name="P17"><text:change-start text:change-id="ct246415448"/>Code<text:change-end text:change-id="ct246415448"/></text:p>
          </table:table-cell>
          <table:table-cell table:style-name="Table133.B2" office:value-type="string">
            <text:p text:style-name="P17"><text:change-start text:change-id="ct246415552"/>Result<text:change-end text:change-id="ct246415552"/></text:p>
          </table:table-cell>
        </table:table-row>
        <table:table-row table:style-name="Table133.1">
          <table:table-cell table:style-name="Table133.A2" office:value-type="string">
            <text:p text:style-name="Snippet"><text:change-start text:change-id="ct246415656"/>2 10 **<text:change-end text:change-id="ct246415656"/></text:p>
          </table:table-cell>
          <table:table-cell table:style-name="Table133.B2" office:value-type="string">
            <text:p text:style-name="P2"><text:change-start text:change-id="ct246415760"/>1024<text:change-end text:change-id="ct246415760"/></text:p>
          </table:table-cell>
        </table:table-row>
        <table:table-row table:style-name="Table133.1">
          <table:table-cell table:style-name="Table133.A2" office:value-type="string">
            <text:p text:style-name="Snippet"><text:change-start text:change-id="ct246415864"/>3 4 **<text:change-end text:change-id="ct246415864"/></text:p>
          </table:table-cell>
          <table:table-cell table:style-name="Table133.B2" office:value-type="string">
            <text:p text:style-name="P2"><text:change-start text:change-id="ct246415968"/>81<text:change-end text:change-id="ct246415968"/></text:p>
          </table:table-cell>
        </table:table-row>
        <table:table-row table:style-name="Table133.1">
          <table:table-cell table:style-name="Table133.A2" office:value-type="string">
            <text:p text:style-name="Snippet"><text:change-start text:change-id="ct246416072"/>2 1/2 <text:change-end text:change-id="ct246416072"/><text:change-start text:change-id="ct246416176"/>**<text:change-end text:change-id="ct246416176"/></text:p>
          </table:table-cell>
          <table:table-cell table:style-name="Table133.B2" office:value-type="string">
            <text:p text:style-name="P2"><text:change-start text:change-id="ct246416280"/>1.4142135623730951<text:change-end text:change-id="ct246416280"/></text:p>
          </table:table-cell>
        </table:table-row>
      </table:table>
      <text:p text:style-name="Text_20_body"/>
      <text:p text:style-name="Text_20_body"><text:change text:change-id="ct24641638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6416488"/>[a_numeric a_numeric] <text:alphabetical-index-mark-start text:id="IMark284342488"/>+<text:alphabetical-index-mark-end text:id="IMark284342488"/> [a_numeric]</text:h>
            <text:p text:style-name="Text_20_body">Routing: NOS</text:p>
            <text:p text:style-name="P1">The addition operator is implemented by this method.<text:change-end text:change-id="ct246416488"/></text:p>
          </table:table-cell>
          <table:covered-table-cell/>
        </table:table-row>
        <table:table-row table:style-name="Table134.1">
          <table:table-cell table:style-name="Table134.A2" office:value-type="string">
            <text:p text:style-name="P17"><text:change-start text:change-id="ct246416592"/>Code<text:change-end text:change-id="ct246416592"/></text:p>
          </table:table-cell>
          <table:table-cell table:style-name="Table134.B2" office:value-type="string">
            <text:p text:style-name="P17"><text:change-start text:change-id="ct246416696"/>Result<text:change-end text:change-id="ct246416696"/></text:p>
          </table:table-cell>
        </table:table-row>
        <table:table-row table:style-name="Table134.1">
          <table:table-cell table:style-name="Table134.A2" office:value-type="string">
            <text:p text:style-name="Snippet"><text:change-start text:change-id="ct246416800"/>1 1 +<text:change-end text:change-id="ct246416800"/></text:p>
          </table:table-cell>
          <table:table-cell table:style-name="Table134.B2" office:value-type="string">
            <text:p text:style-name="P2"><text:change-start text:change-id="ct246416904"/>2<text:change-end text:change-id="ct246416904"/></text:p>
          </table:table-cell>
        </table:table-row>
        <table:table-row table:style-name="Table134.1">
          <table:table-cell table:style-name="Table134.A2" office:value-type="string">
            <text:p text:style-name="Snippet"><text:change-start text:change-id="ct246417008"/>1.0 7.2 +<text:change-end text:change-id="ct246417008"/></text:p>
          </table:table-cell>
          <table:table-cell table:style-name="Table134.B2" office:value-type="string">
            <text:p text:style-name="P2"><text:change-start text:change-id="ct246417112"/>8.2<text:change-end text:change-id="ct246417112"/></text:p>
          </table:table-cell>
        </table:table-row>
        <table:table-row table:style-name="Table134.1">
          <table:table-cell table:style-name="Table134.A2" office:value-type="string">
            <text:p text:style-name="Snippet"><text:change-start text:change-id="ct246417216"/>1/2<text:change-end text:change-id="ct246417216"/><text:change-start text:change-id="ct246417320"/> 1/3 +<text:change-end text:change-id="ct246417320"/></text:p>
          </table:table-cell>
          <table:table-cell table:style-name="Table134.B2" office:value-type="string">
            <text:p text:style-name="P2"><text:change-start text:change-id="ct246417464"/>5/6<text:change-end text:change-id="ct246417464"/></text:p>
          </table:table-cell>
        </table:table-row>
        <table:table-row table:style-name="Table134.1">
          <table:table-cell table:style-name="Table134.A2" office:value-type="string">
            <text:p text:style-name="Snippet"><text:change-start text:change-id="ct246417568"/>1+2i 1+3i<text:change-end text:change-id="ct246417568"/><text:change-start text:change-id="ct246417672"/> +<text:change-end text:change-id="ct246417672"/></text:p>
          </table:table-cell>
          <table:table-cell table:style-name="Table134.B2" office:value-type="string">
            <text:p text:style-name="P2"><text:change-start text:change-id="ct246417776"/>2+5i<text:change-end text:change-id="ct246417776"/></text:p>
          </table:table-cell>
        </table:table-row>
      </table:table>
      <text:p text:style-name="Text_20_body"><text:change text:change-id="ct246417880"/><text:change-start text:change-id="ct24641798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84342488"/>-<text:alphabetical-index-mark-end text:id="IMark28434248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6417984"/><text:change text:change-id="ct246418192"/><text:change text:change-id="ct246418088"/><text:change-start text:change-id="ct24641829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84342488"/>.1/x<text:alphabetical-index-mark-end text:id="IMark28434248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6418296"/><text:change text:change-id="ct246418400"/><text:change-start text:change-id="ct24641850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84342488"/>.10**<text:alphabetical-index-mark-end text:id="IMark284342488"/>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6418504"/><text:change text:change-id="ct246418608"/><text:change-start text:change-id="ct24641871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84342488"/>.2**<text:alphabetical-index-mark-end text:id="IMark284342488"/>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6418712"/><text:change text:change-id="ct246418920"/><text:change text:change-id="ct246418816"/><text:change-start text:change-id="ct24641902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84342488"/>.abs<text:alphabetical-index-mark-end text:id="IMark28434248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6419024"/><text:change text:change-id="ct24641912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6419232"/>[a_numeric] <text:alphabetical-index-mark-start text:id="IMark284342488"/>.acos<text:alphabetical-index-mark-end text:id="IMark284342488"/> [a_float]</text:h>
            <text:p text:style-name="Text_20_body">Routing: TOS</text:p>
            <text:p text:style-name="P1">This method computes the arc-cosine (cos(x)<text:span text:style-name="T11">-1</text:span>) of the value. That is it computes the angle in radians <text:change-end text:change-id="ct246419232"/><text:change-start text:change-id="ct246419648"/>whose cosine is the argument<text:note text:id="ftn65" text:note-class="footnote"><text:note-citation>65</text:note-citation><text:note-body><text:p text:style-name="Footnote"><text:change-start text:change-id="ct246419336"/>Please s<text:change-end text:change-id="ct246419336"/><text:change-start text:change-id="ct246419440"/>ee <text:a xlink:type="simple" xlink:href="http://en.wikipedia.org/wiki/Inverse_trigonometric_functions" text:style-name="Internet_20_link" text:visited-style-name="Visited_20_Internet_20_Link">http://en.wikipedia.org/wiki/Inverse_trigonometric_functions</text:a> for m<text:change-end text:change-id="ct246419440"/><text:change-start text:change-id="ct246419544"/>ore details on inverse trigonometric functions.<text:change-end text:change-id="ct246419544"/></text:p></text:note-body></text:note>.<text:change-end text:change-id="ct246419648"/><text:change-start text:change-id="ct246419752"/> <text:span text:style-name="T11"><text:s text:c="11"/></text:span><text:change-end text:change-id="ct246419752"/></text:p>
          </table:table-cell>
          <table:covered-table-cell/>
        </table:table-row>
        <table:table-row table:style-name="Table140.1">
          <table:table-cell table:style-name="Table140.A2" office:value-type="string">
            <text:p text:style-name="P17"><text:change-start text:change-id="ct246419856"/>Code<text:change-end text:change-id="ct246419856"/></text:p>
          </table:table-cell>
          <table:table-cell table:style-name="Table140.B2" office:value-type="string">
            <text:p text:style-name="P17"><text:change-start text:change-id="ct246419960"/>Result<text:change-end text:change-id="ct246419960"/></text:p>
          </table:table-cell>
        </table:table-row>
        <table:table-row table:style-name="Table140.1">
          <table:table-cell table:style-name="Table140.A2" office:value-type="string">
            <text:p text:style-name="Snippet"><text:change-start text:change-id="ct246420064"/>1 .acos<text:change-end text:change-id="ct246420064"/></text:p>
          </table:table-cell>
          <table:table-cell table:style-name="Table140.B2" office:value-type="string">
            <text:p text:style-name="P2"><text:change-start text:change-id="ct246420168"/>0.0<text:change-end text:change-id="ct246420168"/></text:p>
          </table:table-cell>
        </table:table-row>
        <table:table-row table:style-name="Table140.1">
          <table:table-cell table:style-name="Table140.A2" office:value-type="string">
            <text:p text:style-name="Snippet"><text:change-start text:change-id="ct246420272"/>0 .acos<text:change-end text:change-id="ct246420272"/></text:p>
          </table:table-cell>
          <table:table-cell table:style-name="Table140.B2" office:value-type="string">
            <text:p text:style-name="P2"><text:change-start text:change-id="ct246420376"/>1.5707963267948966<text:change-end text:change-id="ct246420376"/></text:p>
          </table:table-cell>
        </table:table-row>
      </table:table>
      <text:p text:style-name="Text_20_body"><text:change text:change-id="ct24642048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6420792"/>[a_numeric] <text:alphabetical-index-mark-start text:id="IMark284342488"/>.acosh<text:alphabetical-index-mark-end text:id="IMark284342488"/>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4642058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6420584"/><text:change-start text:change-id="ct246420688"/>bolic trigonometric functions.<text:change-end text:change-id="ct246420688"/></text:p></text:note-body></text:note>.<text:change-end text:change-id="ct246420792"/></text:p>
          </table:table-cell>
          <table:covered-table-cell/>
        </table:table-row>
        <table:table-row table:style-name="Table141.1">
          <table:table-cell table:style-name="Table141.A2" office:value-type="string">
            <text:p text:style-name="P17"><text:change-start text:change-id="ct246420896"/>Code<text:change-end text:change-id="ct246420896"/></text:p>
          </table:table-cell>
          <table:table-cell table:style-name="Table141.B2" office:value-type="string">
            <text:p text:style-name="P17"><text:change-start text:change-id="ct246421000"/>Result<text:change-end text:change-id="ct24642100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642110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6421208"/>[a_numeric] <text:alphabetical-index-mark-start text:id="IMark284342488"/>.angle<text:alphabetical-index-mark-end text:id="IMark284342488"/> [a_float]</text:h>
            <text:p text:style-name="Text_20_body">Routing:<text:change-end text:change-id="ct246421208"/> TOS<text:change-start text:change-id="ct246421312"/></text:p>
            <text:p text:style-name="P1"><text:change-end text:change-id="ct24642131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46421416"/>Code<text:change-end text:change-id="ct246421416"/></text:p>
          </table:table-cell>
          <table:table-cell table:style-name="Table142.B2" office:value-type="string">
            <text:p text:style-name="P17"><text:change-start text:change-id="ct246421560"/>Result<text:change-end text:change-id="ct2464215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642166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6421768"/>[a_numeric] <text:alphabetical-index-mark-start text:id="IMark284342488"/>.asin<text:alphabetical-index-mark-end text:id="IMark284342488"/> [a_<text:change-end text:change-id="ct246421768"/>float<text:change-start text:change-id="ct246421872"/>]</text:h>
            <text:p text:style-name="Text_20_body">Routing:<text:change-end text:change-id="ct246421872"/> TOS<text:change-start text:change-id="ct246421976"/></text:p>
            <text:p text:style-name="P1"><text:change-end text:change-id="ct246421976"/>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46422080"/>Code<text:change-end text:change-id="ct246422080"/></text:p>
          </table:table-cell>
          <table:table-cell table:style-name="Table143.B2" office:value-type="string">
            <text:p text:style-name="P17"><text:change-start text:change-id="ct246422184"/>Result<text:change-end text:change-id="ct2464221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642228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6422392"/>[a_numeric] <text:alphabetical-index-mark-start text:id="IMark284342488"/>.asinh<text:alphabetical-index-mark-end text:id="IMark284342488"/> [a_<text:change-end text:change-id="ct246422392"/>float<text:change-start text:change-id="ct246422496"/>]</text:h>
            <text:p text:style-name="Text_20_body">Routing:<text:change-end text:change-id="ct246422496"/> TOS<text:change-start text:change-id="ct246422600"/></text:p>
            <text:p text:style-name="P1"><text:change-end text:change-id="ct246422600"/>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46422704"/>Code<text:change-end text:change-id="ct246422704"/></text:p>
          </table:table-cell>
          <table:table-cell table:style-name="Table144.B2" office:value-type="string">
            <text:p text:style-name="P17"><text:change-start text:change-id="ct246422808"/>Result<text:change-end text:change-id="ct2464228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642291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6423016"/>[a_numeric] <text:alphabetical-index-mark-start text:id="IMark284342488"/>.atan<text:alphabetical-index-mark-end text:id="IMark284342488"/> [a_<text:change-end text:change-id="ct246423016"/>float<text:change-start text:change-id="ct246423120"/>]</text:h>
            <text:p text:style-name="Text_20_body">Routing:<text:change-end text:change-id="ct246423120"/> TOS<text:change-start text:change-id="ct246423224"/></text:p>
            <text:p text:style-name="P1"><text:change-end text:change-id="ct246423224"/>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46423328"/>Code<text:change-end text:change-id="ct246423328"/></text:p>
          </table:table-cell>
          <table:table-cell table:style-name="Table145.B2" office:value-type="string">
            <text:p text:style-name="P17"><text:change-start text:change-id="ct246423432"/>Result<text:change-end text:change-id="ct24642343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642353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6423640"/>[a_numeric a_numeric] <text:alphabetical-index-mark-start text:id="IMark284342488"/>.atan2<text:alphabetical-index-mark-end text:id="IMark284342488"/> [a_<text:change-end text:change-id="ct246423640"/>float<text:change-start text:change-id="ct246423744"/>]</text:h>
            <text:p text:style-name="Text_20_body">Routing:<text:change-end text:change-id="ct246423744"/> TOS<text:change-start text:change-id="ct246423848"/></text:p>
            <text:p text:style-name="P1"><text:change-end text:change-id="ct24642384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46423952"/>Code<text:change-end text:change-id="ct246423952"/></text:p>
          </table:table-cell>
          <table:table-cell table:style-name="Table146.B2" office:value-type="string">
            <text:p text:style-name="P17"><text:change-start text:change-id="ct246424056"/>Result<text:change-end text:change-id="ct24642405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6424264"/><text:change text:change-id="ct24642416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6424368"/>[a_numeric] <text:alphabetical-index-mark-start text:id="IMark284342488"/>.atanh<text:alphabetical-index-mark-end text:id="IMark284342488"/> [a_<text:change-end text:change-id="ct246424368"/>float<text:change-start text:change-id="ct246424472"/>]</text:h>
            <text:p text:style-name="Text_20_body">Routing:<text:change-end text:change-id="ct246424472"/> TOS<text:change-start text:change-id="ct246424576"/></text:p>
            <text:p text:style-name="P1"><text:change-end text:change-id="ct246424576"/>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46424680"/>Code<text:change-end text:change-id="ct246424680"/></text:p>
          </table:table-cell>
          <table:table-cell table:style-name="Table147.B2" office:value-type="string">
            <text:p text:style-name="P17"><text:change-start text:change-id="ct246424784"/>Result<text:change-end text:change-id="ct24642478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642488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6424992"/>[a_numeric a_numeric] <text:alphabetical-index-mark-start text:id="IMark284342488"/>.c2p<text:alphabetical-index-mark-end text:id="IMark284342488"/> [a_<text:change-end text:change-id="ct246424992"/>float<text:change-start text:change-id="ct246425096"/> a_<text:change-end text:change-id="ct246425096"/>float<text:change-start text:change-id="ct246425200"/>]</text:h>
            <text:p text:style-name="Text_20_body">Routing: TOS</text:p>
            <text:p text:style-name="P1"><text:change-end text:change-id="ct24642520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46425304"/>Code<text:change-end text:change-id="ct246425304"/></text:p>
          </table:table-cell>
          <table:table-cell table:style-name="Table148.B2" office:value-type="string">
            <text:p text:style-name="P17"><text:change-start text:change-id="ct246425408"/>Result<text:change-end text:change-id="ct24642540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6429664"/><text:change text:change-id="ct24642551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6429768"/>[a_numeric] <text:alphabetical-index-mark-start text:id="IMark284342488"/>.cbrt<text:alphabetical-index-mark-end text:id="IMark284342488"/> [a_<text:change-end text:change-id="ct246429768"/>float<text:change-start text:change-id="ct246429872"/>]</text:h>
            <text:p text:style-name="Text_20_body">Routing:<text:change-end text:change-id="ct246429872"/> TOS<text:change-start text:change-id="ct246429976"/></text:p>
            <text:p text:style-name="P1"><text:change-end text:change-id="ct246429976"/>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46430080"/>Code<text:change-end text:change-id="ct246430080"/></text:p>
          </table:table-cell>
          <table:table-cell table:style-name="Table149.B2" office:value-type="string">
            <text:p text:style-name="P17"><text:change-start text:change-id="ct246430184"/>Result<text:change-end text:change-id="ct24643018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643028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6430392"/>[a_numeric] <text:alphabetical-index-mark-start text:id="IMark284342488"/>.ceil<text:alphabetical-index-mark-end text:id="IMark284342488"/> [a<text:change-end text:change-id="ct246430392"/>n<text:change-start text:change-id="ct246430496"/>_<text:change-end text:change-id="ct246430496"/>integer<text:change-start text:change-id="ct246430600"/>]</text:h>
            <text:p text:style-name="Text_20_body">Routing:<text:change-end text:change-id="ct246430600"/> TOS<text:change-start text:change-id="ct246430704"/></text:p>
            <text:p text:style-name="P1"><text:change-end text:change-id="ct246430704"/>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46430808"/>Code<text:change-end text:change-id="ct246430808"/></text:p>
          </table:table-cell>
          <table:table-cell table:style-name="Table150.B2" office:value-type="string">
            <text:p text:style-name="P17"><text:change-start text:change-id="ct246430912"/>Result<text:change-end text:change-id="ct24643091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643101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6431120"/>[a_numeric] <text:alphabetical-index-mark-start text:id="IMark284342488"/>.conjugate<text:alphabetical-index-mark-end text:id="IMark284342488"/> [a_numeric]</text:h>
            <text:p text:style-name="Text_20_body">Routing:<text:change-end text:change-id="ct246431120"/> TOS<text:change-start text:change-id="ct246431224"/></text:p>
            <text:p text:style-name="P1"><text:change-end text:change-id="ct246431224"/>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46431328"/>Code<text:change-end text:change-id="ct246431328"/></text:p>
          </table:table-cell>
          <table:table-cell table:style-name="Table151.B2" office:value-type="string">
            <text:p text:style-name="P17"><text:change-start text:change-id="ct246431432"/>Result<text:change-end text:change-id="ct24643143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643153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6431640"/>[a_numeric] <text:alphabetical-index-mark-start text:id="IMark284342488"/>.cos<text:alphabetical-index-mark-end text:id="IMark284342488"/> [a_<text:change-end text:change-id="ct246431640"/>float<text:change-start text:change-id="ct246431744"/>]</text:h>
            <text:p text:style-name="Text_20_body">Routing:<text:change-end text:change-id="ct246431744"/> TOS<text:change-start text:change-id="ct246431848"/></text:p>
            <text:p text:style-name="P1"><text:change-end text:change-id="ct246431848"/>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46431952"/>Code<text:change-end text:change-id="ct246431952"/></text:p>
          </table:table-cell>
          <table:table-cell table:style-name="Table152.B2" office:value-type="string">
            <text:p text:style-name="P17"><text:change-start text:change-id="ct246432056"/>Result<text:change-end text:change-id="ct24643205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6432264"/><text:change text:change-id="ct24643216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6432368"/>[a_numeric] <text:alphabetical-index-mark-start text:id="IMark284342488"/>.cosh<text:alphabetical-index-mark-end text:id="IMark284342488"/> [a_<text:change-end text:change-id="ct246432368"/>float<text:change-start text:change-id="ct246432472"/>]</text:h>
            <text:p text:style-name="Text_20_body">Routing:<text:change-end text:change-id="ct246432472"/> TOS<text:change-start text:change-id="ct246432576"/></text:p>
            <text:p text:style-name="P1"><text:change-end text:change-id="ct246432576"/>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46432680"/>Code<text:change-end text:change-id="ct246432680"/></text:p>
          </table:table-cell>
          <table:table-cell table:style-name="Table153.B2" office:value-type="string">
            <text:p text:style-name="P17"><text:change-start text:change-id="ct246432784"/>Result<text:change-end text:change-id="ct24643278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643288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6432992"/>[a_numeric] <text:alphabetical-index-mark-start text:id="IMark284342488"/>.cube<text:alphabetical-index-mark-end text:id="IMark284342488"/> [a_numeric]</text:h>
            <text:p text:style-name="Text_20_body">Routing:<text:change-end text:change-id="ct246432992"/> TOS<text:change-start text:change-id="ct246433096"/></text:p>
            <text:p text:style-name="P1"><text:change-end text:change-id="ct246433096"/>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46433200"/>Code<text:change-end text:change-id="ct246433200"/></text:p>
          </table:table-cell>
          <table:table-cell table:style-name="Table154.B2" office:value-type="string">
            <text:p text:style-name="P17"><text:change-start text:change-id="ct246433304"/>Result<text:change-end text:change-id="ct24643330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643340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6433512"/>[a_numeric] <text:alphabetical-index-mark-start text:id="IMark284342488"/>.d2r<text:alphabetical-index-mark-end text:id="IMark284342488"/> [a_<text:change-end text:change-id="ct246433512"/>float<text:change-start text:change-id="ct246433616"/>]</text:h>
            <text:p text:style-name="Text_20_body">Routing:<text:change-end text:change-id="ct246433616"/> TOS<text:change-start text:change-id="ct246433760"/></text:p>
            <text:p text:style-name="P1"><text:change-end text:change-id="ct246433760"/>This method converts the argument number from degrees to radians.</text:p>
          </table:table-cell>
          <table:covered-table-cell/>
        </table:table-row>
        <table:table-row table:style-name="Table155.1">
          <table:table-cell table:style-name="Table155.A2" office:value-type="string">
            <text:p text:style-name="P17"><text:change-start text:change-id="ct246433864"/>Code<text:change-end text:change-id="ct246433864"/></text:p>
          </table:table-cell>
          <table:table-cell table:style-name="Table155.B2" office:value-type="string">
            <text:p text:style-name="P17"><text:change-start text:change-id="ct246433968"/>Result<text:change-end text:change-id="ct24643396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6434072"/></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46434176"/>[a_numeric] <text:alphabetical-index-mark-start text:id="IMark284342488"/>.denominator<text:alphabetical-index-mark-end text:id="IMark284342488"/> [a<text:change-end text:change-id="ct246434176"/>n<text:change-start text:change-id="ct246434280"/>_<text:change-end text:change-id="ct246434280"/>integer<text:change-start text:change-id="ct246434384"/>]</text:h>
            <text:p text:style-name="Text_20_body">Routing:<text:change-end text:change-id="ct246434384"/> TOS<text:change-start text:change-id="ct246434488"/></text:p>
            <text:p text:style-name="P1"><text:change-end text:change-id="ct2464344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46434592"/>Code<text:change-end text:change-id="ct246434592"/></text:p>
          </table:table-cell>
          <table:table-cell table:style-name="Table156.B2" office:value-type="string">
            <text:p text:style-name="P17"><text:change-start text:change-id="ct246434696"/>Result<text:change-end text:change-id="ct2464346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643480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6434904"/>[a_numeric] <text:alphabetical-index-mark-start text:id="IMark284342488"/>.e**<text:alphabetical-index-mark-end text:id="IMark284342488"/> [a_<text:change-end text:change-id="ct246434904"/>float<text:change-start text:change-id="ct246435008"/>]</text:h>
            <text:p text:style-name="Text_20_body">Routing:<text:change-end text:change-id="ct246435008"/> TOS<text:change-start text:change-id="ct246435112"/></text:p>
            <text:p text:style-name="P1"><text:change-end text:change-id="ct246435112"/>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46435216"/>Code<text:change-end text:change-id="ct246435216"/></text:p>
          </table:table-cell>
          <table:table-cell table:style-name="Table157.B2" office:value-type="string">
            <text:p text:style-name="P17"><text:change-start text:change-id="ct246435320"/>Result<text:change-end text:change-id="ct24643532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643542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6435528"/>[a_numeric] <text:alphabetical-index-mark-start text:id="IMark284342488"/>.emit<text:alphabetical-index-mark-end text:id="IMark284342488"/> []</text:h>
            <text:p text:style-name="Text_20_body">Routing:<text:change-end text:change-id="ct246435528"/> TOS<text:change-start text:change-id="ct246435632"/></text:p>
            <text:p text:style-name="P1"><text:change-end text:change-id="ct246435632"/>This method emits a character with the code of numeric argument.</text:p>
          </table:table-cell>
          <table:covered-table-cell/>
        </table:table-row>
        <table:table-row table:style-name="Table158.1">
          <table:table-cell table:style-name="Table158.A2" office:value-type="string">
            <text:p text:style-name="P17"><text:change-start text:change-id="ct246435736"/>Code<text:change-end text:change-id="ct246435736"/></text:p>
          </table:table-cell>
          <table:table-cell table:style-name="Table158.B2" office:value-type="string">
            <text:p text:style-name="P17"><text:change-start text:change-id="ct246435840"/>Result<text:change-end text:change-id="ct24643584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6436048"/><text:change text:change-id="ct24643594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6436152"/>[a_numeric] <text:alphabetical-index-mark-start text:id="IMark284342488"/>.floor<text:alphabetical-index-mark-end text:id="IMark284342488"/> [a<text:change-end text:change-id="ct246436152"/>n<text:change-start text:change-id="ct246436256"/>_<text:change-end text:change-id="ct246436256"/>integer<text:change-start text:change-id="ct246436360"/>]</text:h>
            <text:p text:style-name="Text_20_body">Routing:<text:change-end text:change-id="ct246436360"/> TOS<text:change-start text:change-id="ct246436464"/></text:p>
            <text:p text:style-name="P1"><text:change-end text:change-id="ct246436464"/>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46436568"/>Code<text:change-end text:change-id="ct246436568"/></text:p>
          </table:table-cell>
          <table:table-cell table:style-name="Table159.B2" office:value-type="string">
            <text:p text:style-name="P17"><text:change-start text:change-id="ct246436672"/>Result<text:change-end text:change-id="ct24643667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643677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6436880"/>[a_numeric a_numeric] <text:alphabetical-index-mark-start text:id="IMark284342488"/>.hypot<text:alphabetical-index-mark-end text:id="IMark284342488"/> [a_<text:change-end text:change-id="ct246436880"/>float<text:change-start text:change-id="ct246436984"/>]</text:h>
            <text:p text:style-name="Text_20_body">Routing:<text:change-end text:change-id="ct246436984"/> TOS<text:change-start text:change-id="ct246437088"/></text:p>
            <text:p text:style-name="P1"><text:change-end text:change-id="ct246437088"/>Given two lengths, this method computes the length of the hypotenuse. </text:p>
          </table:table-cell>
          <table:covered-table-cell/>
        </table:table-row>
        <table:table-row table:style-name="Table160.1">
          <table:table-cell table:style-name="Table160.A2" office:value-type="string">
            <text:p text:style-name="P17"><text:change-start text:change-id="ct246437192"/>Code<text:change-end text:change-id="ct246437192"/></text:p>
          </table:table-cell>
          <table:table-cell table:style-name="Table160.B2" office:value-type="string">
            <text:p text:style-name="P17"><text:change-start text:change-id="ct246437296"/>Result<text:change-end text:change-id="ct2464372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643740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6437504"/>[a_numeric] <text:alphabetical-index-mark-start text:id="IMark284342488"/>.imaginary<text:alphabetical-index-mark-end text:id="IMark284342488"/> [a_numeric]</text:h>
            <text:p text:style-name="Text_20_body">Routing:<text:change-end text:change-id="ct246437504"/> TOS<text:change-start text:change-id="ct246437608"/></text:p>
            <text:p text:style-name="P1"><text:change-end text:change-id="ct24643760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46437712"/>Code<text:change-end text:change-id="ct246437712"/></text:p>
          </table:table-cell>
          <table:table-cell table:style-name="Table161.B2" office:value-type="string">
            <text:p text:style-name="P17"><text:change-start text:change-id="ct246437856"/>Result<text:change-end text:change-id="ct24643785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643796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6438064"/>[a_numeric] <text:alphabetical-index-mark-start text:id="IMark284342488"/>.ln<text:alphabetical-index-mark-end text:id="IMark284342488"/> [a_<text:change-end text:change-id="ct246438064"/>float<text:change-start text:change-id="ct246438168"/>]</text:h>
            <text:p text:style-name="Text_20_body">Routing:<text:change-end text:change-id="ct246438168"/> TOS<text:change-start text:change-id="ct246438272"/></text:p>
            <text:p text:style-name="P1"><text:change-end text:change-id="ct246438272"/>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46438376"/>Code<text:change-end text:change-id="ct246438376"/></text:p>
          </table:table-cell>
          <table:table-cell table:style-name="Table162.B2" office:value-type="string">
            <text:p text:style-name="P17"><text:change-start text:change-id="ct246438480"/>Result<text:change-end text:change-id="ct24643848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643858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6438688"/>[a_numeric] <text:alphabetical-index-mark-start text:id="IMark284342488"/>.log10<text:alphabetical-index-mark-end text:id="IMark284342488"/> [a_<text:change-end text:change-id="ct246438688"/>float<text:change-start text:change-id="ct246438792"/>]</text:h>
            <text:p text:style-name="Text_20_body">Routing:<text:change-end text:change-id="ct246438792"/> TOS<text:change-start text:change-id="ct246438896"/></text:p>
            <text:p text:style-name="P1"><text:change-end text:change-id="ct246438896"/>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46439000"/>Code<text:change-end text:change-id="ct246439000"/></text:p>
          </table:table-cell>
          <table:table-cell table:style-name="Table163.B2" office:value-type="string">
            <text:p text:style-name="P17"><text:change-start text:change-id="ct246439104"/>Result<text:change-end text:change-id="ct24643910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643920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6439312"/>[a_numeric] <text:alphabetical-index-mark-start text:id="IMark284342488"/>.log2<text:alphabetical-index-mark-end text:id="IMark284342488"/> [a_<text:change-end text:change-id="ct246439312"/>float<text:change-start text:change-id="ct246439416"/>]</text:h>
            <text:p text:style-name="Text_20_body">Routing:<text:change-end text:change-id="ct246439416"/> TOS<text:change-start text:change-id="ct246439520"/></text:p>
            <text:p text:style-name="P1"><text:change-end text:change-id="ct246439520"/>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46439624"/>Code<text:change-end text:change-id="ct246439624"/></text:p>
          </table:table-cell>
          <table:table-cell table:style-name="Table164.B2" office:value-type="string">
            <text:p text:style-name="P17"><text:change-start text:change-id="ct246439728"/>Result<text:change-end text:change-id="ct246439728"/></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643983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6439936"/>[a_numeric] <text:alphabetical-index-mark-start text:id="IMark284342488"/>.magnitude<text:alphabetical-index-mark-end text:id="IMark284342488"/> [a_numeric]</text:h>
            <text:p text:style-name="Text_20_body">Routing:<text:change-end text:change-id="ct246439936"/> TOS<text:change-start text:change-id="ct246440040"/></text:p>
            <text:p text:style-name="P1"><text:change-end text:change-id="ct24644004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46440144"/>Code<text:change-end text:change-id="ct246440144"/></text:p>
          </table:table-cell>
          <table:table-cell table:style-name="Table165.B2" office:value-type="string">
            <text:p text:style-name="P17"><text:change-start text:change-id="ct246440248"/>Result<text:change-end text:change-id="ct24644024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6440352"/></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46440456"/>[a_numeric] <text:alphabetical-index-mark-start text:id="IMark284342488"/>.numerator<text:alphabetical-index-mark-end text:id="IMark284342488"/> [a_numeric]</text:h>
            <text:p text:style-name="Text_20_body">Routing:<text:change-end text:change-id="ct246440456"/> TOS<text:change-start text:change-id="ct246440560"/></text:p>
            <text:p text:style-name="P1"><text:change-end text:change-id="ct24644056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46440664"/>Code<text:change-end text:change-id="ct246440664"/></text:p>
          </table:table-cell>
          <table:table-cell table:style-name="Table166.B2" office:value-type="string">
            <text:p text:style-name="P17"><text:change-start text:change-id="ct246440768"/>Result<text:change-end text:change-id="ct24644076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6440976"/><text:change text:change-id="ct24644087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6441080"/>[a_numeric a_numeric] <text:alphabetical-index-mark-start text:id="IMark284342488"/>.p2c<text:alphabetical-index-mark-end text:id="IMark284342488"/> [a_<text:change-end text:change-id="ct246441080"/>float<text:change-start text:change-id="ct246441184"/> a_<text:change-end text:change-id="ct246441184"/>float<text:change-start text:change-id="ct246441288"/>]</text:h>
            <text:p text:style-name="Text_20_body">Routing:<text:change-end text:change-id="ct246441288"/> TOS<text:change-start text:change-id="ct246441392"/></text:p>
            <text:p text:style-name="P1"><text:change-end text:change-id="ct24644139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46441496"/>Code<text:change-end text:change-id="ct246441496"/></text:p>
          </table:table-cell>
          <table:table-cell table:style-name="Table167.B2" office:value-type="string">
            <text:p text:style-name="P17"><text:change-start text:change-id="ct246441600"/>Result<text:change-end text:change-id="ct24644160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644170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6441808"/>[a_numeric] <text:alphabetical-index-mark-start text:id="IMark284342488"/>.polar<text:alphabetical-index-mark-end text:id="IMark284342488"/> [a_<text:change-end text:change-id="ct246441808"/>float<text:change-start text:change-id="ct246441952"/> a_<text:change-end text:change-id="ct246441952"/>float<text:change-start text:change-id="ct246442056"/>]</text:h>
            <text:p text:style-name="Text_20_body">Routing:<text:change-end text:change-id="ct246442056"/> TOS<text:change-start text:change-id="ct246442160"/></text:p>
            <text:p text:style-name="P1"><text:change-end text:change-id="ct2464421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46442264"/>Code<text:change-end text:change-id="ct246442264"/></text:p>
          </table:table-cell>
          <table:table-cell table:style-name="Table168.B2" office:value-type="string">
            <text:p text:style-name="P17"><text:change-start text:change-id="ct246442368"/>Result<text:change-end text:change-id="ct2464423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644247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6442576"/>[a_numeric] <text:alphabetical-index-mark-start text:id="IMark284342488"/>.r2d<text:alphabetical-index-mark-end text:id="IMark284342488"/> [a_<text:change-end text:change-id="ct246442576"/>float<text:change-start text:change-id="ct246442680"/>]</text:h>
            <text:p text:style-name="Text_20_body">Routing:<text:change-end text:change-id="ct246442680"/> TOS<text:change-start text:change-id="ct246442784"/></text:p>
            <text:p text:style-name="P1"><text:change-end text:change-id="ct246442784"/>Convert a angle value from radians to degrees.</text:p>
          </table:table-cell>
          <table:covered-table-cell/>
        </table:table-row>
        <table:table-row table:style-name="Table169.1">
          <table:table-cell table:style-name="Table169.A2" office:value-type="string">
            <text:p text:style-name="P17"><text:change-start text:change-id="ct246442888"/>Code<text:change-end text:change-id="ct246442888"/></text:p>
          </table:table-cell>
          <table:table-cell table:style-name="Table169.B2" office:value-type="string">
            <text:p text:style-name="P17"><text:change-start text:change-id="ct246442992"/>Result<text:change-end text:change-id="ct2464429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644309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6443200"/>[a_numeric] <text:alphabetical-index-mark-start text:id="IMark284342488"/>.real<text:alphabetical-index-mark-end text:id="IMark284342488"/> [a_numeric]</text:h>
            <text:p text:style-name="Text_20_body">Routing:<text:change-end text:change-id="ct246443200"/> TOS<text:change-start text:change-id="ct246443304"/></text:p>
            <text:p text:style-name="P1"><text:change-end text:change-id="ct2464433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46443408"/>Code<text:change-end text:change-id="ct246443408"/></text:p>
          </table:table-cell>
          <table:table-cell table:style-name="Table170.B2" office:value-type="string">
            <text:p text:style-name="P17"><text:change-start text:change-id="ct246443512"/>Result<text:change-end text:change-id="ct2464435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644361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6443720"/>[a_numeric] <text:alphabetical-index-mark-start text:id="IMark284342488"/>.round<text:alphabetical-index-mark-end text:id="IMark284342488"/> [a<text:change-end text:change-id="ct246443720"/>n<text:change-start text:change-id="ct246443824"/>_<text:change-end text:change-id="ct246443824"/>integer<text:change-start text:change-id="ct246443928"/>]</text:h>
            <text:p text:style-name="Text_20_body">Routing:<text:change-end text:change-id="ct246443928"/> TOS<text:change-start text:change-id="ct246444032"/></text:p>
            <text:p text:style-name="P1"><text:change-end text:change-id="ct246444032"/>This method rounds the argument number to the nearest integer.</text:p>
          </table:table-cell>
          <table:covered-table-cell/>
        </table:table-row>
        <table:table-row table:style-name="Table171.1">
          <table:table-cell table:style-name="Table171.A2" office:value-type="string">
            <text:p text:style-name="P17"><text:change-start text:change-id="ct246444136"/>Code<text:change-end text:change-id="ct246444136"/></text:p>
          </table:table-cell>
          <table:table-cell table:style-name="Table171.B2" office:value-type="string">
            <text:p text:style-name="P17"><text:change-start text:change-id="ct246444240"/>Result<text:change-end text:change-id="ct2464442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644434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6444448"/>[a_numeric] <text:alphabetical-index-mark-start text:id="IMark284342488"/>.sin<text:alphabetical-index-mark-end text:id="IMark284342488"/> [a_<text:change-end text:change-id="ct246444448"/>float<text:change-start text:change-id="ct246444552"/>]</text:h>
            <text:p text:style-name="Text_20_body">Routing:<text:change-end text:change-id="ct246444552"/> TOS<text:change-start text:change-id="ct246444656"/></text:p>
            <text:p text:style-name="P1"><text:change-end text:change-id="ct246444656"/>This method computes the sine of the argument angle in radians.</text:p>
          </table:table-cell>
          <table:covered-table-cell/>
        </table:table-row>
        <table:table-row table:style-name="Table172.1">
          <table:table-cell table:style-name="Table172.A2" office:value-type="string">
            <text:p text:style-name="P17"><text:change-start text:change-id="ct246444760"/>Code<text:change-end text:change-id="ct246444760"/></text:p>
          </table:table-cell>
          <table:table-cell table:style-name="Table172.B2" office:value-type="string">
            <text:p text:style-name="P17"><text:change-start text:change-id="ct246444864"/>Result<text:change-end text:change-id="ct2464448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6444968"/><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6445072"/>[a_numeric] <text:alphabetical-index-mark-start text:id="IMark284342488"/>.sinh<text:alphabetical-index-mark-end text:id="IMark284342488"/> [a_<text:change-end text:change-id="ct246445072"/>float<text:change-start text:change-id="ct246445176"/>]</text:h>
            <text:p text:style-name="Text_20_body">Routing:<text:change-end text:change-id="ct246445176"/> TOS<text:change-start text:change-id="ct246445280"/></text:p>
            <text:p text:style-name="P1"><text:change-end text:change-id="ct246445280"/>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46445384"/>Code<text:change-end text:change-id="ct246445384"/></text:p>
          </table:table-cell>
          <table:table-cell table:style-name="Table173.B2" office:value-type="string">
            <text:p text:style-name="P17"><text:change-start text:change-id="ct246445488"/>Result<text:change-end text:change-id="ct24644548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6445592"/></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46445696"/>[a_numeric] <text:alphabetical-index-mark-start text:id="IMark284342488"/>.sleep<text:alphabetical-index-mark-end text:id="IMark284342488"/> []</text:h>
            <text:p text:style-name="Text_20_body">Routing:<text:change-end text:change-id="ct246445696"/> TOS<text:change-start text:change-id="ct246445800"/></text:p>
            <text:p text:style-name="P1"><text:change-end text:change-id="ct246445800"/>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46445904"/>Code<text:change-end text:change-id="ct246445904"/></text:p>
          </table:table-cell>
          <table:table-cell table:style-name="Table174.B2" office:value-type="string">
            <text:p text:style-name="P17"><text:change-start text:change-id="ct246446048"/>Result<text:change-end text:change-id="ct246446048"/></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46446152"/></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6446256"/>[a_numeric] <text:alphabetical-index-mark-start text:id="IMark284342488"/>.sqr<text:alphabetical-index-mark-end text:id="IMark284342488"/> [a_numeric]</text:h>
            <text:p text:style-name="Text_20_body">Routing:<text:change-end text:change-id="ct246446256"/> TOS<text:change-start text:change-id="ct246446360"/></text:p>
            <text:p text:style-name="P1"><text:change-end text:change-id="ct246446360"/>This method computes the square of the argument value.</text:p>
          </table:table-cell>
          <table:covered-table-cell/>
        </table:table-row>
        <table:table-row table:style-name="Table175.1">
          <table:table-cell table:style-name="Table175.A2" office:value-type="string">
            <text:p text:style-name="P17"><text:change-start text:change-id="ct246446464"/>Code<text:change-end text:change-id="ct246446464"/></text:p>
          </table:table-cell>
          <table:table-cell table:style-name="Table175.B2" office:value-type="string">
            <text:p text:style-name="P17"><text:change-start text:change-id="ct246446568"/>Result<text:change-end text:change-id="ct24644656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6446672"/></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46446776"/>[a_numeric] <text:alphabetical-index-mark-start text:id="IMark284342488"/>.sqrt<text:alphabetical-index-mark-end text:id="IMark284342488"/> [a_<text:change-end text:change-id="ct246446776"/>float<text:change-start text:change-id="ct246446880"/>]</text:h>
            <text:p text:style-name="Text_20_body">Routing:<text:change-end text:change-id="ct246446880"/> TOS<text:change-start text:change-id="ct246446984"/></text:p>
            <text:p text:style-name="P1"><text:change-end text:change-id="ct246446984"/>This method computes the square root of the argument value.</text:p>
          </table:table-cell>
          <table:covered-table-cell/>
        </table:table-row>
        <table:table-row table:style-name="Table176.1">
          <table:table-cell table:style-name="Table176.A2" office:value-type="string">
            <text:p text:style-name="P17"><text:change-start text:change-id="ct246447088"/>Code<text:change-end text:change-id="ct246447088"/></text:p>
          </table:table-cell>
          <table:table-cell table:style-name="Table176.B2" office:value-type="string">
            <text:p text:style-name="P17"><text:change-start text:change-id="ct246447192"/>Result<text:change-end text:change-id="ct24644719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644729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6447400"/>[a_numeric] <text:alphabetical-index-mark-start text:id="IMark284342488"/>.tan<text:alphabetical-index-mark-end text:id="IMark284342488"/> [a_<text:change-end text:change-id="ct246447400"/>float<text:change-start text:change-id="ct246447504"/>]</text:h>
            <text:p text:style-name="Text_20_body">Routing:<text:change-end text:change-id="ct246447504"/> TOS<text:change-start text:change-id="ct246447608"/></text:p>
            <text:p text:style-name="P1"><text:change-end text:change-id="ct246447608"/>This method computes the tangent of the argument angle in radians.</text:p>
          </table:table-cell>
          <table:covered-table-cell/>
        </table:table-row>
        <table:table-row table:style-name="Table177.1">
          <table:table-cell table:style-name="Table177.A2" office:value-type="string">
            <text:p text:style-name="P17"><text:change-start text:change-id="ct246447712"/>Code<text:change-end text:change-id="ct246447712"/></text:p>
          </table:table-cell>
          <table:table-cell table:style-name="Table177.B2" office:value-type="string">
            <text:p text:style-name="P17"><text:change-start text:change-id="ct246447816"/>Result<text:change-end text:change-id="ct24644781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644792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6448024"/>[a_numeric] <text:alphabetical-index-mark-start text:id="IMark284342488"/>.tanh<text:alphabetical-index-mark-end text:id="IMark284342488"/> [a_<text:change-end text:change-id="ct246448024"/>float<text:change-start text:change-id="ct246448128"/>]</text:h>
            <text:p text:style-name="Text_20_body">Routing:<text:change-end text:change-id="ct246448128"/> TOS<text:change-start text:change-id="ct246448232"/></text:p>
            <text:p text:style-name="P1"><text:change-end text:change-id="ct246448232"/>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46448336"/>Code<text:change-end text:change-id="ct246448336"/></text:p>
          </table:table-cell>
          <table:table-cell table:style-name="Table178.B2" office:value-type="string">
            <text:p text:style-name="P17"><text:change-start text:change-id="ct246448440"/>Result<text:change-end text:change-id="ct24644844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46448544"/></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6448648"/>[a_numeric a_numeric] <text:alphabetical-index-mark-start text:id="IMark284342488"/>/<text:alphabetical-index-mark-end text:id="IMark284342488"/> [a_numeric]</text:h>
            <text:p text:style-name="Text_20_body">Routing:<text:change-end text:change-id="ct246448648"/> NOS<text:change-start text:change-id="ct246448752"/></text:p>
            <text:p text:style-name="P1"><text:change-end text:change-id="ct246448752"/>This method implements the division operator.</text:p>
          </table:table-cell>
          <table:covered-table-cell/>
        </table:table-row>
        <table:table-row table:style-name="Table179.1">
          <table:table-cell table:style-name="Table179.A2" office:value-type="string">
            <text:p text:style-name="P17"><text:change-start text:change-id="ct246448856"/>Code<text:change-end text:change-id="ct246448856"/></text:p>
          </table:table-cell>
          <table:table-cell table:style-name="Table179.B2" office:value-type="string">
            <text:p text:style-name="P17"><text:change-start text:change-id="ct246448960"/>Result<text:change-end text:change-id="ct24644896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644906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6449168"/>[a_numeric] <text:alphabetical-index-mark-start text:id="IMark284342488"/>0&lt;<text:alphabetical-index-mark-end text:id="IMark284342488"/> [a_boolean]</text:h>
            <text:p text:style-name="Text_20_body">Routing:<text:change-end text:change-id="ct246449168"/> TOS<text:change-start text:change-id="ct246449272"/></text:p>
            <text:p text:style-name="P1"><text:change-end text:change-id="ct246449272"/>Is this number less than zero?</text:p>
          </table:table-cell>
          <table:covered-table-cell/>
        </table:table-row>
        <table:table-row table:style-name="Table180.1">
          <table:table-cell table:style-name="Table180.A2" office:value-type="string">
            <text:p text:style-name="P17"><text:change-start text:change-id="ct246449376"/>Code<text:change-end text:change-id="ct246449376"/></text:p>
          </table:table-cell>
          <table:table-cell table:style-name="Table180.B2" office:value-type="string">
            <text:p text:style-name="P17"><text:change-start text:change-id="ct246449480"/>Result<text:change-end text:change-id="ct24644948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644958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6449688"/>[a_numeric] <text:alphabetical-index-mark-start text:id="IMark284342488"/>0&lt;=<text:alphabetical-index-mark-end text:id="IMark284342488"/> [a_boolean]</text:h>
            <text:p text:style-name="Text_20_body">Routing:<text:change-end text:change-id="ct246449688"/> TOS<text:change-start text:change-id="ct246449792"/></text:p>
            <text:p text:style-name="P1"><text:change-end text:change-id="ct246449792"/>Is this number less than or equal to zero?</text:p>
          </table:table-cell>
          <table:covered-table-cell/>
        </table:table-row>
        <table:table-row table:style-name="Table181.1">
          <table:table-cell table:style-name="Table181.A2" office:value-type="string">
            <text:p text:style-name="P17"><text:change-start text:change-id="ct246449896"/>Code<text:change-end text:change-id="ct246449896"/></text:p>
          </table:table-cell>
          <table:table-cell table:style-name="Table181.B2" office:value-type="string">
            <text:p text:style-name="P17"><text:change-start text:change-id="ct246450000"/>Result<text:change-end text:change-id="ct24645000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651568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6515784"/>[a_numeric] <text:alphabetical-index-mark-start text:id="IMark284342488"/>0&lt;=&gt;<text:alphabetical-index-mark-end text:id="IMark284342488"/> [<text:change-end text:change-id="ct246515784"/>1, 0, or -1<text:change-start text:change-id="ct246515888"/>]</text:h>
            <text:p text:style-name="Text_20_body">Routing:<text:change-end text:change-id="ct246515888"/> TOS<text:change-start text:change-id="ct246515992"/></text:p>
            <text:p text:style-name="P1"><text:change-end text:change-id="ct246515992"/>Perform a “three outcome” comparison of the value with zero.</text:p>
          </table:table-cell>
          <table:covered-table-cell/>
        </table:table-row>
        <table:table-row table:style-name="Table182.1">
          <table:table-cell table:style-name="Table182.A2" office:value-type="string">
            <text:p text:style-name="P17"><text:change-start text:change-id="ct246516096"/>Code<text:change-end text:change-id="ct246516096"/></text:p>
          </table:table-cell>
          <table:table-cell table:style-name="Table182.B2" office:value-type="string">
            <text:p text:style-name="P17"><text:change-start text:change-id="ct246516200"/>Result<text:change-end text:change-id="ct2465162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6516408"/><text:change text:change-id="ct2465163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6516512"/>[a_numeric] <text:alphabetical-index-mark-start text:id="IMark284342488"/>0&lt;&gt; <text:alphabetical-index-mark-end text:id="IMark284342488"/>[a_boolean]</text:h>
            <text:p text:style-name="Text_20_body">Routing:<text:change-end text:change-id="ct246516512"/> TOS<text:change-start text:change-id="ct246516616"/></text:p>
            <text:p text:style-name="P1"><text:change-end text:change-id="ct246516616"/>Is the number not equal to zero?</text:p>
          </table:table-cell>
          <table:covered-table-cell/>
        </table:table-row>
        <table:table-row table:style-name="Table183.1">
          <table:table-cell table:style-name="Table183.A2" office:value-type="string">
            <text:p text:style-name="P17"><text:change-start text:change-id="ct246516720"/>Code<text:change-end text:change-id="ct246516720"/></text:p>
          </table:table-cell>
          <table:table-cell table:style-name="Table183.B2" office:value-type="string">
            <text:p text:style-name="P17"><text:change-start text:change-id="ct246516824"/>Result<text:change-end text:change-id="ct2465168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651692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6517032"/>[a_numeric] <text:alphabetical-index-mark-start text:id="IMark284342488"/>0=<text:alphabetical-index-mark-end text:id="IMark284342488"/> [a_boolean]</text:h>
            <text:p text:style-name="Text_20_body">Routing:<text:change-end text:change-id="ct246517032"/> TOS<text:change-start text:change-id="ct246517136"/></text:p>
            <text:p text:style-name="P1"><text:change-end text:change-id="ct246517136"/>Is the number equal to zero?</text:p>
          </table:table-cell>
          <table:covered-table-cell/>
        </table:table-row>
        <table:table-row table:style-name="Table184.1">
          <table:table-cell table:style-name="Table184.A2" office:value-type="string">
            <text:p text:style-name="P17"><text:change-start text:change-id="ct246517240"/>Code<text:change-end text:change-id="ct246517240"/></text:p>
          </table:table-cell>
          <table:table-cell table:style-name="Table184.B2" office:value-type="string">
            <text:p text:style-name="P17"><text:change-start text:change-id="ct246517344"/>Result<text:change-end text:change-id="ct24651734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6517448"/></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6517552"/>[a_numeric] <text:alphabetical-index-mark-start text:id="IMark284342488"/>0&gt;<text:alphabetical-index-mark-end text:id="IMark284342488"/> [a_boolean]</text:h>
            <text:p text:style-name="Text_20_body">Routing:<text:change-end text:change-id="ct246517552"/> TOS<text:change-start text:change-id="ct246517656"/></text:p>
            <text:p text:style-name="P1"><text:change-end text:change-id="ct246517656"/>Is the number greater than zero?</text:p>
          </table:table-cell>
          <table:covered-table-cell/>
        </table:table-row>
        <table:table-row table:style-name="Table185.1">
          <table:table-cell table:style-name="Table185.A2" office:value-type="string">
            <text:p text:style-name="P17"><text:change-start text:change-id="ct246517760"/>Code<text:change-end text:change-id="ct246517760"/></text:p>
          </table:table-cell>
          <table:table-cell table:style-name="Table185.B2" office:value-type="string">
            <text:p text:style-name="P17"><text:change-start text:change-id="ct246517864"/>Result<text:change-end text:change-id="ct24651786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651796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6518072"/>[a_numeric] <text:alphabetical-index-mark-start text:id="IMark284342488"/>0&gt;=<text:alphabetical-index-mark-end text:id="IMark284342488"/> [a_boolean]</text:h>
            <text:p text:style-name="Text_20_body">Routing:<text:change-end text:change-id="ct246518072"/> TOS<text:change-start text:change-id="ct246518176"/></text:p>
            <text:p text:style-name="P1"><text:change-end text:change-id="ct246518176"/>Is the number greater than or equal to zero?</text:p>
          </table:table-cell>
          <table:covered-table-cell/>
        </table:table-row>
        <table:table-row table:style-name="Table186.1">
          <table:table-cell table:style-name="Table186.A2" office:value-type="string">
            <text:p text:style-name="P17"><text:change-start text:change-id="ct246518280"/>Code<text:change-end text:change-id="ct246518280"/></text:p>
          </table:table-cell>
          <table:table-cell table:style-name="Table186.B2" office:value-type="string">
            <text:p text:style-name="P17"><text:change-start text:change-id="ct246518384"/>Result<text:change-end text:change-id="ct24651838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651848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6518592"/>[a_numeric] <text:alphabetical-index-mark-start text:id="IMark284342488"/>1+<text:alphabetical-index-mark-end text:id="IMark284342488"/> [a_numeric]</text:h>
            <text:p text:style-name="Text_20_body">Routing:<text:change-end text:change-id="ct246518592"/> TOS<text:change-start text:change-id="ct246518696"/></text:p>
            <text:p text:style-name="P1"><text:change-end text:change-id="ct246518696"/>Add one to the number</text:p>
          </table:table-cell>
          <table:covered-table-cell/>
        </table:table-row>
        <table:table-row table:style-name="Table187.1">
          <table:table-cell table:style-name="Table187.A2" office:value-type="string">
            <text:p text:style-name="P17"><text:change-start text:change-id="ct246518800"/>Code<text:change-end text:change-id="ct246518800"/></text:p>
          </table:table-cell>
          <table:table-cell table:style-name="Table187.B2" office:value-type="string">
            <text:p text:style-name="P17"><text:change-start text:change-id="ct246518904"/>Result<text:change-end text:change-id="ct24651890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651900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6519112"/>[a_numeric] <text:alphabetical-index-mark-start text:id="IMark284342488"/>1-<text:alphabetical-index-mark-end text:id="IMark284342488"/> [a_numeric]</text:h>
            <text:p text:style-name="Text_20_body">Routing:<text:change-end text:change-id="ct246519112"/> TOS<text:change-start text:change-id="ct246519216"/></text:p>
            <text:p text:style-name="P1"><text:change-end text:change-id="ct246519216"/>Subtract ond from the number</text:p>
          </table:table-cell>
          <table:covered-table-cell/>
        </table:table-row>
        <table:table-row table:style-name="Table188.1">
          <table:table-cell table:style-name="Table188.A2" office:value-type="string">
            <text:p text:style-name="P17"><text:change-start text:change-id="ct246519320"/>Code<text:change-end text:change-id="ct246519320"/></text:p>
          </table:table-cell>
          <table:table-cell table:style-name="Table188.B2" office:value-type="string">
            <text:p text:style-name="P17"><text:change-start text:change-id="ct246519424"/>Result<text:change-end text:change-id="ct24651942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6519528"/></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6519632"/>[a_numeric] <text:alphabetical-index-mark-start text:id="IMark284342488"/>2*<text:alphabetical-index-mark-end text:id="IMark284342488"/> [a_numeric]</text:h>
            <text:p text:style-name="Text_20_body">Routing:<text:change-end text:change-id="ct246519632"/> TOS<text:change-start text:change-id="ct246519736"/></text:p>
            <text:p text:style-name="P1"><text:change-end text:change-id="ct246519736"/>Multiply the number by two.</text:p>
          </table:table-cell>
          <table:covered-table-cell/>
        </table:table-row>
        <table:table-row table:style-name="Table189.1">
          <table:table-cell table:style-name="Table189.A2" office:value-type="string">
            <text:p text:style-name="P17"><text:change-start text:change-id="ct246519840"/>Code<text:change-end text:change-id="ct246519840"/></text:p>
          </table:table-cell>
          <table:table-cell table:style-name="Table189.B2" office:value-type="string">
            <text:p text:style-name="P17"><text:change-start text:change-id="ct246519944"/>Result<text:change-end text:change-id="ct24651994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652004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6520152"/>[a_numeric] <text:alphabetical-index-mark-start text:id="IMark284342488"/>2+<text:alphabetical-index-mark-end text:id="IMark284342488"/> [a_numeric]</text:h>
            <text:p text:style-name="Text_20_body">Routing:<text:change-end text:change-id="ct246520152"/> TOS<text:change-start text:change-id="ct246520256"/></text:p>
            <text:p text:style-name="P1"><text:change-end text:change-id="ct246520256"/>Add two to the number</text:p>
          </table:table-cell>
          <table:covered-table-cell/>
        </table:table-row>
        <table:table-row table:style-name="Table190.1">
          <table:table-cell table:style-name="Table190.A2" office:value-type="string">
            <text:p text:style-name="P17"><text:change-start text:change-id="ct246520360"/>Code<text:change-end text:change-id="ct246520360"/></text:p>
          </table:table-cell>
          <table:table-cell table:style-name="Table190.B2" office:value-type="string">
            <text:p text:style-name="P17"><text:change-start text:change-id="ct246520464"/>Result<text:change-end text:change-id="ct24652046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652056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6520672"/>[a_numeric] <text:alphabetical-index-mark-start text:id="IMark284342488"/>2-<text:alphabetical-index-mark-end text:id="IMark284342488"/> [a_numeric]</text:h>
            <text:p text:style-name="Text_20_body">Routing:<text:change-end text:change-id="ct246520672"/> TOS<text:change-start text:change-id="ct246520776"/></text:p>
            <text:p text:style-name="P1"><text:change-end text:change-id="ct246520776"/>Subtract two from the number</text:p>
          </table:table-cell>
          <table:covered-table-cell/>
        </table:table-row>
        <table:table-row table:style-name="Table191.1">
          <table:table-cell table:style-name="Table191.A2" office:value-type="string">
            <text:p text:style-name="P17"><text:change-start text:change-id="ct246520880"/>Code<text:change-end text:change-id="ct246520880"/></text:p>
          </table:table-cell>
          <table:table-cell table:style-name="Table191.B2" office:value-type="string">
            <text:p text:style-name="P17"><text:change-start text:change-id="ct246520984"/>Result<text:change-end text:change-id="ct2465209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6521088"/></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6521192"/>[a_numeric] <text:alphabetical-index-mark-start text:id="IMark284342488"/>2/<text:alphabetical-index-mark-end text:id="IMark284342488"/> [a_numeric]</text:h>
            <text:p text:style-name="Text_20_body">Routing:<text:change-end text:change-id="ct246521192"/> TOS<text:change-start text:change-id="ct246521296"/></text:p>
            <text:p text:style-name="P1"><text:change-end text:change-id="ct246521296"/>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46521400"/>Code<text:change-end text:change-id="ct246521400"/></text:p>
          </table:table-cell>
          <table:table-cell table:style-name="Table192.B2" office:value-type="string">
            <text:p text:style-name="P17"><text:change-start text:change-id="ct246521504"/>Result<text:change-end text:change-id="ct24652150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652160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6521712"/>[a_numeric<text:change-end text:change-id="ct246521712"/> a_numeric<text:change-start text:change-id="ct246521816"/>] <text:alphabetical-index-mark-start text:id="IMark284342488"/>&lt;<text:alphabetical-index-mark-end text:id="IMark284342488"/> [a_boolean]</text:h>
            <text:p text:style-name="Text_20_body">Routing:<text:change-end text:change-id="ct246521816"/> NOS<text:change-start text:change-id="ct246521920"/></text:p>
            <text:p text:style-name="P1"><text:change-end text:change-id="ct246521920"/>Is the first number less than the second?</text:p>
          </table:table-cell>
          <table:covered-table-cell/>
        </table:table-row>
        <table:table-row table:style-name="Table193.1">
          <table:table-cell table:style-name="Table193.A2" office:value-type="string">
            <text:p text:style-name="P17"><text:change-start text:change-id="ct246522024"/>Code<text:change-end text:change-id="ct246522024"/></text:p>
          </table:table-cell>
          <table:table-cell table:style-name="Table193.B2" office:value-type="string">
            <text:p text:style-name="P17"><text:change-start text:change-id="ct246522128"/>Result<text:change-end text:change-id="ct24652212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6522232"/></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6522336"/>[a_numeric<text:change-end text:change-id="ct246522336"/> a_numeric<text:change-start text:change-id="ct246522440"/>] <text:alphabetical-index-mark-start text:id="IMark284342488"/>&lt;=<text:alphabetical-index-mark-end text:id="IMark284342488"/> [a_boolean]</text:h>
            <text:p text:style-name="Text_20_body">Routing:<text:change-end text:change-id="ct246522440"/> NOS<text:change-start text:change-id="ct246522544"/></text:p>
            <text:p text:style-name="P1"><text:change-end text:change-id="ct246522544"/>Is the first number less than or equal to the second?</text:p>
          </table:table-cell>
          <table:covered-table-cell/>
        </table:table-row>
        <table:table-row table:style-name="Table194.1">
          <table:table-cell table:style-name="Table194.A2" office:value-type="string">
            <text:p text:style-name="P17"><text:change-start text:change-id="ct246522648"/>Code<text:change-end text:change-id="ct246522648"/></text:p>
          </table:table-cell>
          <table:table-cell table:style-name="Table194.B2" office:value-type="string">
            <text:p text:style-name="P17"><text:change-start text:change-id="ct246522752"/>Result<text:change-end text:change-id="ct24652275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6522856"/></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0" text:outline-level="3"><text:change-start text:change-id="ct246522960"/>[a_numeric<text:change-end text:change-id="ct246522960"/> a_numeric<text:change-start text:change-id="ct246523064"/>] <text:alphabetical-index-mark-start text:id="IMark284342488"/>&lt;=&gt;<text:alphabetical-index-mark-end text:id="IMark284342488"/> [-1, 0, or 1]</text:h>
            <text:p text:style-name="Text_20_body">Routing:<text:change-end text:change-id="ct246523064"/> NOS<text:change-start text:change-id="ct246523168"/></text:p>
            <text:p text:style-name="P1"><text:change-end text:change-id="ct246523168"/>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46523272"/>Code<text:change-end text:change-id="ct246523272"/></text:p>
          </table:table-cell>
          <table:table-cell table:style-name="Table195.B2" office:value-type="string">
            <text:p text:style-name="P17"><text:change-start text:change-id="ct246523376"/>Result<text:change-end text:change-id="ct24652337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6523584"/><text:change text:change-id="ct2465234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6523688"/>[a_numeric<text:change-end text:change-id="ct246523688"/> a_numeric<text:change-start text:change-id="ct246593416"/>] <text:alphabetical-index-mark-start text:id="IMark284342488"/>&gt;<text:alphabetical-index-mark-end text:id="IMark284342488"/> [a_boolean]</text:h>
            <text:p text:style-name="Text_20_body">Routing:<text:change-end text:change-id="ct246593416"/> NOS<text:change-start text:change-id="ct246593520"/></text:p>
            <text:p text:style-name="P1"><text:change-end text:change-id="ct246593520"/>Is the first number greater than the second number.</text:p>
          </table:table-cell>
          <table:covered-table-cell/>
        </table:table-row>
        <table:table-row table:style-name="Table196.1">
          <table:table-cell table:style-name="Table196.A2" office:value-type="string">
            <text:p text:style-name="P17"><text:change-start text:change-id="ct246593624"/>Code<text:change-end text:change-id="ct246593624"/></text:p>
          </table:table-cell>
          <table:table-cell table:style-name="Table196.B2" office:value-type="string">
            <text:p text:style-name="P17"><text:change-start text:change-id="ct246593728"/>Result<text:change-end text:change-id="ct2465937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659383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6593936"/>[a_numeric<text:change-end text:change-id="ct246593936"/> a_numeric<text:change-start text:change-id="ct246594040"/>] <text:alphabetical-index-mark-start text:id="IMark284342488"/>&gt;=<text:alphabetical-index-mark-end text:id="IMark284342488"/> [a_boolean]</text:h>
            <text:p text:style-name="Text_20_body">Routing:<text:change-end text:change-id="ct246594040"/> NOS<text:change-start text:change-id="ct246594144"/></text:p>
            <text:p text:style-name="P1"><text:change-end text:change-id="ct246594144"/>Is the first number greater than or equal to the second number.</text:p>
          </table:table-cell>
          <table:covered-table-cell/>
        </table:table-row>
        <table:table-row table:style-name="Table197.1">
          <table:table-cell table:style-name="Table197.A2" office:value-type="string">
            <text:p text:style-name="P17"><text:change-start text:change-id="ct246594248"/>Code<text:change-end text:change-id="ct246594248"/></text:p>
          </table:table-cell>
          <table:table-cell table:style-name="Table197.B2" office:value-type="string">
            <text:p text:style-name="P17"><text:change-start text:change-id="ct246594352"/>Result<text:change-end text:change-id="ct2465943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659445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6594560"/>[a_numeric a_numeric] <text:alphabetical-index-mark-start text:id="IMark284342488"/>mod<text:alphabetical-index-mark-end text:id="IMark284342488"/> [a_numeric]</text:h>
            <text:p text:style-name="Text_20_body">Routing:<text:change-end text:change-id="ct246594560"/> NOS<text:change-start text:change-id="ct246594664"/></text:p>
            <text:p text:style-name="P1"><text:change-end text:change-id="ct246594664"/>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46594768"/>Code<text:change-end text:change-id="ct246594768"/></text:p>
          </table:table-cell>
          <table:table-cell table:style-name="Table198.B2" office:value-type="string">
            <text:p text:style-name="P17"><text:change-start text:change-id="ct246594872"/>Result<text:change-end text:change-id="ct2465948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65949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6595080"/>[a_numeric] <text:alphabetical-index-mark-start text:id="IMark284342488"/>neg<text:alphabetical-index-mark-end text:id="IMark284342488"/> [a_numeric]</text:h>
            <text:p text:style-name="Text_20_body">Routing:<text:change-end text:change-id="ct246595080"/> TOS<text:change-start text:change-id="ct246595184"/></text:p>
            <text:p text:style-name="P1"><text:change-end text:change-id="ct246595184"/>Compute zero minus the number.</text:p>
          </table:table-cell>
          <table:covered-table-cell/>
        </table:table-row>
        <table:table-row table:style-name="Table199.1">
          <table:table-cell table:style-name="Table199.A2" office:value-type="string">
            <text:p text:style-name="P17"><text:change-start text:change-id="ct246595288"/>Code<text:change-end text:change-id="ct246595288"/></text:p>
          </table:table-cell>
          <table:table-cell table:style-name="Table199.B2" office:value-type="string">
            <text:p text:style-name="P17"><text:change-start text:change-id="ct246595392"/>Result<text:change-end text:change-id="ct2465953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283995732"/>Object<text:alphabetical-index-mark-end text:id="IMark283995732"/></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84342488"/>&amp;&amp;<text:alphabetical-index-mark-end text:id="IMark28434248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84342488"/>.<text:alphabetical-index-mark-end text:id="IMark28434248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84342488"/>.::<text:alphabetical-index-mark-end text:id="IMark28434248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1"/>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84342488"/>val:<text:alphabetical-index-mark-end text:id="IMark28434248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84342488"/>var:<text:alphabetical-index-mark-end text:id="IMark28434248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84342488"/>val@:<text:alphabetical-index-mark-end text:id="IMark28434248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284342488"/>var@:<text:alphabetical-index-mark-end text:id="IMark28434248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284342488"/>super<text:alphabetical-index-mark-end text:id="IMark28434248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84342488"/>;<text:alphabetical-index-mark-end text:id="IMark28434248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84342488"/>.class<text:alphabetical-index-mark-end text:id="IMark28434248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284342488"/>.clone<text:alphabetical-index-mark-end text:id="IMark28434248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284342488"/>.clone_exclude<text:alphabetical-index-mark-end text:id="IMark28434248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284342488"/>.copy<text:alphabetical-index-mark-end text:id="IMark28434248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284342488"/>.init<text:alphabetical-index-mark-end text:id="IMark284342488"/>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6">"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84342488"/>.is_class?<text:alphabetical-index-mark-end text:id="IMark28434248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284342488"/>.name<text:alphabetical-index-mark-end text:id="IMark28434248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284342488"/>.strlen<text:alphabetical-index-mark-end text:id="IMark28434248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84342488"/>.to_f<text:alphabetical-index-mark-end text:id="IMark284342488"/>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284342488"/>.to_f!<text:alphabetical-index-mark-end text:id="IMark284342488"/>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84342488"/>.to_i<text:alphabetical-index-mark-end text:id="IMark284342488"/>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84342488"/>.to_i!<text:alphabetical-index-mark-end text:id="IMark284342488"/>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284342488"/>.to_n<text:alphabetical-index-mark-end text:id="IMark284342488"/>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84342488"/>.to_n!<text:alphabetical-index-mark-end text:id="IMark284342488"/>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284342488"/>.to_r<text:alphabetical-index-mark-end text:id="IMark284342488"/>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84342488"/>.to_r!<text:alphabetical-index-mark-end text:id="IMark284342488"/>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84342488"/>.to_s<text:alphabetical-index-mark-end text:id="IMark284342488"/>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284342488"/>.to_x<text:alphabetical-index-mark-end text:id="IMark284342488"/>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84342488"/>.to_x!<text:alphabetical-index-mark-end text:id="IMark284342488"/>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84342488"/>&lt;&gt;<text:alphabetical-index-mark-end text:id="IMark28434248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84342488"/>=<text:alphabetical-index-mark-end text:id="IMark28434248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84342488"/>^^<text:alphabetical-index-mark-end text:id="IMark28434248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84342488"/>distinct?<text:alphabetical-index-mark-end text:id="IMark28434248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84342488"/>identical?<text:alphabetical-index-mark-end text:id="IMark28434248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84342488"/>max<text:alphabetical-index-mark-end text:id="IMark28434248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84342488"/>min<text:alphabetical-index-mark-end text:id="IMark28434248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84342488"/>nil&lt;&gt;<text:alphabetical-index-mark-end text:id="IMark28434248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84342488"/>nil=<text:alphabetical-index-mark-end text:id="IMark28434248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84342488"/>not<text:alphabetical-index-mark-end text:id="IMark28434248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84342488"/>||<text:alphabetical-index-mark-end text:id="IMark28434248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84342488"/>)methods<text:alphabetical-index-mark-end text:id="IMark28434248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283995732"/>OutStream<text:alphabetical-index-mark-end text:id="IMark283995732"/></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84342488"/>.append<text:alphabetical-index-mark-end text:id="IMark28434248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6">"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284342488"/>.append{<text:alphabetical-index-mark-end text:id="IMark284342488"/>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6">"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84342488"/>.create<text:alphabetical-index-mark-end text:id="IMark28434248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84342488"/>.create{<text:alphabetical-index-mark-end text:id="IMark284342488"/>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6">"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84342488"/><text:alphabetical-index-mark-start text:id="IMark284411264"/>.<text:alphabetical-index-mark-end text:id="IMark284411264"/><text:alphabetical-index-mark-end text:id="IMark28434248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84342488"/>.close<text:alphabetical-index-mark-end text:id="IMark28434248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84342488"/>.cr<text:alphabetical-index-mark-end text:id="IMark28434248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84342488"/>.emit<text:alphabetical-index-mark-end text:id="IMark28434248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84342488"/>.space<text:alphabetical-index-mark-end text:id="IMark28434248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84342488"/>.spaces<text:alphabetical-index-mark-end text:id="IMark28434248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84342488"/>~<text:alphabetical-index-mark-end text:id="IMark28434248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84342488"/>~"<text:alphabetical-index-mark-end text:id="IMark28434248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84342488"/>~cr<text:alphabetical-index-mark-end text:id="IMark28434248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84342488"/>~emit<text:alphabetical-index-mark-end text:id="IMark28434248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84342488"/>~space<text:alphabetical-index-mark-end text:id="IMark28434248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84342488"/>~spaces<text:alphabetical-index-mark-end text:id="IMark28434248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283995732"/>Procedure<text:alphabetical-index-mark-end text:id="IMark283995732"/></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83995732"/>{{<text:alphabetical-index-mark-end text:id="IMark28399573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84342488"/>.call<text:alphabetical-index-mark-end text:id="IMark28434248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84342488"/>.start<text:alphabetical-index-mark-end text:id="IMark284342488"/>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83995732"/>Queue<text:alphabetical-index-mark-end text:id="IMark283995732"/></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84342488"/>.clear<text:alphabetical-index-mark-end text:id="IMark28434248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84342488"/>.empty?<text:alphabetical-index-mark-end text:id="IMark28434248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84342488"/>.length<text:alphabetical-index-mark-end text:id="IMark28434248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84342488"/>.pend<text:alphabetical-index-mark-end text:id="IMark28434248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84342488"/>.pop<text:alphabetical-index-mark-end text:id="IMark28434248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84342488"/>.push<text:alphabetical-index-mark-end text:id="IMark28434248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83995732"/>Rational<text:alphabetical-index-mark-end text:id="IMark283995732"/></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84340616"/>.split<text:alphabetical-index-mark-end text:id="IMark2843406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53351468"/>Stack<text:alphabetical-index-mark-end text:id="IMark15335146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84340616"/>.clear<text:alphabetical-index-mark-end text:id="IMark28434061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84340616"/>.empty?<text:alphabetical-index-mark-end text:id="IMark284340616"/>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84340616"/>.length<text:alphabetical-index-mark-end text:id="IMark28434061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84340616"/>.peek<text:alphabetical-index-mark-end text:id="IMark28434061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84340616"/>.pop<text:alphabetical-index-mark-end text:id="IMark28434061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84340616"/>.push<text:alphabetical-index-mark-end text:id="IMark28434061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3351468"/>String<text:alphabetical-index-mark-end text:id="IMark15335146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6">"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6">"-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84340616"/>*<text:alphabetical-index-mark-end text:id="IMark28434061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8">"**********"</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8">"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84340616"/>+<text:alphabetical-index-mark-end text:id="IMark28434061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8">"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84340616"/>."<text:alphabetical-index-mark-end text:id="IMark28434061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84340616"/>.+left<text:alphabetical-index-mark-end text:id="IMark28434061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84340616"/>.+mid<text:alphabetical-index-mark-end text:id="IMark28434061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84340616"/>.+midlr<text:alphabetical-index-mark-end text:id="IMark28434061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84340616"/>.+right<text:alphabetical-index-mark-end text:id="IMark28434061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84340616"/>.-left<text:alphabetical-index-mark-end text:id="IMark28434061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84340616"/>.-mid<text:alphabetical-index-mark-end text:id="IMark28434061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84340616"/>.-midlr<text:alphabetical-index-mark-end text:id="IMark28434061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84340616"/>.-right<text:alphabetical-index-mark-end text:id="IMark28434061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84340616"/>.call<text:alphabetical-index-mark-end text:id="IMark284340616"/>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84340616"/>.cjust<text:alphabetical-index-mark-end text:id="IMark28434061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84340616"/>.contains?<text:alphabetical-index-mark-end text:id="IMark28434061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284340616"/>.emit<text:alphabetical-index-mark-end text:id="IMark28434061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284340616"/>.eval<text:alphabetical-index-mark-end text:id="IMark284340616"/>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84340616"/>.fmt<text:alphabetical-index-mark-end text:id="IMark28434061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84340616"/>.fmt"<text:alphabetical-index-mark-end text:id="IMark28434061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84340616"/>.left<text:alphabetical-index-mark-end text:id="IMark28434061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84340616"/>.left?<text:alphabetical-index-mark-end text:id="IMark28434061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84340616"/>.length<text:alphabetical-index-mark-end text:id="IMark28434061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84340616"/>.lines<text:alphabetical-index-mark-end text:id="IMark28434061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84340616"/>.ljust<text:alphabetical-index-mark-end text:id="IMark28434061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84340616"/>.load<text:alphabetical-index-mark-end text:id="IMark28434061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84340616"/>.lstrip<text:alphabetical-index-mark-end text:id="IMark28434061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84340616"/>.mid<text:alphabetical-index-mark-end text:id="IMark28434061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84340616"/>.mid?<text:alphabetical-index-mark-end text:id="IMark28434061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84340616"/>.midlr<text:alphabetical-index-mark-end text:id="IMark28434061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84340616"/>.posn<text:alphabetical-index-mark-end text:id="IMark28434061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84340616"/>.reverse<text:alphabetical-index-mark-end text:id="IMark28434061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84340616"/>.right<text:alphabetical-index-mark-end text:id="IMark28434061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84340616"/>.right?<text:alphabetical-index-mark-end text:id="IMark28434061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84340616"/>.rjust<text:alphabetical-index-mark-end text:id="IMark28434061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84340616"/>.rstrip<text:alphabetical-index-mark-end text:id="IMark28434061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84340616"/>.split<text:alphabetical-index-mark-end text:id="IMark28434061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84340616"/>.strip<text:alphabetical-index-mark-end text:id="IMark28434061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84340616"/>.throw<text:alphabetical-index-mark-end text:id="IMark284340616"/>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84340616"/>.to_lower<text:alphabetical-index-mark-end text:id="IMark28434061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84340616"/>.to_upper<text:alphabetical-index-mark-end text:id="IMark28434061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84340616"/>&lt;<text:alphabetical-index-mark-end text:id="IMark28434061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84340616"/>&lt;&lt;<text:alphabetical-index-mark-end text:id="IMark28434061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84340616"/>&lt;=<text:alphabetical-index-mark-end text:id="IMark28434061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84340616"/>&lt;=&gt;<text:alphabetical-index-mark-end text:id="IMark28434061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84340616"/>&gt;<text:alphabetical-index-mark-end text:id="IMark28434061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84340616"/>&gt;=<text:alphabetical-index-mark-end text:id="IMark28434061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53351468"/>Thread<text:alphabetical-index-mark-end text:id="IMark153351468"/></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84340616"/>.current<text:alphabetical-index-mark-end text:id="IMark28434061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84340616"/>.list<text:alphabetical-index-mark-end text:id="IMark28434061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84340616"/>.main<text:alphabetical-index-mark-end text:id="IMark28434061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84340616"/>.vm<text:alphabetical-index-mark-end text:id="IMark28434061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153351468"/><text:alphabetical-index-mark-start text:id="IMark164457620"/><text:alphabetical-index-mark-start text:id="IMark164457380"/>TrueClass<text:alphabetical-index-mark-end text:id="IMark164457380"/><text:alphabetical-index-mark-end text:id="IMark164457620"/><text:alphabetical-index-mark-end text:id="IMark153351468"/></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8"/>
      <text:h text:style-name="Heading_20_1" text:outline-level="1"><text:alphabetical-index-mark-start text:id="IMark153351468"/>VirtualMachine<text:alphabetical-index-mark-end text:id="IMark153351468"/></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284340616"/>!:<text:alphabetical-index-mark-end text:id="IMark28434061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464759287467760562" text:style-name="L24">
              <text:list-item>
                <text:p text:style-name="P102">There are pretty much no restrictions on the name except that it not contain spaces and any <text:span text:style-name="T9">" signals an embedded string (which is also immediate).</text:span></text:p>
              </text:list-item>
              <text:list-item>
                <text:p text:style-name="P110">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84340616"/>super<text:alphabetical-index-mark-end text:id="IMark28434061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84340616"/>val:<text:alphabetical-index-mark-end text:id="IMark28434061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84340616"/>var:<text:alphabetical-index-mark-end text:id="IMark28434061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84340616"/>val@:<text:alphabetical-index-mark-end text:id="IMark28434061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84340616"/>var@:<text:alphabetical-index-mark-end text:id="IMark28434061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84340616"/>;<text:alphabetical-index-mark-end text:id="IMark284340616"/>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84340616"/>"<text:alphabetical-index-mark-end text:id="IMark28434061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284340616"/>-infinity<text:alphabetical-index-mark-end text:id="IMark28434061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84340616"/>.:<text:alphabetical-index-mark-end text:id="IMark284340616"/>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84340616"/>.::<text:alphabetical-index-mark-end text:id="IMark28434061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84340616"/>.append{<text:alphabetical-index-mark-end text:id="IMark28434061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84340616"/>.create{<text:alphabetical-index-mark-end text:id="IMark28434061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84340616"/>.dump<text:alphabetical-index-mark-end text:id="IMark28434061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84340616"/>.each{<text:alphabetical-index-mark-end text:id="IMark28434061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text:soft-page-break/></text:p>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84340616"/>.elapsed<text:alphabetical-index-mark-end text:id="IMark28434061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84340616"/>.map{<text:alphabetical-index-mark-end text:id="IMark28434061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84340616"/>.new{<text:alphabetical-index-mark-end text:id="IMark28434061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284340616"/>.open{<text:alphabetical-index-mark-end text:id="IMark28434061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84340616"/>.restart<text:alphabetical-index-mark-end text:id="IMark28434061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284340616"/>.select{<text:alphabetical-index-mark-end text:id="IMark28434061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84340616"/>.to_s<text:alphabetical-index-mark-end text:id="IMark284340616"/> [a_string]</text:h>
            <text:p text:style-name="Text_20_body">Routing: TOS</text:p>
            <text:p text:style-name="P1">Convert the virtual machine to a string.</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84340616"/>.start<text:alphabetical-index-mark-end text:id="IMark28434061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84340616"/>.vm_name<text:alphabetical-index-mark-end text:id="IMark28434061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284340616"/>.with{<text:alphabetical-index-mark-end text:id="IMark28434061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84340616"/>:<text:alphabetical-index-mark-end text:id="IMark284340616"/> method_name … ; []</text:h>
            <text:p text:style-name="Text_20_body">Routing: VM</text:p>
            <text:p text:style-name="P1">This method is used to define a method on the virtual machine. These methods execute normally with to the current mode.</text:p>
            <text:p text:style-name="P1">Notes</text:p>
            <text:list xml:id="list40678883" text:continue-numbering="true" text:style-name="L24">
              <text:list-item>
                <text:p text:style-name="P102">There are pretty much no restrictions on the name except that it not contain spaces and any <text:span text:style-name="T9">" signals an embedded string.</text:span></text:p>
              </text:list-item>
              <text:list-item>
                <text:p text:style-name="P110">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84340760"/>super<text:alphabetical-index-mark-end text:id="IMark28434076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84340760"/>val:<text:alphabetical-index-mark-end text:id="IMark28434076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84340760"/>var:<text:alphabetical-index-mark-end text:id="IMark28434076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84340760"/>val@:<text:alphabetical-index-mark-end text:id="IMark28434076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84340760"/>var@:<text:alphabetical-index-mark-end text:id="IMark28434076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284340760"/>;<text:alphabetical-index-mark-end text:id="IMark284340760"/>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84340760"/>?dup<text:alphabetical-index-mark-end text:id="IMark28434076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84340760"/>[<text:alphabetical-index-mark-end text:id="IMark28434076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84340760"/>accept<text:alphabetical-index-mark-end text:id="IMark28434076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84340760"/>accept"<text:alphabetical-index-mark-end text:id="IMark28434076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84340760"/>begin<text:alphabetical-index-mark-end text:id="IMark28434076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84340760"/>while<text:alphabetical-index-mark-end text:id="IMark284340760"/>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284340760"/>until<text:alphabetical-index-mark-end text:id="IMark284340760"/>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284340760"/>again<text:alphabetical-index-mark-end text:id="IMark284340760"/>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284340760"/>repeat<text:alphabetical-index-mark-end text:id="IMark284340760"/>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84340760"/>class:<text:alphabetical-index-mark-end text:id="IMark28434076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84340760"/>clone<text:alphabetical-index-mark-end text:id="IMark28434076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6">"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284340760"/>complex<text:alphabetical-index-mark-end text:id="IMark284340760"/>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284340760"/>copy<text:alphabetical-index-mark-end text:id="IMark28434076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6">"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284340760"/>cr<text:alphabetical-index-mark-end text:id="IMark28434076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84340760"/>do<text:alphabetical-index-mark-end text:id="IMark28434076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84340760"/>i<text:alphabetical-index-mark-end text:id="IMark284340760"/>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284340760"/>j<text:alphabetical-index-mark-end text:id="IMark284340760"/>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84340760"/>-i<text:alphabetical-index-mark-end text:id="IMark284340760"/>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84340760"/>-j<text:alphabetical-index-mark-end text:id="IMark284340760"/>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do … <text:alphabetical-index-mark-start text:id="IMark284340760"/>loop<text:alphabetical-index-mark-end text:id="IMark284340760"/>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do … <text:alphabetical-index-mark-start text:id="IMark284340760"/>+loop<text:alphabetical-index-mark-end text:id="IMark284340760"/>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84340760"/>dpr<text:alphabetical-index-mark-end text:id="IMark28434076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84340760"/>drop<text:alphabetical-index-mark-end text:id="IMark28434076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284340760"/>dup<text:alphabetical-index-mark-end text:id="IMark28434076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6">"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284340760"/>e<text:alphabetical-index-mark-end text:id="IMark28434076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84340760"/>epsilon<text:alphabetical-index-mark-end text:id="IMark28434076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84340760"/>false<text:alphabetical-index-mark-end text:id="IMark28434076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284340760"/>if<text:alphabetical-index-mark-end text:id="IMark28434076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284340760"/>else<text:alphabetical-index-mark-end text:id="IMark284340760"/>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if … <text:alphabetical-index-mark-start text:id="IMark284340760"/>then<text:alphabetical-index-mark-end text:id="IMark284340760"/>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84340760"/>infinity<text:alphabetical-index-mark-end text:id="IMark28434076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284340760"/>load"<text:alphabetical-index-mark-end text:id="IMark28434076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84340760"/>max_float<text:alphabetical-index-mark-end text:id="IMark28434076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84340760"/>min_float<text:alphabetical-index-mark-end text:id="IMark28434076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84340760"/>nan<text:alphabetical-index-mark-end text:id="IMark28434076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84340760"/>nil<text:alphabetical-index-mark-end text:id="IMark28434076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284340760"/>nip<text:alphabetical-index-mark-end text:id="IMark28434076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84340760"/>over<text:alphabetical-index-mark-end text:id="IMark28434076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84340760"/>pause<text:alphabetical-index-mark-end text:id="IMark28434076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84340760"/>pi<text:alphabetical-index-mark-end text:id="IMark28434076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84340760"/>pick<text:alphabetical-index-mark-end text:id="IMark28434076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h text:style-name="Heading_20_3" text:outline-level="3">[numerator denominator] <text:alphabetical-index-mark-start text:id="IMark284340760"/>rational<text:alphabetical-index-mark-end text:id="IMark284340760"/> [a_rational]</text:h>
            <text:p text:style-name="Text_20_body">Routing: VM</text:p>
            <text:p text:style-name="P1">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3 4 rational</text:p>
          </table:table-cell>
          <table:table-cell table:style-name="Table333.B2" office:value-type="string">
            <text:p text:style-name="P2">3/4</text:p>
          </table:table-cell>
        </table:table-row>
        <table:table-row table:style-name="Table333.1">
          <table:table-cell table:style-name="Table333.A2" office:value-type="string">
            <text:p text:style-name="Snippet">3.5 4 rational</text:p>
          </table:table-cell>
          <table:table-cell table:style-name="Table333.B2" office:value-type="string">
            <text:p text:style-name="P2">7/8</text:p>
          </table:table-cell>
        </table:table-row>
        <table:table-row table:style-name="Table333.1">
          <table:table-cell table:style-name="Table333.A2" office:value-type="string">
            <text:p text:style-name="Snippet">4 3.5 rational</text:p>
          </table:table-cell>
          <table:table-cell table:style-name="Table333.B2" office:value-type="string">
            <text:p text:style-name="P2">8/7</text:p>
          </table:table-cell>
        </table:table-row>
        <table:table-row table:style-name="Table333.1">
          <table:table-cell table:style-name="Table333.A2" office:value-type="string">
            <text:p text:style-name="Snippet">1+2i 3 rational</text:p>
          </table:table-cell>
          <table:table-cell table:style-name="Table333.B2" office:value-type="string">
            <text:p text:style-name="P2">1/3+2/3i</text:p>
          </table:table-cell>
        </table:table-row>
        <table:table-row table:style-name="Table333.1">
          <table:table-cell table:style-name="Table333.A2" office:value-type="string">
            <text:p text:style-name="Snippet">3.1 4 rational</text:p>
          </table:table-cell>
          <table:table-cell table:style-name="Table333.B2" office:value-type="string">
            <text:p text:style-name="P2">6980579422424269/9007199254740992</text:p>
          </table:table-cell>
        </table:table-row>
        <table:table-row table:style-name="Table333.1">
          <table:table-cell table:style-name="Table333.A2" office:value-type="string">
            <text:p text:style-name="Snippet">"apple" 3 rational</text:p>
          </table:table-cell>
          <table:table-cell table:style-name="Table333.B2" office:value-type="string">
            <text:p text:style-name="P2">F40: Cannot coerce a String instance, Fixnum instance to a Rational</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84340760"/>rot<text:alphabetical-index-mark-end text:id="IMark28434076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84340760"/>self<text:alphabetical-index-mark-end text:id="IMark28434076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gt;<text:span text:style-name="T12">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Snippet">&gt;<text:span text:style-name="T12">class: MyClass</text:span></text:p>
            <text:p text:style-name="Snippet">&gt;<text:span text:style-name="T12">MyClass .: .who_r_u self ;</text:span></text:p>
            <text:p text:style-name="Snippet">&gt;<text:span text:style-name="T12">MyClass .new .who_r_u .name</text:span></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84340760"/>space<text:alphabetical-index-mark-end text:id="IMark28434076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84340760"/>spaces<text:alphabetical-index-mark-end text:id="IMark28434076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84340760"/>swap<text:alphabetical-index-mark-end text:id="IMark28434076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84340760"/>switch<text:alphabetical-index-mark-end text:id="IMark28434076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84340760"/>break<text:alphabetical-index-mark-end text:id="IMark284340760"/> []</text:h>
            <text:p text:style-name="Text_20_body">Routing:<text:span text:style-name="T13">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84340760"/>?break<text:alphabetical-index-mark-end text:id="IMark284340760"/> []</text:h>
            <text:p text:style-name="Text_20_body">Routing:<text:span text:style-name="T13">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switch … <text:alphabetical-index-mark-start text:id="IMark284340760"/>end<text:alphabetical-index-mark-end text:id="IMark284340760"/> []</text:h>
            <text:p text:style-name="Text_20_body">Routing:<text:span text:style-name="T13">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84340760"/>throw<text:span text:style-name="T9">"</text:span><text:alphabetical-index-mark-end text:id="IMark284340760"/><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throw<text:span text:style-name="T14">"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84340760"/>true<text:alphabetical-index-mark-end text:id="IMark28434076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84340760"/>try<text:alphabetical-index-mark-end text:id="IMark284340760"/> … end [unspecified]</text:h>
            <text:p text:style-name="Text_20_body">Routing: VM</text:p>
            <text:p text:style-name="P1">The try block is used to control and contain exceptions. The try block is composed of three sections: </text:p>
            <text:list xml:id="list73984858698873855" text:style-name="L25">
              <text:list-item>
                <text:p text:style-name="P103">The try section that contains the potentially error prone code.</text:p>
              </text:list-item>
              <text:list-item>
                <text:p text:style-name="P103">The optional catch section that responds to and processes exceptions.</text:p>
              </text:list-item>
              <text:list-item>
                <text:p text:style-name="P103">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4"><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84343496"/>catch<text:alphabetical-index-mark-end text:id="IMark284343496"/> []</text:h>
            <text:p text:style-name="Text_20_body">Routing:<text:span text:style-name="T13">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84343496"/>?<text:span text:style-name="T9">"</text:span><text:alphabetical-index-mark-end text:id="IMark284343496"/><text:span text:style-name="T9">error_code"</text:span> [a_boolean]</text:h>
            <text:p text:style-name="Text_20_body">Routing:<text:span text:style-name="T13">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7">Code</text:p>
          </table:table-cell>
          <table:table-cell table:style-name="Table449.B2" office:value-type="string">
            <text:p text:style-name="P17">Result</text:p>
          </table:table-cell>
        </table:table-row>
        <table:table-row table:style-name="Table449.1">
          <table:table-cell table:style-name="Table449.A2" office:value-type="string">
            <text:p text:style-name="Snippet">?<text:span text:style-name="T14">"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4">"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4">"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84343496"/>bounce<text:alphabetical-index-mark-end text:id="IMark284343496"/> []</text:h>
            <text:p text:style-name="Text_20_body">Routing:<text:span text:style-name="T13">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84343496"/>error<text:alphabetical-index-mark-end text:id="IMark284343496"/> [a_string]</text:h>
            <text:p text:style-name="Text_20_body">Routing:<text:span text:style-name="T13">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84343496"/>finally<text:alphabetical-index-mark-end text:id="IMark284343496"/> []</text:h>
            <text:p text:style-name="Text_20_body">Routing:<text:span text:style-name="T13">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try … <text:alphabetical-index-mark-start text:id="IMark284343496"/>end<text:alphabetical-index-mark-end text:id="IMark284343496"/> [after]</text:h>
            <text:p text:style-name="Text_20_body">Routing:<text:span text:style-name="T13">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84343496"/>tuck<text:alphabetical-index-mark-end text:id="IMark28434349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84343496"/>val#:<text:alphabetical-index-mark-end text:id="IMark28434349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84343496"/>val$:<text:alphabetical-index-mark-end text:id="IMark28434349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84343496"/>var#:<text:alphabetical-index-mark-end text:id="IMark28434349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84343496"/>var$:<text:alphabetical-index-mark-end text:id="IMark28434349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84343496"/>vm<text:alphabetical-index-mark-end text:id="IMark28434349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84343496"/>{<text:alphabetical-index-mark-end text:id="IMark28434349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84343496"/>{{<text:alphabetical-index-mark-end text:id="IMark28434349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3351468"/>Commands<text:alphabetical-index-mark-end text:id="IMark153351468"/></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ext:soft-page-break/>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ext:soft-page-break/>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ext:soft-page-break/>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ext:soft-page-break/>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53351468"/>)entries<text:alphabetical-index-mark-end text:id="IMark15335146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0">0</text:p>
          <text:p text:style-name="P79">0&lt;<text:tab/>117</text:p>
          <text:p text:style-name="P79">0&lt;=<text:tab/>117</text:p>
          <text:p text:style-name="P79">0&lt;=&gt;<text:tab/>118</text:p>
          <text:p text:style-name="P79">0&lt;&gt; <text:tab/>118</text:p>
          <text:p text:style-name="P79">0=<text:tab/>118</text:p>
          <text:p text:style-name="P79">0&gt;<text:tab/>119</text:p>
          <text:p text:style-name="P79">0&gt;=<text:tab/>119</text:p>
          <text:p text:style-name="P80">1</text:p>
          <text:p text:style-name="P79">1-<text:tab/>119</text:p>
          <text:p text:style-name="P79">1+<text:tab/>119</text:p>
          <text:p text:style-name="P80">2</text:p>
          <text:p text:style-name="P79">2-<text:tab/>120</text:p>
          <text:p text:style-name="P79">2*<text:tab/>95, 120</text:p>
          <text:p text:style-name="P79">2/<text:tab/>95, 121</text:p>
          <text:p text:style-name="P79">2+<text:tab/>120</text:p>
          <text:p text:style-name="P80">A</text:p>
          <text:p text:style-name="P79">accept<text:tab/>179</text:p>
          <text:p text:style-name="P79">accept"<text:tab/>179</text:p>
          <text:p text:style-name="P79">again<text:tab/>24, 180</text:p>
          <text:p text:style-name="P79">and<text:tab/>97</text:p>
          <text:p text:style-name="P79">Archive<text:tab/>11</text:p>
          <text:p text:style-name="P79">Array<text:tab/>61</text:p>
          <text:p text:style-name="P80">B</text:p>
          <text:p text:style-name="P79">begin<text:tab/>24, 180</text:p>
          <text:p text:style-name="P79">Boolean<text:tab/>59</text:p>
          <text:p text:style-name="P79">bounce<text:tab/>35, 37, 193</text:p>
          <text:p text:style-name="P79">break<text:tab/>191</text:p>
          <text:p text:style-name="P80">C</text:p>
          <text:p text:style-name="P79">catch<text:tab/>34, 37, 193</text:p>
          <text:p text:style-name="P79">Class<text:tab/>75</text:p>
          <text:p text:style-name="P79">class:<text:tab/>79, 181</text:p>
          <text:p text:style-name="P79">Classes<text:tab/>45</text:p>
          <text:p text:style-name="P79">clone<text:tab/>29, 181</text:p>
          <text:p text:style-name="P79">com<text:tab/>97</text:p>
          <text:p text:style-name="P79">Commands<text:tab/>79, 197</text:p>
          <text:p text:style-name="P79">complex<text:tab/>181</text:p>
          <text:p text:style-name="P79">Complex<text:tab/>81</text:p>
          <text:p text:style-name="P79">copy<text:tab/>29, 182</text:p>
          <text:p text:style-name="P79">cr<text:tab/>182</text:p>
          <text:p text:style-name="P80">D</text:p>
          <text:p text:style-name="P79">Declarations<text:tab/>25</text:p>
          <text:p text:style-name="P79">Demo.rb<text:tab/>10</text:p>
          <text:p text:style-name="P79">distinct?<text:tab/>134</text:p>
          <text:p text:style-name="P79">do<text:tab/>22, 182</text:p>
          <text:p text:style-name="P79">do_map_name<text:tab/>55</text:p>
          <text:p text:style-name="P79">dpr<text:tab/>100, 184</text:p>
          <text:p text:style-name="P79">drop<text:tab/>18, 184</text:p>
          <text:p text:style-name="P79">Duck Typing<text:tab/>25</text:p>
          <text:p text:style-name="P79">dup<text:tab/>18, 29, 185</text:p>
          <text:p text:style-name="P80">E</text:p>
          <text:p text:style-name="P79">e<text:tab/>101, 185</text:p>
          <text:p text:style-name="P79">else<text:tab/>20, 186</text:p>
          <text:p text:style-name="P79">end<text:tab/>191, 194</text:p>
          <text:p text:style-name="P79">epsilon<text:tab/>101, 185</text:p>
          <text:p text:style-name="P79">error<text:tab/>193</text:p>
          <text:p text:style-name="P80">F</text:p>
          <text:p text:style-name="P79">false<text:tab/>185</text:p>
          <text:p text:style-name="P79">FalseClass<text:tab/>59, 83</text:p>
          <text:p text:style-name="P79">finally<text:tab/>36, 37, 194</text:p>
          <text:p text:style-name="P79">Float<text:tab/>85</text:p>
          <text:p text:style-name="P80">H</text:p>
          <text:p text:style-name="P79">Hash<text:tab/>86</text:p>
          <text:p text:style-name="P80">I</text:p>
          <text:p text:style-name="P79">i<text:tab/>22, 183</text:p>
          <text:p text:style-name="P79">identical?<text:tab/>134</text:p>
          <text:p text:style-name="P79">if<text:tab/>20, 186</text:p>
          <text:p text:style-name="P79">infinity<text:tab/>101, 186</text:p>
          <text:p text:style-name="P79">Inheritance<text:tab/>46</text:p>
          <text:p text:style-name="P79">InStream<text:tab/>90</text:p>
          <text:p text:style-name="P79">Integer<text:tab/>93</text:p>
          <text:p text:style-name="P80">J</text:p>
          <text:p text:style-name="P79">j<text:tab/>22, 183</text:p>
          <text:p text:style-name="P80">K</text:p>
          <text:p text:style-name="P79">Known Issues<text:tab/>11</text:p>
          <text:p text:style-name="P80">L</text:p>
          <text:p text:style-name="P79">Late Binding<text:tab/>46</text:p>
          <text:p text:style-name="P79">load"<text:tab/>187</text:p>
          <text:p text:style-name="P79">loop<text:tab/>22, 184</text:p>
          <text:p text:style-name="P80">M</text:p>
          <text:p text:style-name="P79">max<text:tab/>134</text:p>
          <text:p text:style-name="P79">max_float<text:tab/>101, 187</text:p>
          <text:p text:style-name="P79">Method Mapping<text:tab/>47</text:p>
          <text:p text:style-name="P79">Methods<text:tab/>46</text:p>
          <text:p text:style-name="P79">min<text:tab/>135</text:p>
          <text:p text:style-name="P79">min_float<text:tab/>102, 187</text:p>
          <text:p text:style-name="P79">mod<text:tab/>123</text:p>
          <text:p text:style-name="P79">Mutation<text:tab/>27</text:p>
          <text:p text:style-name="P80">N</text:p>
          <text:p text:style-name="P79">nan<text:tab/>102, 187</text:p>
          <text:p text:style-name="P79">neg<text:tab/>123</text:p>
          <text:p text:style-name="P79">nil<text:tab/>187</text:p>
          <text:p text:style-name="P79">nil&lt;&gt;<text:tab/>135</text:p>
          <text:p text:style-name="P79">nil=<text:tab/>135</text:p>
          <text:p text:style-name="P79">NilClass<text:tab/>59, 98</text:p>
          <text:p text:style-name="P79">nip<text:tab/>18, 188</text:p>
          <text:p text:style-name="P79">not<text:tab/>136</text:p>
          <text:p text:style-name="P79">Numeric<text:tab/>60, 100</text:p>
          <text:p text:style-name="P80">O</text:p>
          <text:p text:style-name="P79">Object<text:tab/>59, 124</text:p>
          <text:p text:style-name="P79">or<text:tab/>97</text:p>
          <text:p text:style-name="P79">OutStream<text:tab/>138</text:p>
          <text:p text:style-name="P79">over<text:tab/>18, 188</text:p>
          <text:p text:style-name="P80">P</text:p>
          <text:p text:style-name="P79">pause<text:tab/>188</text:p>
          <text:p text:style-name="P79">pi<text:tab/>102, 188</text:p>
          <text:p text:style-name="P79">pick<text:tab/>18, 189</text:p>
          <text:p text:style-name="P79">Polymorphism<text:tab/>46</text:p>
          <text:p text:style-name="P79">Procedure<text:tab/>143</text:p>
          <text:p text:style-name="P79">Prototypes<text:tab/>46</text:p>
          <text:p text:style-name="P80">Q</text:p>
          <text:p text:style-name="P79">Queue<text:tab/>145</text:p>
          <text:p text:style-name="P80">R</text:p>
          <text:p text:style-name="P79">Rake<text:tab/>10</text:p>
          <text:p text:style-name="P79">rational<text:tab/>189</text:p>
          <text:p text:style-name="P79">Rational<text:tab/>147</text:p>
          <text:p text:style-name="P79">Referencing<text:tab/>26</text:p>
          <text:p text:style-name="P79">repeat<text:tab/>24, 181</text:p>
          <text:p text:style-name="P79">rot<text:tab/>189</text:p>
          <text:p text:style-name="P79">Routing<text:tab/>52</text:p>
          <text:p text:style-name="P80">S</text:p>
          <text:p text:style-name="P79">Scoping<text:tab/>25</text:p>
          <text:p text:style-name="P79">self<text:tab/>57, 190</text:p>
          <text:p text:style-name="P79">space<text:tab/>190</text:p>
          <text:p text:style-name="P79">spaces<text:tab/>190</text:p>
          <text:p text:style-name="P79">Stack<text:tab/>148</text:p>
          <text:p text:style-name="P79">String<text:tab/>150</text:p>
          <text:p text:style-name="P79">super<text:tab/>76, 126, 172, 177</text:p>
          <text:p text:style-name="P79">swap<text:tab/>19, 190</text:p>
          <text:p text:style-name="P79">switch<text:tab/>20, 191</text:p>
          <text:p text:style-name="P79">SymbolMap<text:tab/>47</text:p>
          <text:p text:style-name="P80">T</text:p>
          <text:p text:style-name="P79">Testing<text:tab/>10</text:p>
          <text:p text:style-name="P79">Thanks<text:tab/>8</text:p>
          <text:p text:style-name="P79">then<text:tab/>20, 186</text:p>
          <text:p text:style-name="P79">Thread<text:tab/>167</text:p>
          <text:p text:style-name="P79">throw"<text:tab/>38, 192</text:p>
          <text:p text:style-name="P79">true<text:tab/>192</text:p>
          <text:p text:style-name="P79">TrueClass<text:tab/>59, 170</text:p>
          <text:p text:style-name="P79">try<text:tab/>34, 37, 192</text:p>
          <text:p text:style-name="P79">tuck<text:tab/>19, 194</text:p>
          <text:p text:style-name="P79">Typing<text:tab/>25</text:p>
          <text:p text:style-name="P80">U</text:p>
          <text:p text:style-name="P79">until<text:tab/>24, 180</text:p>
          <text:p text:style-name="P80">V</text:p>
          <text:p text:style-name="P79">v<text:tab/>67, 69, 72, 88</text:p>
          <text:p text:style-name="P79">val:<text:tab/>25, 76, 125, 172, 178</text:p>
          <text:p text:style-name="P79">val@:<text:tab/>26, 76, 125, 173, 178</text:p>
          <text:p text:style-name="P79">val#:<text:tab/>26, 194</text:p>
          <text:p text:style-name="P79">val$:<text:tab/>26, 195</text:p>
          <text:p text:style-name="P79">var:<text:tab/>25, 76, 125, 172, 178</text:p>
          <text:p text:style-name="P79">var@:<text:tab/>26, 77, 126, 173, 178</text:p>
          <text:p text:style-name="P79">var#:<text:tab/>26, 195</text:p>
          <text:p text:style-name="P79">var$:<text:tab/>26, 196</text:p>
          <text:p text:style-name="P79">VirtualMachine<text:tab/>171</text:p>
          <text:p text:style-name="P79">vm<text:tab/>196</text:p>
          <text:p text:style-name="P80">W</text:p>
          <text:p text:style-name="P79">while<text:tab/>180</text:p>
          <text:p text:style-name="P80">X</text:p>
          <text:p text:style-name="P79"><text:soft-page-break/>x<text:tab/>62, 67, 69, 72, 88</text:p>
          <text:p text:style-name="P79">xor<text:tab/>97</text:p>
          <text:p text:style-name="P80">^</text:p>
          <text:p text:style-name="P79">^^<text:tab/>84, 98, 133</text:p>
          <text:p text:style-name="P80">-</text:p>
          <text:p text:style-name="P79">-<text:tab/>104</text:p>
          <text:p text:style-name="P79">-&gt;<text:tab/>86</text:p>
          <text:p text:style-name="P79">-i<text:tab/>22, 183</text:p>
          <text:p text:style-name="P79">-infinity<text:tab/>100, 173</text:p>
          <text:p text:style-name="P79">-j<text:tab/>22, 183</text:p>
          <text:p text:style-name="P80">;</text:p>
          <text:p text:style-name="P79">;<text:tab/>77, 126, 173, 178</text:p>
          <text:p text:style-name="P80">:</text:p>
          <text:p text:style-name="P79">:<text:tab/>54, 177</text:p>
          <text:p text:style-name="P80">!</text:p>
          <text:p text:style-name="P79">!<text:tab/>64</text:p>
          <text:p text:style-name="P79">!:<text:tab/>172</text:p>
          <text:p text:style-name="P80">?</text:p>
          <text:p text:style-name="P79">?"<text:tab/>35, 37, 193</text:p>
          <text:p text:style-name="P79">?break<text:tab/>191</text:p>
          <text:p text:style-name="P79">?dup<text:tab/>179</text:p>
          <text:p text:style-name="P80">.</text:p>
          <text:p text:style-name="P79">.<text:tab/>124, 140</text:p>
          <text:p text:style-name="P79">.-left<text:tab/>66, 156</text:p>
          <text:p text:style-name="P79">.-mid<text:tab/>66, 156</text:p>
          <text:p text:style-name="P79">.-midlr<text:tab/>66, 156</text:p>
          <text:p text:style-name="P79">.-right<text:tab/>66, 157</text:p>
          <text:p text:style-name="P79">.:<text:tab/>54, 75, 173</text:p>
          <text:p text:style-name="P79">.::<text:tab/>54, 125, 174</text:p>
          <text:p text:style-name="P79">."<text:tab/>154</text:p>
          <text:p text:style-name="P79">.[]!<text:tab/>67, 87</text:p>
          <text:p text:style-name="P79">.[]@<text:tab/>67, 87</text:p>
          <text:p text:style-name="P79">.+left<text:tab/>64, 155</text:p>
          <text:p text:style-name="P79">.+mid<text:tab/>65, 155</text:p>
          <text:p text:style-name="P79">.+midlr<text:tab/>65, 155</text:p>
          <text:p text:style-name="P79">.+right<text:tab/>65, 156</text:p>
          <text:p text:style-name="P79">.1/x<text:tab/>104</text:p>
          <text:p text:style-name="P79">.10**<text:tab/>104</text:p>
          <text:p text:style-name="P79">.2**<text:tab/>105</text:p>
          <text:p text:style-name="P79">.abs<text:tab/>105</text:p>
          <text:p text:style-name="P79">.acos<text:tab/>105</text:p>
          <text:p text:style-name="P79">.acosh<text:tab/>106</text:p>
          <text:p text:style-name="P79">.angle<text:tab/>106</text:p>
          <text:p text:style-name="P79">.append<text:tab/>138</text:p>
          <text:p text:style-name="P79">.append{<text:tab/>139, 174</text:p>
          <text:p text:style-name="P79">.asin<text:tab/>106</text:p>
          <text:p text:style-name="P79">.asinh<text:tab/>107</text:p>
          <text:p text:style-name="P79">.atan<text:tab/>107</text:p>
          <text:p text:style-name="P79">.atan2<text:tab/>107</text:p>
          <text:p text:style-name="P79">.atanh<text:tab/>108</text:p>
          <text:p text:style-name="P79">.c2p<text:tab/>108</text:p>
          <text:p text:style-name="P79">.call<text:tab/>143, 157</text:p>
          <text:p text:style-name="P79">.cbrt<text:tab/>82, 108</text:p>
          <text:p text:style-name="P79">.ceil<text:tab/>108</text:p>
          <text:p text:style-name="P79">.cjust<text:tab/>157</text:p>
          <text:p text:style-name="P79">.class<text:tab/>126</text:p>
          <text:p text:style-name="P79">.clear<text:tab/>145, 148</text:p>
          <text:p text:style-name="P79">.clone<text:tab/>29, 127</text:p>
          <text:p text:style-name="P79">.clone_exclude<text:tab/>31, 127</text:p>
          <text:p text:style-name="P79">.close<text:tab/>91, 140</text:p>
          <text:p text:style-name="P79">.conjugate<text:tab/>109</text:p>
          <text:p text:style-name="P79">.contains?<text:tab/>157</text:p>
          <text:p text:style-name="P79">.copy<text:tab/>29, 127</text:p>
          <text:p text:style-name="P79">.cos<text:tab/>109</text:p>
          <text:p text:style-name="P79">.cosh<text:tab/>109</text:p>
          <text:p text:style-name="P79">.cr<text:tab/>140</text:p>
          <text:p text:style-name="P79">.create<text:tab/>139</text:p>
          <text:p text:style-name="P79">.create{<text:tab/>139, 174</text:p>
          <text:p text:style-name="P79">.cube<text:tab/>109</text:p>
          <text:p text:style-name="P79">.current<text:tab/>167</text:p>
          <text:p text:style-name="P79">.d2r<text:tab/>110</text:p>
          <text:p text:style-name="P79">.denominator<text:tab/>110</text:p>
          <text:p text:style-name="P79">.dump<text:tab/>174</text:p>
          <text:p text:style-name="P79">.e**<text:tab/>82, 110</text:p>
          <text:p text:style-name="P79">.each{<text:tab/>67, 87, 174</text:p>
          <text:p text:style-name="P79">.elapsed<text:tab/>175</text:p>
          <text:p text:style-name="P79">.emit<text:tab/>110, 140, 158</text:p>
          <text:p text:style-name="P79">.empty?<text:tab/>145, 148</text:p>
          <text:p text:style-name="P79">.eval<text:tab/>158</text:p>
          <text:p text:style-name="P79">.even?<text:tab/>94</text:p>
          <text:p text:style-name="P79">.floor<text:tab/>111</text:p>
          <text:p text:style-name="P79">.fmt<text:tab/>158</text:p>
          <text:p text:style-name="P79">.fmt"<text:tab/>158</text:p>
          <text:p text:style-name="P79">.gcd<text:tab/>94</text:p>
          <text:p text:style-name="P79">.get_all<text:tab/>90</text:p>
          <text:p text:style-name="P79">.getc<text:tab/>92</text:p>
          <text:p text:style-name="P79">.gets<text:tab/>92</text:p>
          <text:p text:style-name="P79">.hypot<text:tab/>111</text:p>
          <text:p text:style-name="P79">.imaginary<text:tab/>111</text:p>
          <text:p text:style-name="P79">.init<text:tab/>26, 128</text:p>
          <text:p text:style-name="P79">.is_class?<text:tab/>77, 128</text:p>
          <text:p text:style-name="P79">.keys<text:tab/>88</text:p>
          <text:p text:style-name="P79">.lcm<text:tab/>94</text:p>
          <text:p text:style-name="P79">.left<text:tab/>68, 159</text:p>
          <text:p text:style-name="P79">.left?<text:tab/>159</text:p>
          <text:p text:style-name="P79">.length<text:tab/>68, 145, 148, 159</text:p>
          <text:p text:style-name="P79">.lines<text:tab/>159</text:p>
          <text:p text:style-name="P79">.list<text:tab/>167</text:p>
          <text:p text:style-name="P79">.ljust<text:tab/>160</text:p>
          <text:p text:style-name="P79">.ln<text:tab/>111</text:p>
          <text:p text:style-name="P79">.load<text:tab/>160</text:p>
          <text:p text:style-name="P79">.log10<text:tab/>112</text:p>
          <text:p text:style-name="P79">.log2<text:tab/>112</text:p>
          <text:p text:style-name="P79">.lstrip<text:tab/>160</text:p>
          <text:p text:style-name="P79">.magnitude<text:tab/>112</text:p>
          <text:p text:style-name="P79">.main<text:tab/>168</text:p>
          <text:p text:style-name="P79">.map{<text:tab/>69, 175</text:p>
          <text:p text:style-name="P79">.max<text:tab/>70</text:p>
          <text:p text:style-name="P79">.mid<text:tab/>70, 160</text:p>
          <text:p text:style-name="P79">.mid?<text:tab/>161</text:p>
          <text:p text:style-name="P79">.midlr<text:tab/>70, 161</text:p>
          <text:p text:style-name="P79">.min<text:tab/>71</text:p>
          <text:p text:style-name="P79">.name<text:tab/>128</text:p>
          <text:p text:style-name="P79">.new<text:tab/>62, 77</text:p>
          <text:p text:style-name="P79">.new_size<text:tab/>63</text:p>
          <text:p text:style-name="P79">.new_value<text:tab/>63</text:p>
          <text:p text:style-name="P79">.new_values<text:tab/>63</text:p>
          <text:p text:style-name="P79">.new{<text:tab/>62, 175</text:p>
          <text:p text:style-name="P79">.numerator<text:tab/>113</text:p>
          <text:p text:style-name="P79">.odd?<text:tab/>94</text:p>
          <text:p text:style-name="P79">.open<text:tab/>91</text:p>
          <text:p text:style-name="P79">.open{<text:tab/>91, 175</text:p>
          <text:p text:style-name="P79">.p2c<text:tab/>113</text:p>
          <text:p text:style-name="P79">.parent_class<text:tab/>78</text:p>
          <text:p text:style-name="P79">.peek<text:tab/>149</text:p>
          <text:p text:style-name="P79">.pend<text:tab/>146</text:p>
          <text:p text:style-name="P79">.polar<text:tab/>113</text:p>
          <text:p text:style-name="P79">.pop<text:tab/>146, 149</text:p>
          <text:p text:style-name="P79">.posn<text:tab/>161</text:p>
          <text:p text:style-name="P79">.pp<text:tab/>71, 89</text:p>
          <text:p text:style-name="P79">.push<text:tab/>146, 149</text:p>
          <text:p text:style-name="P79">.r2d<text:tab/>114</text:p>
          <text:p text:style-name="P79">.real<text:tab/>114</text:p>
          <text:p text:style-name="P79">.restart<text:tab/>175</text:p>
          <text:p text:style-name="P79">.reverse<text:tab/>71, 162</text:p>
          <text:p text:style-name="P79">.right<text:tab/>71, 162</text:p>
          <text:p text:style-name="P79">.right?<text:tab/>162</text:p>
          <text:p text:style-name="P79">.rjust<text:tab/>162</text:p>
          <text:p text:style-name="P79">.round<text:tab/>114</text:p>
          <text:p text:style-name="P79">.rstrip<text:tab/>163</text:p>
          <text:p text:style-name="P79">.select{<text:tab/>72, 176</text:p>
          <text:p text:style-name="P79">.shuffle<text:tab/>73</text:p>
          <text:p text:style-name="P79">.sin<text:tab/>114</text:p>
          <text:p text:style-name="P79">.sinh<text:tab/>115</text:p>
          <text:p text:style-name="P79">.sleep<text:tab/>115</text:p>
          <text:p text:style-name="P79">.sort<text:tab/>73</text:p>
          <text:p text:style-name="P79">.space<text:tab/>141</text:p>
          <text:p text:style-name="P79">.spaces<text:tab/>141</text:p>
          <text:p text:style-name="P79">.split<text:tab/>82, 147, 163</text:p>
          <text:p text:style-name="P79">.sqr<text:tab/>115</text:p>
          <text:p text:style-name="P79">.sqrt<text:tab/>82, 116</text:p>
          <text:p text:style-name="P79">.start<text:tab/>144, 176</text:p>
          <text:p text:style-name="P79">.strip<text:tab/>163</text:p>
          <text:p text:style-name="P79">.strlen<text:tab/>129</text:p>
          <text:p text:style-name="P79">.strmax<text:tab/>73</text:p>
          <text:p text:style-name="P79">.strmax2<text:tab/>89</text:p>
          <text:p text:style-name="P79">.subclass:<text:tab/>78</text:p>
          <text:p text:style-name="P79">.tan<text:tab/>116</text:p>
          <text:p text:style-name="P79">.tanh<text:tab/>116</text:p>
          <text:p text:style-name="P79">.throw<text:tab/>38, 163</text:p>
          <text:p text:style-name="P79">.to_f<text:tab/>129</text:p>
          <text:p text:style-name="P79">.to_f!<text:tab/>129</text:p>
          <text:p text:style-name="P79">.to_i<text:tab/>129</text:p>
          <text:p text:style-name="P79">.to_i!<text:tab/>130</text:p>
          <text:p text:style-name="P79">.to_lower<text:tab/>164</text:p>
          <text:p text:style-name="P79">.to_n<text:tab/>130</text:p>
          <text:p text:style-name="P79">.to_n!<text:tab/>130</text:p>
          <text:p text:style-name="P79">.to_r<text:tab/>131</text:p>
          <text:p text:style-name="P79">.to_r!<text:tab/>131</text:p>
          <text:p text:style-name="P79">.to_s<text:tab/>78, 131, 176</text:p>
          <text:p text:style-name="P79">.to_upper<text:tab/>164</text:p>
          <text:p text:style-name="P79"><text:soft-page-break/>.to_x<text:tab/>132</text:p>
          <text:p text:style-name="P79">.to_x!<text:tab/>132</text:p>
          <text:p text:style-name="P79">.values<text:tab/>89</text:p>
          <text:p text:style-name="P79">.vm<text:tab/>168</text:p>
          <text:p text:style-name="P79">.vm_name<text:tab/>176</text:p>
          <text:p text:style-name="P79">.with{<text:tab/>58, 177</text:p>
          <text:p text:style-name="P80">"</text:p>
          <text:p text:style-name="P79">"<text:tab/>173</text:p>
          <text:p text:style-name="P80">)</text:p>
          <text:p text:style-name="P79">)context<text:tab/>49</text:p>
          <text:p text:style-name="P79">)context!<text:tab/>49</text:p>
          <text:p text:style-name="P79">)entries<text:tab/>202</text:p>
          <text:p text:style-name="P79">)methods<text:tab/>79, 136</text:p>
          <text:p text:style-name="P79">)stubs<text:tab/>80</text:p>
          <text:p text:style-name="P79">)vm<text:tab/>51</text:p>
          <text:p text:style-name="P79">)vm!<text:tab/>51</text:p>
          <text:p text:style-name="P80">[</text:p>
          <text:p text:style-name="P79">[<text:tab/>179</text:p>
          <text:p text:style-name="P80">{</text:p>
          <text:p text:style-name="P79">{<text:tab/>86, 196</text:p>
          <text:p text:style-name="P79">{{<text:tab/>143, 196</text:p>
          <text:p text:style-name="P80">}</text:p>
          <text:p text:style-name="P79">}<text:tab/>63, 68p., 72, 86, 88</text:p>
          <text:p text:style-name="P80">@</text:p>
          <text:p text:style-name="P79">@<text:tab/>74</text:p>
          <text:p text:style-name="P80">*</text:p>
          <text:p text:style-name="P79">*<text:tab/>103, 154</text:p>
          <text:p text:style-name="P79">**<text:tab/>103</text:p>
          <text:p text:style-name="P80">/</text:p>
          <text:p text:style-name="P79">/<text:tab/>117</text:p>
          <text:p text:style-name="P80">&amp;</text:p>
          <text:p text:style-name="P79">&amp;&amp;<text:tab/>83, 98, 124</text:p>
          <text:p text:style-name="P80">+</text:p>
          <text:p text:style-name="P79">+<text:tab/>64, 103, 154</text:p>
          <text:p text:style-name="P79">+loop<text:tab/>22, 184</text:p>
          <text:p text:style-name="P80">&lt;</text:p>
          <text:p text:style-name="P79">&lt;<text:tab/>121, 164</text:p>
          <text:p text:style-name="P79">&lt;&lt;<text:tab/>74, 96, 165</text:p>
          <text:p text:style-name="P79">&lt;=<text:tab/>121, 165</text:p>
          <text:p text:style-name="P79">&lt;=&gt;<text:tab/>122, 165</text:p>
          <text:p text:style-name="P79">&lt;&gt;<text:tab/>133</text:p>
          <text:p text:style-name="P80">=</text:p>
          <text:p text:style-name="P79">=<text:tab/>133</text:p>
          <text:p text:style-name="P80">&gt;</text:p>
          <text:p text:style-name="P79">&gt;<text:tab/>122, 166</text:p>
          <text:p text:style-name="P79">&gt;=<text:tab/>122, 166</text:p>
          <text:p text:style-name="P79">&gt;&gt;<text:tab/>96</text:p>
          <text:p text:style-name="P80">|</text:p>
          <text:p text:style-name="P79">||<text:tab/>84, 99, 136</text:p>
          <text:p text:style-name="P80">~</text:p>
          <text:p text:style-name="P79">~<text:tab/>141</text:p>
          <text:p text:style-name="P79">~"<text:tab/>141</text:p>
          <text:p text:style-name="P79">~cr<text:tab/>142</text:p>
          <text:p text:style-name="P79">~emit<text:tab/>142</text:p>
          <text:p text:style-name="P79">~getc<text:tab/>92</text:p>
          <text:p text:style-name="P79">~gets<text:tab/>92</text:p>
          <text:p text:style-name="P79">~space<text:tab/>142</text:p>
          <text:p text:style-name="P79">~spaces<text:tab/>142</text:p>
        </text:index-body>
      </text:alphabetical-index>
      <text:p text:style-name="P1"/>
      <text:h text:style-name="Heading_20_1" text:outline-level="1">Edit History:</text:h>
      <text:p text:style-name="Text_20_body"/>
      <text:p text:style-name="P1">PCC – December 14, 2014 – Initial draft of User's Guide started.</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6595496"/></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text:page-number> of <text:page-count>20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15H33M4S</meta:editing-duration>
    <meta:editing-cycles>2681</meta:editing-cycles>
    <meta:generator>OpenOffice/4.1.1$Win32 OpenOffice.org_project/411m6$Build-9775</meta:generator>
    <dc:date>2015-05-09T20:50:25.18</dc:date>
    <dc:creator>Peter Camilleri</dc:creator>
    <meta:printed-by>Peter Camilleri</meta:printed-by>
    <meta:print-date>2015-05-03T14:38:38.15</meta:print-date>
    <meta:document-statistic meta:table-count="459" meta:image-count="0" meta:object-count="0" meta:page-count="208" meta:paragraph-count="6768" meta:word-count="38132" meta:character-count="219946"/>
    <meta:template xlink:type="simple" xlink:actuate="onRequest" xlink:title="MyDefault" xlink:href="../../../../OpenOffice.org/3/user/template/MyDefault.ott" meta:date="2014-06-26T22:09:00.24"/>
  </office:meta>
</office:document-meta>
</file>